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2" svg:font-family="Arial"/>
    <style:font-face style:name="Courier New" svg:font-family="'Courier New'"/>
    <style:font-face style:name="Arial" svg:font-family="Arial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msFillGradient_20_2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background-visible="true" presentation:background-objects-visible="true" draw:fill="gradient" draw:fill-gradient-name="msFillGradient_20_4" presentation:display-footer="false" presentation:display-page-number="false" presentation:display-date-time="false"/>
    </style:style>
    <style:style style:name="dp6" style:family="drawing-page">
      <style:drawing-page-properties presentation:background-visible="true" presentation:background-objects-visible="true" draw:fill="gradient" draw:fill-gradient-name="msFillGradient_20_5" presentation:display-footer="false" presentation:display-page-number="false" presentation:display-date-time="false"/>
    </style:style>
    <style:style style:name="dp7" style:family="drawing-page">
      <style:drawing-page-properties presentation:background-visible="true" presentation:background-objects-visible="true" draw:fill="gradient" draw:fill-gradient-name="msFillGradient_20_6" presentation:display-footer="false" presentation:display-page-number="false" presentation:display-date-time="false"/>
    </style:style>
    <style:style style:name="dp8" style:family="drawing-page">
      <style:drawing-page-properties presentation:background-visible="true" presentation:background-objects-visible="true" draw:fill="gradient" draw:fill-gradient-name="msFillGradient_20_7" presentation:display-footer="false" presentation:display-page-number="false" presentation:display-date-time="false"/>
    </style:style>
    <style:style style:name="dp9" style:family="drawing-page">
      <style:drawing-page-properties presentation:background-visible="true" presentation:background-objects-visible="true" draw:fill="gradient" draw:fill-gradient-name="msFillGradient_20_8" presentation:display-footer="false" presentation:display-page-number="false" presentation:display-date-time="false"/>
    </style:style>
    <style:style style:name="dp10" style:family="drawing-page">
      <style:drawing-page-properties presentation:background-visible="true" presentation:background-objects-visible="true" draw:fill="gradient" draw:fill-gradient-name="msFillGradient_20_9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3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4" style:family="graphic" style:parent-style-name="standard">
      <style:graphic-properties draw:stroke="solid" svg:stroke-width="0.026cm" svg:stroke-color="#595959" draw:stroke-linejoin="round" svg:stroke-linecap="butt" draw:fill="solid" draw:fill-color="#351c75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5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vertical-align="top" draw:auto-grow-height="false" draw:fit-to-size="false" style:shrink-to-fit="false" fo:min-height="1.813cm" fo:min-width="7.426cm" fo:padding-top="0.254cm" fo:padding-bottom="0.254cm" fo:padding-left="0.254cm" fo:padding-right="0.254cm" fo:wrap-option="wrap"/>
      <style:paragraph-properties style:writing-mode="lr-tb"/>
    </style:style>
    <style:style style:name="gr6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3.497cm" fo:min-width="20.834cm" fo:padding-top="0.05cm" fo:padding-bottom="0.254cm" fo:padding-left="0.254cm" fo:padding-right="0.254cm" fo:wrap-option="wrap"/>
      <style:paragraph-properties style:writing-mode="lr-tb"/>
    </style:style>
    <style:style style:name="gr7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3.396cm" fo:min-width="20.834cm" fo:padding-top="0.05cm" fo:padding-bottom="0.254cm" fo:padding-left="0.254cm" fo:padding-right="0.254cm" fo:wrap-option="wrap"/>
      <style:paragraph-properties style:writing-mode="lr-tb"/>
    </style:style>
    <style:style style:name="gr8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4.596cm" fo:min-width="20.834cm" fo:padding-top="0.05cm" fo:padding-bottom="0.254cm" fo:padding-left="0.254cm" fo:padding-right="0.254cm" fo:wrap-option="wrap"/>
      <style:paragraph-properties style:writing-mode="lr-tb"/>
    </style:style>
    <style:style style:name="gr9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4.53cm" fo:min-width="20.834cm" fo:padding-top="0.05cm" fo:padding-bottom="0.254cm" fo:padding-left="0.254cm" fo:padding-right="0.254cm" fo:wrap-option="wrap"/>
      <style:paragraph-properties style:writing-mode="lr-tb"/>
    </style:style>
    <style:style style:name="gr10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4.819cm" fo:min-width="20.834cm" fo:padding-top="0.05cm" fo:padding-bottom="0.254cm" fo:padding-left="0.254cm" fo:padding-right="0.254cm" fo:wrap-option="wrap"/>
      <style:paragraph-properties style:writing-mode="lr-tb"/>
    </style:style>
    <style:style style:name="gr11" style:family="graphic" style:parent-style-name="standard">
      <style:graphic-properties draw:stroke="none" svg:stroke-width="0cm" draw:fill="solid" draw:fill-color="#351c75" draw:textarea-vertical-align="top" draw:auto-grow-height="false" draw:fit-to-size="false" style:shrink-to-fit="false" fo:min-height="0cm" fo:min-width="0cm" fo:padding-top="0.05cm" fo:padding-bottom="0.254cm" fo:padding-left="0.254cm" fo:padding-right="0.254cm" fo:wrap-option="wrap"/>
      <style:paragraph-properties style:writing-mode="lr-tb"/>
    </style:style>
    <style:style style:name="gr12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3.197cm" fo:min-width="22.653cm" fo:padding-top="0cm" fo:padding-bottom="0.254cm" fo:padding-left="0.254cm" fo:padding-right="0.254cm" fo:wrap-option="wrap"/>
      <style:paragraph-properties style:writing-mode="lr-tb"/>
    </style:style>
    <style:style style:name="gr13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3.359cm" fo:min-width="22.653cm" fo:padding-top="0.05cm" fo:padding-bottom="0.254cm" fo:padding-left="0.254cm" fo:padding-right="0.254cm" fo:wrap-option="wrap"/>
      <style:paragraph-properties style:writing-mode="lr-tb"/>
    </style:style>
    <style:style style:name="gr14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1.17cm" fo:min-width="20.834cm" fo:padding-top="0.05cm" fo:padding-bottom="0.254cm" fo:padding-left="0.254cm" fo:padding-right="0.254cm" fo:wrap-option="wrap"/>
      <style:paragraph-properties style:writing-mode="lr-tb"/>
    </style:style>
    <style:style style:name="gr15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1.218cm" fo:min-width="20.834cm" fo:padding-top="0.05cm" fo:padding-bottom="0.254cm" fo:padding-left="0.254cm" fo:padding-right="0.254cm" fo:wrap-option="wrap"/>
      <style:paragraph-properties style:writing-mode="lr-tb"/>
    </style:style>
    <style:style style:name="gr16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3.388cm" fo:min-width="20.834cm" fo:padding-top="0.05cm" fo:padding-bottom="0.254cm" fo:padding-left="0.254cm" fo:padding-right="0.254cm" fo:wrap-option="wrap"/>
      <style:paragraph-properties style:writing-mode="lr-tb"/>
    </style:style>
    <style:style style:name="gr17" style:family="graphic" style:parent-style-name="standard" style:list-style-name="L9">
      <style:graphic-properties draw:stroke="none" svg:stroke-width="0cm" draw:fill="solid" draw:fill-color="#351c75" draw:textarea-vertical-align="top" draw:auto-grow-height="false" draw:fit-to-size="false" style:shrink-to-fit="false" fo:min-height="2.238cm" fo:min-width="20.834cm" fo:padding-top="0.05cm" fo:padding-bottom="0.254cm" fo:padding-left="0.254cm" fo:padding-right="0.254cm" fo:wrap-option="wrap"/>
      <style:paragraph-properties style:writing-mode="lr-tb"/>
    </style:style>
    <style:style style:name="gr18" style:family="graphic" style:parent-style-name="standard">
      <style:graphic-properties draw:stroke="solid" svg:stroke-width="0.026cm" svg:stroke-color="#000000" draw:stroke-linejoin="round" svg:stroke-linecap="butt" draw:fill="solid" draw:fill-color="#f3f3f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  <style:paragraph-properties style:writing-mode="lr-tb"/>
    </style:style>
    <style:style style:name="gr19" style:family="graphic" style:parent-style-name="standard">
      <style:graphic-properties draw:stroke="solid" svg:stroke-width="0.026cm" svg:stroke-color="#000000" draw:stroke-linejoin="round" svg:stroke-linecap="butt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026cm" svg:stroke-color="#595959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26cm" svg:stroke-color="#000000" draw:marker-end="msArrowEnd_20_5" draw:marker-end-width="0.21cm" draw:marker-end-center="false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26cm" svg:stroke-color="#000000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 draw:shadow="visible" draw:shadow-offset-x="0.074cm" draw:shadow-offset-y="0.074cm" draw:shadow-color="#b45f06" draw:shadow-opacity="100%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-outline1">
      <style:graphic-properties fo:min-height="9.239cm"/>
      <style:paragraph-properties style:writing-mode="lr-tb"/>
    </style:style>
    <style:style style:name="pr1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9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0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1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2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3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4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5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6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7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8" style:family="presentation" style:parent-style-name="TITLE_5f_AND_5f_BODY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9" style:family="presentation" style:parent-style-name="SECTION_5f_HEADER-title">
      <style:graphic-properties draw:stroke="none" svg:stroke-width="0cm" draw:fill="none" draw:textarea-vertical-align="middle" draw:auto-grow-height="false" draw:fit-to-size="false" style:shrink-to-fit="false" fo:min-height="2.386cm" fo:padding-top="0.254cm" fo:padding-bottom="0.254cm" fo:padding-left="0.254cm" fo:padding-right="0.254cm" fo:wrap-option="wrap"/>
      <style:paragraph-properties style:writing-mode="lr-tb"/>
    </style:style>
    <style:style style:name="pr50" style:family="presentation" style:parent-style-name="SECTION_5f_HEADER-notes" style:list-style-name="L1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co1" style:family="table-column">
      <style:table-column-properties style:column-width="2.183cm" style:use-optimal-column-width="false"/>
    </style:style>
    <style:style style:name="co2" style:family="table-column">
      <style:table-column-properties style:column-width="4.919cm" style:use-optimal-column-width="false"/>
    </style:style>
    <style:style style:name="co3" style:family="table-column">
      <style:table-column-properties style:column-width="3.624cm" style:use-optimal-column-width="false"/>
    </style:style>
    <style:style style:name="co4" style:family="table-column">
      <style:table-column-properties style:column-width="2.244cm" style:use-optimal-column-width="false"/>
    </style:style>
    <style:style style:name="co5" style:family="table-column">
      <style:table-column-properties style:column-width="3.418cm" style:use-optimal-column-width="false"/>
    </style:style>
    <style:style style:name="co6" style:family="table-column">
      <style:table-column-properties style:column-width="3.767cm" style:use-optimal-column-width="false"/>
    </style:style>
    <style:style style:name="co7" style:family="table-column">
      <style:table-column-properties style:column-width="3.013cm" style:use-optimal-column-width="false"/>
    </style:style>
    <style:style style:name="co8" style:family="table-column">
      <style:table-column-properties style:column-width="1.934cm" style:use-optimal-column-width="false"/>
    </style:style>
    <style:style style:name="co9" style:family="table-column">
      <style:table-column-properties style:column-width="5.209cm" style:use-optimal-column-width="false"/>
    </style:style>
    <style:style style:name="co10" style:family="table-column">
      <style:table-column-properties style:column-width="5.353cm" style:use-optimal-column-width="false"/>
    </style:style>
    <style:style style:name="co11" style:family="table-column">
      <style:table-column-properties style:column-width="4.453cm" style:use-optimal-column-width="false"/>
    </style:style>
    <style:style style:name="co12" style:family="table-column">
      <style:table-column-properties style:column-width="3.158cm" style:use-optimal-column-width="false"/>
    </style:style>
    <style:style style:name="ro1" style:family="table-row">
      <style:table-row-properties style:row-height="1.218cm" style:use-optimal-row-height="false"/>
    </style:style>
    <style:style style:name="ro2" style:family="table-row">
      <style:table-row-properties style:row-height="1.062cm" style:use-optimal-row-height="false"/>
    </style:style>
    <style:style style:name="ce1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000000"/>
    </style:style>
    <style:style style:name="ce2" style:family="table-cell">
      <loext:graphic-properties draw:fill="none" draw:textarea-vertical-align="top" fo:padding-top="0.253cm" fo:padding-bottom="0.253cm" fo:padding-left="0.253cm" fo:padding-right="0.253cm"/>
      <style:paragraph-properties fo:border-left="0.37pt solid #434343" fo:border-right="0.37pt solid #434343" fo:border-top="0.37pt solid #000000" fo:border-bottom="0.37pt solid #434343"/>
    </style:style>
    <style:style style:name="ce3" style:family="table-cell">
      <loext:graphic-properties draw:fill="none" draw:textarea-vertical-align="top" fo:padding-top="0.253cm" fo:padding-bottom="0.253cm" fo:padding-left="0.253cm" fo:padding-right="0.253cm"/>
      <style:paragraph-properties fo:border="0.37pt solid #434343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writing-mode="lr-tb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writing-mode="lr-tb" style:font-independent-line-spacing="true"/>
      <style:text-properties fo:font-size="28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 draw:fill-color="#ffffff"/>
      <style:paragraph-properties fo:text-align="center" style:writing-mode="lr-tb" style:font-independent-line-spacing="true"/>
      <style:text-properties fo:font-size="11pt"/>
    </style:style>
    <style:style style:name="P6" style:family="paragraph">
      <loext:graphic-properties draw:fill="none"/>
      <style:paragraph-properties fo:text-align="center" style:writing-mode="lr-tb" style:font-independent-line-spacing="true"/>
      <style:text-properties fo:font-size="30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8" style:family="paragraph">
      <loext:graphic-properties draw:fill="none"/>
      <style:paragraph-properties fo:text-align="center" style:writing-mode="lr-tb" style:font-independent-line-spacing="true"/>
      <style:text-properties fo:font-size="2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10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text-properties fo:font-size="26pt" style:font-size-asian="26pt" style:font-size-complex="26pt"/>
    </style:style>
    <style:style style:name="P13" style:family="paragraph">
      <style:text-properties fo:hyphenate="false" loext:hyphenation-no-caps="false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15" style:family="paragraph">
      <loext:graphic-properties draw:fill="none"/>
      <style:paragraph-properties fo:text-align="center" style:writing-mode="lr-tb" style:font-independent-line-spacing="true"/>
      <style:text-properties fo:font-size="14pt"/>
    </style:style>
    <style:style style:name="P16" style:family="paragraph">
      <loext:graphic-properties draw:fill="solid" draw:fill-color="#eeeeee"/>
      <style:paragraph-properties fo:text-align="center" style:writing-mode="lr-tb" style:font-independent-line-spacing="true"/>
      <style:text-properties fo:font-size="14pt"/>
    </style:style>
    <style:style style:name="P17" style:family="paragraph">
      <loext:graphic-properties draw:fill="solid" draw:fill-color="#351c75"/>
      <style:paragraph-properties fo:text-align="center" style:writing-mode="lr-tb" style:font-independent-line-spacing="true"/>
      <style:text-properties fo:font-size="14pt"/>
    </style:style>
    <style:style style:name="P18" style:family="paragraph">
      <loext:graphic-properties draw:fill="solid" draw:fill-color="#eeeeee"/>
      <style:paragraph-properties fo:margin-left="0cm" fo:margin-right="0cm" fo:margin-top="0cm" fo:margin-bottom="0cm" fo:line-height="100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9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0" style:family="paragraph">
      <loext:graphic-properties draw:fill="solid" draw:fill-color="#351c75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21" style:family="paragraph">
      <style:paragraph-properties fo:margin-left="3.81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</style:style>
    <style:style style:name="P22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  <style:text-properties fo:font-size="24pt" fo:background-color="transparent" style:font-size-asian="24pt" style:font-size-complex="24pt"/>
    </style:style>
    <style:style style:name="P23" style:family="paragraph">
      <loext:graphic-properties draw:fill="solid" draw:fill-color="#351c75"/>
      <style:paragraph-properties fo:margin-left="0cm" fo:margin-right="0cm" fo:margin-top="0cm" fo:margin-bottom="0cm" fo:line-height="115%" fo:text-align="start" fo:text-indent="0cm" style:writing-mode="lr-tb" style:font-independent-line-spacing="true">
        <style:tab-stops>
          <style:tab-stop style:position="0cm"/>
        </style:tab-stops>
      </style:paragraph-properties>
      <style:text-properties fo:font-size="24pt" fo:background-color="transparent" style:font-size-asian="24pt" style:font-size-complex="24pt"/>
    </style:style>
    <style:style style:name="P24" style:family="paragraph">
      <style:paragraph-properties fo:margin-left="1.27cm" fo:margin-right="0cm" fo:margin-top="0cm" fo:margin-bottom="0cm" fo:line-height="115%" fo:text-align="start" fo:text-indent="1.27cm" style:writing-mode="lr-tb">
        <style:tab-stops>
          <style:tab-stop style:position="0cm"/>
        </style:tab-stops>
      </style:paragraph-properties>
      <style:text-properties fo:font-size="24pt" fo:background-color="transparent" style:font-size-asian="24pt" style:font-size-complex="24pt"/>
    </style:style>
    <style:style style:name="P25" style:family="paragraph">
      <style:paragraph-properties fo:margin-left="0cm" fo:margin-right="0cm" fo:margin-top="0cm" fo:margin-bottom="0cm" fo:line-height="135%" fo:text-align="start" fo:text-indent="0cm" style:writing-mode="lr-tb">
        <style:tab-stops>
          <style:tab-stop style:position="0cm"/>
        </style:tab-stops>
      </style:paragraph-properties>
      <style:text-properties fo:font-size="14pt"/>
    </style:style>
    <style:style style:name="P26" style:family="paragraph">
      <loext:graphic-properties draw:fill="solid" draw:fill-color="#351c75"/>
      <style:paragraph-properties fo:text-align="center" style:writing-mode="lr-tb" style:font-independent-line-spacing="true"/>
      <style:text-properties fo:font-size="24pt" fo:background-color="transparent" style:font-size-asian="24pt" style:font-size-complex="24pt"/>
    </style:style>
    <style:style style:name="P27" style:family="paragraph">
      <style:paragraph-properties fo:margin-left="1.27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28" style:family="paragraph">
      <loext:graphic-properties draw:fill="solid" draw:fill-color="#f3f3f3"/>
      <style:paragraph-properties fo:text-align="center" style:writing-mode="lr-tb" style:font-independent-line-spacing="true"/>
      <style:text-properties fo:font-size="14pt"/>
    </style:style>
    <style:style style:name="P29" style:family="paragraph">
      <loext:graphic-properties draw:fill="none"/>
      <style:paragraph-properties fo:text-align="center" style:font-independent-line-spacing="true"/>
      <style:text-properties fo:font-size="14pt"/>
    </style:style>
    <style:style style:name="P30" style:family="paragraph">
      <loext:graphic-properties draw:fill="none"/>
      <style:paragraph-properties fo:text-align="center"/>
      <style:text-properties fo:font-size="18pt"/>
    </style:style>
    <style:style style:name="P31" style:family="paragraph">
      <loext:graphic-properties draw:fill="none"/>
      <style:paragraph-properties fo:text-align="center" style:writing-mode="lr-tb" style:font-independent-line-spacing="true"/>
      <style:text-properties fo:font-size="36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2" fo:font-size="52pt" fo:letter-spacing="normal" fo:language="en" fo:country="GB" fo:font-style="normal" style:text-underline-style="none" fo:font-weight="normal" style:font-name-asian="Arial2" style:font-size-asian="52pt" style:font-style-asian="normal" style:font-weight-asian="normal" style:font-name-complex="Arial2" style:font-size-complex="52pt" style:font-style-complex="normal" style:font-weight-complex="normal"/>
    </style:style>
    <style:style style:name="T2" style:family="text">
      <style:text-properties fo:font-variant="normal" fo:text-transform="none" fo:color="#434343" style:text-line-through-style="none" style:text-line-through-type="none" style:text-position="0% 100%" style:font-name="Arial2" fo:font-size="28pt" fo:letter-spacing="normal" fo:language="en" fo:country="GB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3" style:family="text">
      <style:text-properties fo:font-variant="normal" fo:text-transform="none" style:text-line-through-style="none" style:text-line-through-type="none" style:text-position="0% 100%" fo:font-size="11pt" fo:letter-spacing="normal" fo:language="en" fo:country="GB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language="en" fo:country="GB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5" style:family="text">
      <style:text-properties fo:font-variant="normal" fo:text-transform="none" fo:color="#20124d" style:text-line-through-style="none" style:text-line-through-type="none" style:text-position="0% 100%" style:font-name="Arial2" fo:font-size="28pt" fo:letter-spacing="normal" fo:language="en" fo:country="GB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6" style:family="text">
      <style:text-properties fo:font-variant="normal" fo:text-transform="none" fo:color="#980000" style:text-line-through-style="none" style:text-line-through-type="none" style:text-position="0% 100%" style:font-name="Arial2" fo:font-size="28pt" fo:letter-spacing="normal" fo:language="en" fo:country="GB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7" style:family="text">
      <style:text-properties fo:font-variant="normal" fo:text-transform="none" fo:color="#274e13" style:text-line-through-style="none" style:text-line-through-type="none" style:text-position="0% 100%" style:font-name="Arial2" fo:font-size="28pt" fo:letter-spacing="normal" fo:language="en" fo:country="GB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GB" fo:font-style="normal" style:text-underline-style="none" fo:font-weight="bold" style:font-name-asian="Arial2" style:font-size-asian="18pt" style:font-style-asian="normal" style:font-weight-asian="bold" style:font-name-complex="Arial2" style:font-size-complex="18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language="en" fo:country="GB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Arial2" fo:font-size="18pt" fo:letter-spacing="normal" fo:language="en" fo:country="GB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12" style:family="text">
      <style:text-properties fo:font-variant="normal" fo:text-transform="none" fo:color="#20124d" style:text-line-through-style="none" style:text-line-through-type="none" style:text-position="0% 100%" style:font-name="Arial2" fo:font-size="36pt" fo:letter-spacing="normal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style:style style:name="T13" style:family="text">
      <style:text-properties fo:font-variant="normal" fo:text-transform="none" fo:color="#20124d" style:text-line-through-style="none" style:text-line-through-type="none" style:text-position="0% 100%" style:font-name="Arial2" fo:font-size="28pt" fo:letter-spacing="normal" fo:font-style="normal" style:text-underline-style="none" fo:font-weight="normal" style:font-name-asian="Arial2" style:font-size-asian="28pt" style:font-style-asian="normal" style:font-weight-asian="normal" style:font-name-complex="Arial2" style:font-size-complex="28pt" style:font-style-complex="normal" style:font-weight-complex="normal"/>
    </style:style>
    <style:style style:name="T14" style:family="text">
      <style:text-properties fo:font-variant="normal" fo:text-transform="none" fo:color="#20124d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15" style:family="text">
      <style:text-properties fo:font-variant="normal" fo:text-transform="none" fo:color="#980000" style:text-line-through-style="none" style:text-line-through-type="none" style:text-position="0% 100%" style:font-name="Arial2" fo:font-size="30pt" fo:letter-spacing="normal" fo:language="en" fo:country="GB" fo:font-style="normal" style:text-underline-style="none" fo:font-weight="normal" style:font-name-asian="Arial2" style:font-size-asian="30pt" style:font-style-asian="normal" style:font-weight-asian="normal" style:font-name-complex="Arial2" style:font-size-complex="30pt" style:font-style-complex="normal" style:font-weight-complex="normal"/>
    </style:style>
    <style:style style:name="T16" style:family="text">
      <style:text-properties fo:font-variant="normal" fo:text-transform="none" fo:color="#20124d" style:text-line-through-style="none" style:text-line-through-type="none" style:text-position="0% 100%" style:font-name="Arial2" fo:font-size="22pt" fo:letter-spacing="normal" fo:language="en" fo:country="GB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17" style:family="text">
      <style:text-properties fo:font-variant="normal" fo:text-transform="none" fo:color="#20124d" style:text-line-through-style="none" style:text-line-through-type="none" style:text-position="0% 100%" style:font-name="Arial2" fo:font-size="6pt" fo:letter-spacing="normal" fo:language="en" fo:country="GB" fo:font-style="normal" style:text-underline-style="none" fo:font-weight="normal" style:font-name-asian="Arial2" style:font-size-asian="6pt" style:font-style-asian="normal" style:font-weight-asian="normal" style:font-name-complex="Arial2" style:font-size-complex="6pt" style:font-style-complex="normal" style:font-weight-complex="normal"/>
    </style:style>
    <style:style style:name="T18" style:family="text">
      <style:text-properties fo:font-variant="normal" fo:text-transform="none" fo:color="#20124d" style:text-line-through-style="none" style:text-line-through-type="none" style:text-position="0% 100%" style:font-name="Courier New" fo:font-size="26pt" fo:letter-spacing="normal" fo:language="en" fo:country="GB" fo:font-style="normal" style:text-underline-style="none" fo:font-weight="normal" style:font-name-asian="Courier New" style:font-size-asian="26pt" style:font-style-asian="normal" style:font-weight-asian="normal" style:font-name-complex="Courier New" style:font-size-complex="26pt" style:font-style-complex="normal" style:font-weight-complex="normal"/>
    </style:style>
    <style:style style:name="T19" style:family="text">
      <style:text-properties fo:font-variant="normal" fo:text-transform="none" fo:color="#20124d" style:text-line-through-style="none" style:text-line-through-type="none" style:text-position="0% 100%" style:font-name="Arial2" fo:font-size="18pt" fo:letter-spacing="normal" fo:language="en" fo:country="GB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20" style:family="text">
      <style:text-properties fo:font-variant="normal" fo:text-transform="none" fo:color="#20124d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21" style:family="text">
      <style:text-properties fo:font-variant="normal" fo:text-transform="none" fo:color="#f3f3f3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22" style:family="text">
      <style:text-properties fo:font-variant="normal" fo:text-transform="none" fo:color="#6fa8dc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3" style:family="text">
      <style:text-properties fo:font-variant="normal" fo:text-transform="none" fo:color="#ffffff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4" style:family="text">
      <style:text-properties fo:font-variant="normal" fo:text-transform="none" fo:color="#f3f3f3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bold" style:font-name-asian="Courier New" style:font-size-asian="18pt" style:font-style-asian="normal" style:font-weight-asian="bold" style:font-name-complex="Courier New" style:font-size-complex="18pt" style:font-style-complex="normal" style:font-weight-complex="bold"/>
    </style:style>
    <style:style style:name="T25" style:family="text">
      <style:text-properties fo:font-variant="normal" fo:text-transform="none" fo:color="#efefef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#351c75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26" style:family="text">
      <style:text-properties fo:font-variant="normal" fo:text-transform="none" fo:color="#a4c2f4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transparent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27" style:family="text">
      <style:text-properties fo:font-variant="normal" fo:text-transform="none" fo:color="#20124d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normal" fo:background-color="transparent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Arial2" fo:font-size="22pt" fo:letter-spacing="normal" fo:language="en" fo:country="GB" fo:font-style="normal" style:text-underline-style="none" fo:font-weight="normal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29" style:family="text">
      <style:text-properties fo:font-variant="normal" fo:text-transform="none" fo:color="#efefef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transparent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30" style:family="text">
      <style:text-properties fo:font-size="24pt" style:font-size-asian="24pt" style:font-size-complex="24pt"/>
    </style:style>
    <style:style style:name="T31" style:family="text">
      <style:text-properties fo:font-size="12pt" style:font-size-asian="12pt" style:font-size-complex="12pt"/>
    </style:style>
    <style:style style:name="T32" style:family="text">
      <style:text-properties fo:font-variant="normal" fo:text-transform="none" fo:color="#20124d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normal" fo:background-color="#351c75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33" style:family="text">
      <style:text-properties fo:font-variant="normal" fo:text-transform="none" fo:color="#efefef" style:text-line-through-style="none" style:text-line-through-type="none" style:text-position="0% 100%" style:font-name="Courier New" fo:font-size="22pt" fo:letter-spacing="normal" fo:language="en" fo:country="GB" fo:font-style="normal" style:text-underline-style="none" fo:font-weight="normal" fo:background-color="#351c75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34" style:family="text">
      <style:text-properties fo:font-variant="normal" fo:text-transform="none" fo:color="#20124d" style:text-line-through-style="none" style:text-line-through-type="none" style:text-position="0% 100%" style:font-name="Arial2" fo:font-size="22pt" fo:letter-spacing="normal" fo:language="en" fo:country="GB" fo:font-style="normal" style:text-underline-style="none" fo:font-weight="normal" fo:background-color="transparent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35" style:family="text">
      <style:text-properties fo:font-variant="normal" fo:text-transform="none" fo:color="#71abe0" style:text-line-through-style="none" style:text-line-through-type="none" style:text-position="0% 100%" style:font-name="Arial2" fo:font-size="22pt" fo:letter-spacing="normal" fo:language="en" fo:country="GB" fo:font-style="normal" style:text-underline-style="none" fo:font-weight="normal" fo:background-color="transparent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36" style:family="text">
      <style:text-properties fo:font-variant="normal" fo:text-transform="none" fo:color="#a2c4c9" style:text-line-through-style="none" style:text-line-through-type="none" style:text-position="0% 100%" style:font-name="Arial2" fo:font-size="22pt" fo:letter-spacing="normal" fo:language="en" fo:country="GB" fo:font-style="normal" style:text-underline-style="none" fo:font-weight="normal" fo:background-color="transparent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37" style:family="text">
      <style:text-properties fo:font-variant="normal" fo:text-transform="none" fo:color="#a4c2f4" style:text-line-through-style="none" style:text-line-through-type="none" style:text-position="0% 100%" style:font-name="Arial2" fo:font-size="22pt" fo:letter-spacing="normal" fo:language="en" fo:country="GB" fo:font-style="normal" style:text-underline-style="none" fo:font-weight="normal" fo:background-color="transparent" style:font-name-asian="Arial2" style:font-size-asian="22pt" style:font-style-asian="normal" style:font-weight-asian="normal" style:font-name-complex="Arial2" style:font-size-complex="22pt" style:font-style-complex="normal" style:font-weight-complex="normal"/>
    </style:style>
    <style:style style:name="T38" style:family="text">
      <style:text-properties fo:font-variant="normal" fo:text-transform="none" fo:color="#efefef" style:text-line-through-style="none" style:text-line-through-type="none" style:text-position="0% 100%" style:font-name="Courier New" fo:font-size="22pt" fo:letter-spacing="normal" fo:language="en" fo:country="GB" fo:font-style="normal" style:text-underline-style="none" fo:font-weight="normal" fo:background-color="transparent" style:font-name-asian="Courier New" style:font-size-asian="22pt" style:font-style-asian="normal" style:font-weight-asian="normal" style:font-name-complex="Courier New" style:font-size-complex="22pt" style:font-style-complex="normal" style:font-weight-complex="normal"/>
    </style:style>
    <style:style style:name="T39" style:family="text">
      <style:text-properties fo:font-variant="normal" fo:text-transform="none" fo:color="#efefef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#0000ff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40" style:family="text">
      <style:text-properties fo:font-variant="normal" fo:text-transform="none" fo:color="#741b47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normal" style:font-name-asian="Arial2" style:font-size-asian="24pt" style:font-style-asian="normal" style:font-weight-asian="normal" style:font-name-complex="Arial2" style:font-size-complex="24pt" style:font-style-complex="normal" style:font-weight-complex="normal"/>
    </style:style>
    <style:style style:name="T41" style:family="text">
      <style:text-properties fo:font-variant="normal" fo:text-transform="none" fo:color="#20124d" style:text-line-through-style="none" style:text-line-through-type="none" style:text-position="0% 100%" style:font-name="Arial2" fo:font-size="12pt" fo:letter-spacing="normal" fo:language="en" fo:country="GB" fo:font-style="normal" style:text-underline-style="none" fo:font-weight="normal" style:font-name-asian="Arial2" style:font-size-asian="12pt" style:font-style-asian="normal" style:font-weight-asian="normal" style:font-name-complex="Arial2" style:font-size-complex="12pt" style:font-style-complex="normal" style:font-weight-complex="normal"/>
    </style:style>
    <style:style style:name="T42" style:family="text">
      <style:text-properties fo:font-variant="normal" fo:text-transform="none" fo:color="#20124d" style:text-line-through-style="none" style:text-line-through-type="none" style:text-position="0% 100%" style:font-name="Courier New" fo:font-size="28pt" fo:letter-spacing="normal" fo:language="en" fo:country="GB" fo:font-style="normal" style:text-underline-style="none" fo:font-weight="bold" style:font-name-asian="Courier New" style:font-size-asian="28pt" style:font-style-asian="normal" style:font-weight-asian="bold" style:font-name-complex="Courier New" style:font-size-complex="28pt" style:font-style-complex="normal" style:font-weight-complex="bold"/>
    </style:style>
    <style:style style:name="T43" style:family="text">
      <style:text-properties fo:font-variant="normal" fo:text-transform="none" fo:color="#20124d" style:text-line-through-style="none" style:text-line-through-type="none" style:text-position="0% 100%" style:font-name="Arial2" fo:font-size="24pt" fo:letter-spacing="normal" fo:language="en" fo:country="GB" fo:font-style="normal" style:text-underline-style="none" fo:font-weight="bold" style:font-name-asian="Arial2" style:font-size-asian="24pt" style:font-style-asian="normal" style:font-weight-asian="bold" style:font-name-complex="Arial2" style:font-size-complex="24pt" style:font-style-complex="normal" style:font-weight-complex="bold"/>
    </style:style>
    <style:style style:name="T44" style:family="text">
      <style:text-properties fo:font-variant="normal" fo:text-transform="none" fo:color="#20124d" style:text-line-through-style="none" style:text-line-through-type="none" style:text-position="0% 100%" style:font-name="Courier New" fo:font-size="12pt" fo:letter-spacing="normal" fo:language="en" fo:country="GB" fo:font-style="normal" style:text-underline-style="none" fo:font-weight="normal" fo:background-color="#351c75" style:font-name-asian="Courier New" style:font-size-asian="12pt" style:font-style-asian="normal" style:font-weight-asian="normal" style:font-name-complex="Courier New" style:font-size-complex="12pt" style:font-style-complex="normal" style:font-weight-complex="normal"/>
    </style:style>
    <style:style style:name="T45" style:family="text">
      <style:text-properties fo:font-variant="normal" fo:text-transform="none" fo:color="#f3f3f3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fo:background-color="#351c75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46" style:family="text">
      <style:text-properties fo:font-variant="normal" fo:text-transform="none" fo:color="#0b5394" style:text-line-through-style="none" style:text-line-through-type="none" style:text-position="0% 100%" style:font-name="Arial2" fo:font-size="18pt" fo:letter-spacing="normal" fo:language="en" fo:country="GB" fo:font-style="normal" style:text-underline-style="none" fo:font-weight="normal" style:font-name-asian="Arial2" style:font-size-asian="18pt" style:font-style-asian="normal" style:font-weight-asian="normal" style:font-name-complex="Arial2" style:font-size-complex="18pt" style:font-style-complex="normal" style:font-weight-complex="normal"/>
    </style:style>
    <style:style style:name="T47" style:family="text">
      <style:text-properties fo:font-variant="normal" fo:text-transform="none" fo:color="#d4d4d4" style:text-line-through-style="none" style:text-line-through-type="none" style:text-position="0% 100%" style:font-name="Courier New" fo:font-size="21pt" fo:letter-spacing="normal" fo:language="en" fo:country="GB" fo:font-style="normal" style:text-underline-style="none" fo:font-weight="normal" style:font-name-asian="Courier New" style:font-size-asian="21pt" style:font-style-asian="normal" style:font-weight-asian="normal" style:font-name-complex="Courier New" style:font-size-complex="21pt" style:font-style-complex="normal" style:font-weight-complex="normal"/>
    </style:style>
    <style:style style:name="T48" style:family="text">
      <style:text-properties fo:font-variant="normal" fo:text-transform="none" fo:color="#f3f3f3" style:text-line-through-style="none" style:text-line-through-type="none" style:text-position="0% 100%" style:font-name="Courier New" fo:font-size="24pt" fo:letter-spacing="normal" fo:language="en" fo:country="GB" fo:font-style="normal" style:text-underline-style="none" fo:font-weight="normal" style:font-name-asian="Courier New" style:font-size-asian="24pt" style:font-style-asian="normal" style:font-weight-asian="normal" style:font-name-complex="Courier New" style:font-size-complex="24pt" style:font-style-complex="normal" style:font-weight-complex="normal"/>
    </style:style>
    <style:style style:name="T49" style:family="text">
      <style:text-properties fo:font-variant="normal" fo:text-transform="none" fo:color="#0b5394" style:text-line-through-style="none" style:text-line-through-type="none" style:text-position="0% 100%" style:font-name="Arial2" fo:font-size="20pt" fo:letter-spacing="normal" fo:language="en" fo:country="GB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50" style:family="text">
      <style:text-properties fo:font-variant="normal" fo:text-transform="none" fo:color="#20124d" style:text-line-through-style="none" style:text-line-through-type="none" style:text-position="0% 100%" style:font-name="Arial2" fo:font-size="8pt" fo:letter-spacing="normal" fo:language="en" fo:country="GB" fo:font-style="normal" style:text-underline-style="none" fo:font-weight="normal" style:font-name-asian="Arial2" style:font-size-asian="8pt" style:font-style-asian="normal" style:font-weight-asian="normal" style:font-name-complex="Arial2" style:font-size-complex="8pt" style:font-style-complex="normal" style:font-weight-complex="normal"/>
    </style:style>
    <style:style style:name="T51" style:family="text">
      <style:text-properties fo:font-variant="normal" fo:text-transform="none" fo:color="#ffffff" style:text-line-through-style="none" style:text-line-through-type="none" style:text-position="0% 100%" style:font-name="Courier New" fo:font-size="18pt" fo:letter-spacing="normal" fo:language="en" fo:country="GB" fo:font-style="normal" style:text-underline-style="none" fo:font-weight="normal" style:font-name-asian="Courier New" style:font-size-asian="18pt" style:font-style-asian="normal" style:font-weight-asian="normal" style:font-name-complex="Courier New" style:font-size-complex="18pt" style:font-style-complex="normal" style:font-weight-complex="normal"/>
    </style:style>
    <style:style style:name="T52" style:family="text">
      <style:text-properties fo:font-variant="normal" fo:text-transform="none" fo:color="#20124d" style:text-line-through-style="none" style:text-line-through-type="none" style:text-position="0% 100%" style:font-name="Arial2" fo:font-size="20pt" fo:letter-spacing="normal" fo:language="en" fo:country="GB" fo:font-style="normal" style:text-underline-style="none" fo:font-weight="normal" style:font-name-asian="Arial2" style:font-size-asian="20pt" style:font-style-asian="normal" style:font-weight-asian="normal" style:font-name-complex="Arial2" style:font-size-complex="20pt" style:font-style-complex="normal" style:font-weight-complex="normal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Arial2" fo:font-size="36pt" fo:letter-spacing="normal" fo:language="en" fo:country="GB" fo:font-style="normal" style:text-underline-style="none" fo:font-weight="normal" style:font-name-asian="Arial2" style:font-size-asian="36pt" style:font-style-asian="normal" style:font-weight-asian="normal" style:font-name-complex="Arial2" style:font-size-complex="36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142cm" text:min-label-width="1.128cm"/>
        <style:text-properties style:font-name="Arial2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1.412cm" text:min-label-width="1.128cm"/>
        <style:text-properties style:font-name="Arial2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○">
        <style:list-level-properties text:space-before="1.5cm" text:min-label-width="0.9cm"/>
        <style:text-properties fo:font-family="OpenSymbol" style:font-style-name="Regular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213cm" text:min-label-width="1.057cm"/>
        <style:text-properties style:font-name="Arial2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suffix="." style:num-format="1">
        <style:list-level-properties text:space-before="0.213cm" text:min-label-width="1.057cm"/>
        <style:text-properties fo:color="#2012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number text:level="1" style:num-suffix="." style:num-format="1">
        <style:list-level-properties text:space-before="0.248cm" text:min-label-width="1.022cm"/>
        <style:text-properties fo:color="#2012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space-before="0.248cm" text:min-label-width="1.022cm"/>
        <style:text-properties style:font-name="Arial2" fo:color="#20124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number text:level="1" style:num-suffix="." style:num-format="1">
        <style:list-level-properties text:space-before="0.283cm" text:min-label-width="0.987cm"/>
        <style:text-properties fo:color="#20124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Introduction to SQL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Using Databases for Simple Queries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D</text:span><text:span text:style-name="T3">o</text:span><text:span text:style-name="T3">n</text:span><text:span text:style-name="T3">'t </text:span><text:span text:style-name="T3">e</text:span><text:span text:style-name="T3">x</text:span><text:span text:style-name="T3">p</text:span><text:span text:style-name="T3">l</text:span><text:span text:style-name="T3">a</text:span><text:span text:style-name="T3">i</text:span><text:span text:style-name="T3">n </text:span><text:span text:style-name="T3">a</text:span><text:span text:style-name="T3">n</text:span><text:span text:style-name="T3">y </text:span><text:span text:style-name="T3">o</text:span><text:span text:style-name="T3">f </text:span><text:span text:style-name="T3">t</text:span><text:span text:style-name="T3">h</text:span><text:span text:style-name="T3">e </text:span><text:span text:style-name="T3">w</text:span><text:span text:style-name="T3">o</text:span><text:span text:style-name="T3">r</text:span><text:span text:style-name="T3">d</text:span><text:span text:style-name="T3">s </text:span><text:span text:style-name="T3">- </text:span><text:span text:style-name="T3">t</text:span><text:span text:style-name="T3">h</text:span><text:span text:style-name="T3">a</text:span><text:span text:style-name="T3">t'</text:span><text:span text:style-name="T3">s </text:span><text:span text:style-name="T3">d</text:span><text:span text:style-name="T3">o</text:span><text:span text:style-name="T3">n</text:span><text:span text:style-name="T3">e </text:span><text:span text:style-name="T3">i</text:span><text:span text:style-name="T3">n </text:span><text:span text:style-name="T3">s</text:span><text:span text:style-name="T3">u</text:span><text:span text:style-name="T3">b</text:span><text:span text:style-name="T3">s</text:span><text:span text:style-name="T3">e</text:span><text:span text:style-name="T3">q</text:span><text:span text:style-name="T3">u</text:span><text:span text:style-name="T3">e</text:span><text:span text:style-name="T3">n</text:span><text:span text:style-name="T3">t </text:span><text:span text:style-name="T3">p</text:span><text:span text:style-name="T3">a</text:span><text:span text:style-name="T3">g</text:span><text:span text:style-name="T3">e</text:span><text:span text:style-name="T3">s</text:span><text:span text:style-name="T3">, </text:span><text:span text:style-name="T3">j</text:span><text:span text:style-name="T3">u</text:span><text:span text:style-name="T3">s</text:span><text:span text:style-name="T3">t </text:span><text:span text:style-name="T3">e</text:span><text:span text:style-name="T3">m</text:span><text:span text:style-name="T3">p</text:span><text:span text:style-name="T3">h</text:span><text:span text:style-name="T3">a</text:span><text:span text:style-name="T3">s</text:span><text:span text:style-name="T3">i</text:span><text:span text:style-name="T3">s</text:span><text:span text:style-name="T3">e </text:span><text:span text:style-name="T3">t</text:span><text:span text:style-name="T3">h</text:span><text:span text:style-name="T3">a</text:span><text:span text:style-name="T3">t </text:span><text:span text:style-name="T3">t</text:span><text:span text:style-name="T3">h</text:span><text:span text:style-name="T3">i</text:span><text:span text:style-name="T3">s </text:span><text:span text:style-name="T3">i</text:span><text:span text:style-name="T3">s </text:span><text:span text:style-name="T3">j</text:span><text:span text:style-name="T3">u</text:span><text:span text:style-name="T3">s</text:span><text:span text:style-name="T3">t </text:span><text:span text:style-name="T3">t</text:span><text:span text:style-name="T3">h</text:span><text:span text:style-name="T3">e </text:span><text:span text:style-name="T3">s</text:span><text:span text:style-name="T3">t</text:span><text:span text:style-name="T3">a</text:span><text:span text:style-name="T3">r</text:span><text:span text:style-name="T3">t </text:span><text:span text:style-name="T3">a</text:span><text:span text:style-name="T3">n</text:span><text:span text:style-name="T3">d </text:span><text:span text:style-name="T3">w</text:span><text:span text:style-name="T3">e</text:span><text:span text:style-name="T3">'l</text:span><text:span text:style-name="T3">l </text:span><text:span text:style-name="T3">b</text:span><text:span text:style-name="T3">e </text:span><text:span text:style-name="T3">g</text:span><text:span text:style-name="T3">o</text:span><text:span text:style-name="T3">i</text:span><text:span text:style-name="T3">n</text:span><text:span text:style-name="T3">g </text:span><text:span text:style-name="T3">e</text:span><text:span text:style-name="T3">a</text:span><text:span text:style-name="T3">s</text:span><text:span text:style-name="T3">y </text:span><text:span text:style-name="T3">t</text:span><text:span text:style-name="T3">o </text:span><text:span text:style-name="T3">m</text:span><text:span text:style-name="T3">a</text:span><text:span text:style-name="T3">k</text:span><text:span text:style-name="T3">e </text:span><text:span text:style-name="T3">s</text:span><text:span text:style-name="T3">u</text:span><text:span text:style-name="T3">r</text:span><text:span text:style-name="T3">e </text:span><text:span text:style-name="T3">t</text:span><text:span text:style-name="T3">h</text:span><text:span text:style-name="T3">e</text:span><text:span text:style-name="T3">y </text:span><text:span text:style-name="T3">"</text:span><text:span text:style-name="T3">g</text:span><text:span text:style-name="T3">e</text:span><text:span text:style-name="T3">t </text:span><text:span text:style-name="T3">it</text:span><text:span text:style-name="T3">"</text:span><text:span text:style-name="T3">.</text:span></text:p>
            </draw:text-box>
          </draw:frame>
        </presentation:notes>
      </draw:page>
      <draw:page draw:name="Objectives" draw:style-name="dp3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O</text:span><text:span text:style-name="T4">b</text:span><text:span text:style-name="T4">j</text:span><text:span text:style-name="T4">e</text:span><text:span text:style-name="T4">c</text:span><text:span text:style-name="T4">t</text:span><text:span text:style-name="T4">i</text:span><text:span text:style-name="T4">v</text:span><text:span text:style-name="T4">e</text:span><text:span text:style-name="T4">s</text:span></text:p>
          </draw:text-box>
        </draw:frame>
        <draw:frame draw:name="Google Shape;61;p14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5">Understand the use of databases and the </text:span><text:span text:style-name="T5">structure of relational databases</text:span></text:p>
              </text:list-item>
              <text:list-item>
                <text:p text:style-name="P7"><text:span text:style-name="T5">Use basic single table query commands in SQL</text:span></text:p>
              </text:list-item>
              <text:list-item>
                <text:p text:style-name="P7"><text:span text:style-name="T5">Choose which values are returned by a query</text:span></text:p>
              </text:list-item>
              <text:list-item>
                <text:p text:style-name="P7"><text:span text:style-name="T5">Restrict the rows returned by a query</text:span></text:p>
              </text:list-item>
              <text:list-item>
                <text:p text:style-name="P7"><text:span text:style-name="T5">Insert new data into a table</text:span></text:p>
              </text:list-item>
            </text:list>
          </draw:text-box>
        </draw:frame>
        <presentation:notes draw:style-name="dp2">
          <draw:page-thumbnail draw:name="Google Shape;57;g3cd1cdd2c3_0_0:notes" draw:style-name="gr1" draw:layer="layout" svg:width="16.932cm" svg:height="9.524cm" svg:x="1.059cm" svg:y="1.905cm" draw:page-number="2" presentation:class="page"/>
          <draw:frame draw:name="Google Shape;58;g3cd1cdd2c3_0_0:notes" presentation:style-name="pr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a Database?" draw:style-name="dp3" draw:master-page-name="TITLE_5f_AND_5f_BODY" presentation:presentation-page-layout-name="AL2T1">
        <draw:frame draw:name="Google Shape;66;p1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</text:span><text:span text:style-name="T4">h</text:span><text:span text:style-name="T4">a</text:span><text:span text:style-name="T4">t</text:span><text:span text:style-name="T4"> </text:span><text:span text:style-name="T4">i</text:span><text:span text:style-name="T4">s</text:span><text:span text:style-name="T4"> </text:span><text:span text:style-name="T4">a</text:span><text:span text:style-name="T4"> </text:span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text:span text:style-name="T4">?</text:span></text:p>
          </draw:text-box>
        </draw:frame>
        <draw:frame draw:name="Google Shape;67;p1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“</text:span><text:span text:style-name="T5">A structured set of data held in a computer, </text:span><text:span text:style-name="T5">especially one that is accessible in various ways.” </text:span><text:span text:style-name="T5">(OED)</text:span></text:p>
            <text:p text:style-name="P10"><text:span text:style-name="T5"/></text:p>
            <text:p text:style-name="P11"><text:span text:style-name="T6">Structured</text:span><text:span text:style-name="T5"><text:tab/></text:span><text:span text:style-name="T5"><text:tab/></text:span><text:span text:style-name="T5">Data</text:span><text:span text:style-name="T5"><text:tab/></text:span><text:span text:style-name="T5"><text:tab/></text:span><text:span text:style-name="T7">Accessible in Various Ways</text:span></text:p>
          </draw:text-box>
        </draw:frame>
        <presentation:notes draw:style-name="dp2">
          <draw:page-thumbnail draw:name="Google Shape;63;g3cd1cdd2c3_0_5:notes" draw:style-name="gr1" draw:layer="layout" svg:width="16.932cm" svg:height="9.524cm" svg:x="1.059cm" svg:y="1.905cm" draw:page-number="3" presentation:class="page"/>
          <draw:frame draw:name="Google Shape;64;g3cd1cdd2c3_0_5:notes" presentation:style-name="pr7" draw:text-style-name="P5" draw:layer="layout" svg:width="15.239cm" svg:height="11.429cm" svg:x="1.905cm" svg:y="12.065cm" presentation:class="notes" presentation:user-transformed="true">
            <draw:text-box>
              <text:p text:style-name="P4"><text:span text:style-name="T3">T</text:span><text:span text:style-name="T3">h</text:span><text:span text:style-name="T3">i</text:span><text:span text:style-name="T3">s </text:span><text:span text:style-name="T3">i</text:span><text:span text:style-name="T3">s </text:span><text:span text:style-name="T3">j</text:span><text:span text:style-name="T3">u</text:span><text:span text:style-name="T3">s</text:span><text:span text:style-name="T3">t </text:span><text:span text:style-name="T3">o</text:span><text:span text:style-name="T3">n</text:span><text:span text:style-name="T3">e </text:span><text:span text:style-name="T3">d</text:span><text:span text:style-name="T3">e</text:span><text:span text:style-name="T3">fi</text:span><text:span text:style-name="T3">n</text:span><text:span text:style-name="T3">it</text:span><text:span text:style-name="T3">i</text:span><text:span text:style-name="T3">o</text:span><text:span text:style-name="T3">n </text:span><text:span text:style-name="T3">(</text:span><text:span text:style-name="T3">f</text:span><text:span text:style-name="T3">r</text:span><text:span text:style-name="T3">o</text:span><text:span text:style-name="T3">m</text:span><text:span text:style-name="T3"> </text:span><text:span text:style-name="T3">t</text:span><text:span text:style-name="T3">h</text:span><text:span text:style-name="T3">e </text:span><text:span text:style-name="T3">O</text:span><text:span text:style-name="T3">E</text:span><text:span text:style-name="T3">D</text:span><text:span text:style-name="T3">) </text:span><text:span text:style-name="T3">b</text:span><text:span text:style-name="T3">u</text:span><text:span text:style-name="T3">t </text:span><text:span text:style-name="T3">y</text:span><text:span text:style-name="T3">o</text:span><text:span text:style-name="T3">u </text:span><text:span text:style-name="T3">c</text:span><text:span text:style-name="T3">a</text:span><text:span text:style-name="T3">n </text:span><text:span text:style-name="T3">a</text:span><text:span text:style-name="T3">l</text:span><text:span text:style-name="T3">s</text:span><text:span text:style-name="T3">o </text:span><text:span text:style-name="T3">m</text:span><text:span text:style-name="T3">e</text:span><text:span text:style-name="T3">n</text:span><text:span text:style-name="T3">ti</text:span><text:span text:style-name="T3">o</text:span><text:span text:style-name="T3">n </text:span><text:span text:style-name="T3">o</text:span><text:span text:style-name="T3">t</text:span><text:span text:style-name="T3">h</text:span><text:span text:style-name="T3">e</text:span><text:span text:style-name="T3">r</text:span><text:span text:style-name="T3">s</text:span><text:span text:style-name="T3">.</text:span></text:p>
            </draw:text-box>
          </draw:frame>
        </presentation:notes>
      </draw:page>
      <draw:page draw:name="Why Use Databases?" draw:style-name="dp3" draw:master-page-name="TITLE_5f_AND_5f_BODY" presentation:presentation-page-layout-name="AL2T1">
        <office:forms form:automatic-focus="false" form:apply-design-mode="false"/>
        <draw:frame draw:name="Google Shape;72;p1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hy Use Databases?</text:span></text:p>
          </draw:text-box>
        </draw:frame>
        <draw:frame draw:name="Google Shape;73;p16" presentation:style-name="pr5" draw:text-style-name="P8" draw:layer="layout" svg:width="23.667cm" svg:height="9.489cm" svg:x="0.866cm" svg:y="3.201cm" presentation:class="outline" presentation:user-transformed="true">
          <draw:text-box>
            <text:p xml:id="id1" text:id="id1" text:style-name="P4"><text:span text:style-name="T5">Why not just use a plain file?</text:span></text:p>
            <text:list text:style-name="L5">
              <text:list-item>
                <text:p xml:id="id2" text:id="id2" text:style-name="P4"><text:span text:style-name="T5">Databases define the structure of the data and the relationships between entities</text:span></text:p>
              </text:list-item>
              <text:list-item>
                <text:p xml:id="id3" text:id="id3" text:style-name="P4"><text:span text:style-name="T5">Databases provide data checking</text:span></text:p>
              </text:list-item>
              <text:list-item>
                <text:p xml:id="id4" text:id="id4" text:style-name="P4"><text:span text:style-name="T5">Databases provide transparent fast access</text:span></text:p>
              </text:list-item>
              <text:list-item>
                <text:p xml:id="id5" text:id="id5" text:style-name="P4"><text:span text:style-name="T5">Can eliminate redundancy and duplication</text:span></text:p>
              </text:list-item>
              <text:list-item>
                <text:p xml:id="id6" text:id="id6" text:style-name="P4"><text:span text:style-name="T5">Can be used to answer varied questions</text:span></text:p>
              </text:list-item>
            </text:list>
            <text:p xml:id="id7" text:id="id7" text:style-name="P4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04s" smil:fill="hold" smil:targetElement="id1" anim:sub-item="text" smil:attributeName="visibility" smil:to="visible"/>
                  <anim:animate smil:dur="1s" smil:targetElement="id1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04s" smil:fill="hold" smil:targetElement="id2" anim:sub-item="text" smil:attributeName="visibility" smil:to="visible"/>
                  <anim:animate smil:dur="1s" smil:targetElement="id2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04s" smil:fill="hold" smil:targetElement="id3" anim:sub-item="text" smil:attributeName="visibility" smil:to="visible"/>
                  <anim:animate smil:dur="1s" smil:targetElement="id3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04s" smil:fill="hold" smil:targetElement="id4" anim:sub-item="text" smil:attributeName="visibility" smil:to="visible"/>
                  <anim:animate smil:dur="1s" smil:targetElement="id4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04s" smil:fill="hold" smil:targetElement="id5" anim:sub-item="text" smil:attributeName="visibility" smil:to="visible"/>
                  <anim:animate smil:dur="1s" smil:targetElement="id5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04s" smil:fill="hold" smil:targetElement="id6" anim:sub-item="text" smil:attributeName="visibility" smil:to="visible"/>
                  <anim:animate smil:dur="1s" smil:targetElement="id6" anim:sub-item="text" smil:attributeName="x" smil:values="x+1;x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7" anim:sub-item="text" smil:attributeName="visibility" smil:to="visible"/>
                  <anim:animate smil:dur="2.5s" smil:targetElement="id7" anim:sub-item="text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69;g3815ca6d0d_0_0:notes" draw:style-name="gr1" draw:layer="layout" svg:width="16.932cm" svg:height="9.524cm" svg:x="1.059cm" svg:y="1.905cm" draw:page-number="4" presentation:class="page"/>
          <draw:frame draw:name="Google Shape;70;g3815ca6d0d_0_0:notes" presentation:style-name="pr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Kind of Database?" draw:style-name="dp3" draw:master-page-name="TITLE_5f_AND_5f_BODY" presentation:presentation-page-layout-name="AL2T1">
        <draw:frame draw:name="Google Shape;78;p1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</text:span><text:span text:style-name="T4">h</text:span><text:span text:style-name="T4">a</text:span><text:span text:style-name="T4">t</text:span><text:span text:style-name="T4"> </text:span><text:span text:style-name="T4">K</text:span><text:span text:style-name="T4">i</text:span><text:span text:style-name="T4">n</text:span><text:span text:style-name="T4">d</text:span><text:span text:style-name="T4"> </text:span><text:span text:style-name="T4">o</text:span><text:span text:style-name="T4">f</text:span><text:span text:style-name="T4"> </text:span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text:span text:style-name="T4">?</text:span></text:p>
          </draw:text-box>
        </draw:frame>
        <draw:frame draw:name="Google Shape;79;p17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3">
              <text:list-item>
                <text:p text:style-name="P7"><text:span text:style-name="T5">There are many kinds of database but the most </text:span><text:span text:style-name="T5">frequently used is the Relational kind</text:span></text:p>
              </text:list-item>
              <text:list-item>
                <text:p text:style-name="P7"><text:span text:style-name="T5">Other kinds include Key/Value, Graph, Document </text:span><text:span text:style-name="T5">(all often generically called NoSQL databases)</text:span></text:p>
              </text:list-item>
              <text:list-item>
                <text:p text:style-name="P7"><text:span text:style-name="T5">We’re going to look at Relational Database, the </text:span><text:span text:style-name="T5">most widely used and supported by standards</text:span></text:p>
              </text:list-item>
            </text:list>
          </draw:text-box>
        </draw:frame>
        <presentation:notes draw:style-name="dp2">
          <draw:page-thumbnail draw:name="Google Shape;75;g32f01a6362_0_0:notes" draw:style-name="gr1" draw:layer="layout" svg:width="16.932cm" svg:height="9.524cm" svg:x="1.059cm" svg:y="1.905cm" draw:page-number="5" presentation:class="page"/>
          <draw:frame draw:name="Google Shape;76;g32f01a6362_0_0:notes" presentation:style-name="pr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 is SQL?" draw:style-name="dp3" draw:master-page-name="TITLE_5f_AND_5f_BODY" presentation:presentation-page-layout-name="AL2T1">
        <office:forms form:automatic-focus="false" form:apply-design-mode="false"/>
        <draw:frame draw:name="Google Shape;84;p18" presentation:style-name="pr4" draw:text-style-name="P6" draw:layer="layout" svg:width="23.667cm" svg:height="1.59cm" svg:x="0.866cm" svg:y="1.236cm" presentation:class="title">
          <draw:text-box>
            <text:p text:style-name="P4"><text:span text:style-name="T4">What is SQL?</text:span></text:p>
          </draw:text-box>
        </draw:frame>
        <draw:frame presentation:style-name="pr10" draw:text-style-name="P12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12"><text:span text:style-name="T8">SQL (Structured Query Language) is used to </text:span><text:span text:style-name="T8">access relational databases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8">Pronounced S-Q-L or Sequel (many </text:span><text:span text:style-name="T8">people use both)</text:span></text:p>
                  </text:list-item>
                </text:list>
              </text:list-item>
            </text:list>
            <text:list text:style-name="L4">
              <text:list-item>
                <text:p text:style-name="P12"><text:span text:style-name="T8">Provides for query, update, insert and delete</text:span></text:p>
              </text:list-item>
              <text:list-item>
                <text:p text:style-name="P12"><text:span text:style-name="T8">Can create and alter the data structure</text:span></text:p>
              </text:list-item>
              <text:list-item>
                <text:p text:style-name="P12"><text:span text:style-name="T8">SQL is non-procedural (no loops, no if-then-</text:span><text:span text:style-name="T8">else…)</text:span></text:p>
              </text:list-item>
              <text:list-item>
                <text:p text:style-name="P12"><text:span text:style-name="T8">You specify what you want and the RDBMS </text:span><text:span text:style-name="T8">works out how to achieve it</text:span></text:p>
              </text:list-item>
            </text:list>
          </draw:text-box>
        </draw:frame>
        <presentation:notes draw:style-name="dp2">
          <draw:page-thumbnail draw:name="Google Shape;81;g3815ca6d0d_0_5:notes" draw:style-name="gr1" draw:layer="layout" svg:width="16.932cm" svg:height="9.524cm" svg:x="1.059cm" svg:y="1.905cm" draw:page-number="6" presentation:class="page"/>
          <draw:frame draw:name="Google Shape;82;g3815ca6d0d_0_5:notes" presentation:style-name="pr1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at’s an RDBMS?" draw:style-name="dp3" draw:master-page-name="TITLE_5f_AND_5f_BODY" presentation:presentation-page-layout-name="AL2T1">
        <draw:frame draw:name="Google Shape;90;p1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</text:span><text:span text:style-name="T4">h</text:span><text:span text:style-name="T4">a</text:span><text:span text:style-name="T4">t</text:span><text:span text:style-name="T4">’</text:span><text:span text:style-name="T4">s</text:span><text:span text:style-name="T4"> </text:span><text:span text:style-name="T4">a</text:span><text:span text:style-name="T4">n</text:span><text:span text:style-name="T4"> </text:span><text:span text:style-name="T4">R</text:span><text:span text:style-name="T4">D</text:span><text:span text:style-name="T4">B</text:span><text:span text:style-name="T4">M</text:span><text:span text:style-name="T4">S</text:span><text:span text:style-name="T4">?</text:span></text:p>
          </draw:text-box>
        </draw:frame>
        <draw:frame draw:name="Google Shape;91;p1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RDBMS (Relational Database Management </text:span><text:span text:style-name="T5">System) is a layer of software between the </text:span><text:span text:style-name="T5">application and the file system.</text:span></text:p>
            <text:p text:style-name="P10"><text:span text:style-name="T5">It processes requests in SQL from application code </text:span><text:span text:style-name="T5">and returns query results and status.</text:span></text:p>
            <text:p text:style-name="P10"><text:span text:style-name="T5">Stores data in tables of rows and columns</text:span></text:p>
          </draw:text-box>
        </draw:frame>
        <presentation:notes draw:style-name="dp2">
          <draw:page-thumbnail draw:name="Google Shape;87;g32f01a6362_0_5:notes" draw:style-name="gr1" draw:layer="layout" svg:width="16.932cm" svg:height="9.524cm" svg:x="1.059cm" svg:y="1.905cm" draw:page-number="7" presentation:class="page"/>
          <draw:frame draw:name="Google Shape;88;g32f01a6362_0_5:notes" presentation:style-name="pr1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ables, Columns, Rows" draw:style-name="dp3" draw:master-page-name="TITLE_5f_AND_5f_BODY" presentation:presentation-page-layout-name="AL2T1">
        <draw:frame draw:name="Google Shape;96;p2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T</text:span><text:span text:style-name="T4">a</text:span><text:span text:style-name="T4">b</text:span><text:span text:style-name="T4">l</text:span><text:span text:style-name="T4">e</text:span><text:span text:style-name="T4">s</text:span><text:span text:style-name="T4">,</text:span><text:span text:style-name="T4"> </text:span><text:span text:style-name="T4">C</text:span><text:span text:style-name="T4">o</text:span><text:span text:style-name="T4">l</text:span><text:span text:style-name="T4">u</text:span><text:span text:style-name="T4">m</text:span><text:span text:style-name="T4">n</text:span><text:span text:style-name="T4">s</text:span><text:span text:style-name="T4">,</text:span><text:span text:style-name="T4"> </text:span><text:span text:style-name="T4">R</text:span><text:span text:style-name="T4">o</text:span><text:span text:style-name="T4">w</text:span><text:span text:style-name="T4">s</text:span></text:p>
          </draw:text-box>
        </draw:frame>
        <draw:frame draw:name="Google Shape;97;p20" draw:style-name="standard" draw:layer="layout" svg:width="10.725cm" svg:height="4.403cm" svg:x="0.866cm" svg:y="4.024cm">
          <table:table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4"><text:span text:style-name="T9">id</text:span></text:p>
              </table:table-cell>
              <table:table-cell>
                <text:p text:style-name="P4"><text:span text:style-name="T9">name</text:span></text:p>
              </table:table-cell>
              <table:table-cell>
                <text:p text:style-name="P4"><text:span text:style-name="T9">telephone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0">324</text:span></text:p>
              </table:table-cell>
              <table:table-cell>
                <text:p text:style-name="P4"><text:span text:style-name="T10">Thomas Jones</text:span></text:p>
              </table:table-cell>
              <table:table-cell>
                <text:p text:style-name="P4"><text:span text:style-name="T10">01612345678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0">329</text:span></text:p>
              </table:table-cell>
              <table:table-cell>
                <text:p text:style-name="P4"><text:span text:style-name="T10">Sally Duncan</text:span></text:p>
              </table:table-cell>
              <table:table-cell>
                <text:p text:style-name="P4"><text:span text:style-name="T10">07987654321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0">337</text:span></text:p>
              </table:table-cell>
              <table:table-cell>
                <text:p text:style-name="P4"><text:span text:style-name="T10">Jenny Martin</text:span></text:p>
              </table:table-cell>
              <table:table-cell>
                <text:p text:style-name="P4"><text:span text:style-name="T10">01613456789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Google Shape;98;p20" draw:style-name="gr2" draw:text-style-name="P15" draw:layer="layout" svg:width="6.871cm" svg:height="1.007cm" svg:x="0.866cm" svg:y="2.922cm">
          <text:p text:style-name="P14"><text:span text:style-name="T11">CUSTOMERS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99;p20" draw:style-name="gr2" draw:text-style-name="P15" draw:layer="layout" svg:width="6.702cm" svg:height="1.007cm" svg:x="12.443cm" svg:y="7.187cm">
          <text:p text:style-name="P14"><text:span text:style-name="T11">BOOKINGS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00;p20" draw:style-name="standard" draw:layer="layout" svg:width="12.441cm" svg:height="4.403cm" svg:x="12.443cm" svg:y="8.406cm">
          <table:table>
            <table:table-column table:style-name="co4"/>
            <table:table-column table:style-name="co5"/>
            <table:table-column table:style-name="co6"/>
            <table:table-column table:style-name="co7"/>
            <table:table-row table:style-name="ro1" table:default-cell-style-name="ce1">
              <table:table-cell>
                <text:p text:style-name="P4"><text:span text:style-name="T9">id</text:span></text:p>
              </table:table-cell>
              <table:table-cell>
                <text:p text:style-name="P4"><text:span text:style-name="T9">customer</text:span></text:p>
              </table:table-cell>
              <table:table-cell>
                <text:p text:style-name="P4"><text:span text:style-name="T9">startDate</text:span></text:p>
              </table:table-cell>
              <table:table-cell>
                <text:p text:style-name="P4"><text:span text:style-name="T9">nights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0">23</text:span></text:p>
              </table:table-cell>
              <table:table-cell>
                <text:p text:style-name="P4"><text:span text:style-name="T10">329</text:span></text:p>
              </table:table-cell>
              <table:table-cell>
                <text:p text:style-name="P4"><text:span text:style-name="T10">2018-06-14</text:span></text:p>
              </table:table-cell>
              <table:table-cell>
                <text:p text:style-name="P4"><text:span text:style-name="T10">3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0">24</text:span></text:p>
              </table:table-cell>
              <table:table-cell>
                <text:p text:style-name="P4"><text:span text:style-name="T10">337</text:span></text:p>
              </table:table-cell>
              <table:table-cell>
                <text:p text:style-name="P4"><text:span text:style-name="T10">2018-05-27</text:span></text:p>
              </table:table-cell>
              <table:table-cell>
                <text:p text:style-name="P4"><text:span text:style-name="T10">5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0">25</text:span></text:p>
              </table:table-cell>
              <table:table-cell>
                <text:p text:style-name="P4"><text:span text:style-name="T10">329</text:span></text:p>
              </table:table-cell>
              <table:table-cell>
                <text:p text:style-name="P4"><text:span text:style-name="T10">2018-06-25</text:span></text:p>
              </table:table-cell>
              <table:table-cell>
                <text:p text:style-name="P4"><text:span text:style-name="T10">2</text:span></text:p>
              </table:table-cell>
            </table:table-row>
          </table:table>
          <draw:image xlink:href="Pictures/TablePreview2.svm" xlink:type="simple" xlink:show="embed" xlink:actuate="onLoad"/>
        </draw:frame>
        <draw:custom-shape draw:name="Google Shape;101;p20" draw:style-name="gr3" draw:text-style-name="P16" draw:layer="layout" svg:width="4.39cm" svg:height="1.151cm" svg:x="13.172cm" svg:y="5.632cm">
          <text:p text:style-name="P14"><text:span text:style-name="T11">Table Name</text:span></text:p>
          <draw:enhanced-geometry draw:mirror-horizontal="false" draw:mirror-vertical="false" svg:viewBox="0 0 0 0" draw:text-areas="?f38 ?f38 ?f39 ?f40" draw:type="ooxml-wedgeRoundRectCallout" draw:modifiers="-33672 123432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Google Shape;102;p20" draw:style-name="gr3" draw:text-style-name="P16" draw:layer="layout" svg:width="5.362cm" svg:height="1.257cm" svg:x="14.036cm" svg:y="3.419cm">
          <text:p text:style-name="P14"><text:span text:style-name="T11">Column Names</text:span></text:p>
          <draw:enhanced-geometry draw:mirror-horizontal="false" draw:mirror-vertical="false" svg:viewBox="0 0 0 0" draw:text-areas="?f38 ?f38 ?f39 ?f40" draw:type="ooxml-wedgeRoundRectCallout" draw:modifiers="-109701 44382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Google Shape;103;p20" draw:style-name="gr3" draw:text-style-name="P16" draw:layer="layout" svg:width="3.274cm" svg:height="1.331cm" svg:x="7.162cm" svg:y="9.941cm">
          <text:p text:style-name="P14"><text:span text:style-name="T10">Rows</text:span></text:p>
          <draw:enhanced-geometry draw:mirror-horizontal="false" draw:mirror-vertical="false" svg:viewBox="0 0 0 0" draw:text-areas="?f38 ?f38 ?f39 ?f40" draw:type="ooxml-wedgeRoundRectCallout" draw:modifiers="108240 -41891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Google Shape;104;p20" draw:style-name="gr3" draw:text-style-name="P16" draw:layer="layout" svg:width="3.274cm" svg:height="1.331cm" svg:x="7.162cm" svg:y="9.941cm">
          <text:p text:style-name="P14"><text:span text:style-name="T11">Rows</text:span></text:p>
          <draw:enhanced-geometry draw:mirror-horizontal="false" draw:mirror-vertical="false" svg:viewBox="0 0 0 0" draw:text-areas="?f38 ?f38 ?f39 ?f40" draw:type="ooxml-wedgeRoundRectCallout" draw:modifiers="111537 36483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Google Shape;105;p20" draw:style-name="gr3" draw:text-style-name="P16" draw:layer="layout" svg:width="4.39cm" svg:height="1.151cm" svg:x="1.55cm" svg:y="10.031cm">
          <text:p text:style-name="P14"><text:span text:style-name="T11">Columns</text:span></text:p>
          <draw:enhanced-geometry draw:mirror-horizontal="false" draw:mirror-vertical="false" svg:viewBox="0 0 0 0" draw:text-areas="?f38 ?f38 ?f39 ?f40" draw:type="ooxml-wedgeRoundRectCallout" draw:modifiers="-44340 -16872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draw:custom-shape draw:name="Google Shape;106;p20" draw:style-name="gr3" draw:text-style-name="P16" draw:layer="layout" svg:width="4.39cm" svg:height="1.151cm" svg:x="1.55cm" svg:y="10.031cm">
          <text:p text:style-name="P14"><text:span text:style-name="T11">Columns</text:span></text:p>
          <draw:enhanced-geometry draw:mirror-horizontal="false" draw:mirror-vertical="false" svg:viewBox="0 0 0 0" draw:text-areas="?f38 ?f38 ?f39 ?f40" draw:type="ooxml-wedgeRoundRectCallout" draw:modifiers="27143 -168729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name="Google Shape;93;g32f01a6362_0_10:notes" draw:style-name="gr1" draw:layer="layout" svg:width="16.932cm" svg:height="9.524cm" svg:x="1.059cm" svg:y="1.905cm" draw:page-number="8" presentation:class="page"/>
          <draw:frame draw:name="Google Shape;94;g32f01a6362_0_10:notes" presentation:style-name="pr1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Why Not Combine the Data?" draw:style-name="dp4" draw:master-page-name="TITLE_5f_AND_5f_BODY" presentation:presentation-page-layout-name="AL2T1">
        <draw:frame draw:name="Google Shape;111;p2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W</text:span><text:span text:style-name="T4">h</text:span><text:span text:style-name="T4">y</text:span><text:span text:style-name="T4"> </text:span><text:span text:style-name="T4">N</text:span><text:span text:style-name="T4">o</text:span><text:span text:style-name="T4">t</text:span><text:span text:style-name="T4"> </text:span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?</text:span></text:p>
          </draw:text-box>
        </draw:frame>
        <draw:frame draw:name="Google Shape;112;p21" presentation:style-name="pr5" draw:text-style-name="P8" draw:layer="layout" svg:width="23.667cm" svg:height="9.489cm" svg:x="0.866cm" svg:y="3.201cm" presentation:class="outline" presentation:user-transformed="true">
          <draw:text-box>
            <text:p xml:id="id8" text:id="id8" text:style-name="P10"><text:span text:style-name="T12"/></text:p>
            <text:p xml:id="id9" text:id="id9" text:style-name="P10"><text:span text:style-name="T13"/></text:p>
            <text:p xml:id="id10" text:id="id10" text:style-name="P10"><text:span text:style-name="T13"/></text:p>
            <text:p xml:id="id11" text:id="id11" text:style-name="P10"><text:span text:style-name="T13"/></text:p>
            <text:list text:style-name="L7">
              <text:list-item>
                <text:p xml:id="id12" text:id="id12" text:style-name="P10"><text:span text:style-name="T14">What happened to Thomas Jones?</text:span></text:p>
              </text:list-item>
              <text:list-item>
                <text:p xml:id="id13" text:id="id13" text:style-name="P10"><text:span text:style-name="T14">What do we need to do if Sally changes her phone number?</text:span></text:p>
              </text:list-item>
            </text:list>
          </draw:text-box>
        </draw:frame>
        <draw:frame draw:name="Google Shape;113;p21" draw:style-name="standard" draw:layer="layout" svg:width="20.106cm" svg:height="4.403cm" svg:x="0.866cm" svg:y="4.523cm">
          <table:table>
            <table:table-column table:style-name="co8"/>
            <table:table-column table:style-name="co9"/>
            <table:table-column table:style-name="co10"/>
            <table:table-column table:style-name="co11"/>
            <table:table-column table:style-name="co12"/>
            <table:table-row table:style-name="ro1" table:default-cell-style-name="ce1">
              <table:table-cell>
                <text:p text:style-name="P4"><text:span text:style-name="T11">id</text:span></text:p>
              </table:table-cell>
              <table:table-cell>
                <text:p text:style-name="P4"><text:span text:style-name="T11">customerName</text:span></text:p>
              </table:table-cell>
              <table:table-cell>
                <text:p text:style-name="P4"><text:span text:style-name="T11">custTelephone</text:span></text:p>
              </table:table-cell>
              <table:table-cell>
                <text:p text:style-name="P4"><text:span text:style-name="T11">startDate</text:span></text:p>
              </table:table-cell>
              <table:table-cell>
                <text:p text:style-name="P4"><text:span text:style-name="T11">nights</text:span></text:p>
              </table:table-cell>
            </table:table-row>
            <table:table-row table:style-name="ro2" table:default-cell-style-name="ce2">
              <table:table-cell>
                <text:p text:style-name="P4"><text:span text:style-name="T10">23</text:span></text:p>
              </table:table-cell>
              <table:table-cell>
                <text:p text:style-name="P4"><text:span text:style-name="T10">Sally Duncan</text:span></text:p>
              </table:table-cell>
              <table:table-cell>
                <text:p text:style-name="P4"><text:span text:style-name="T10">07987654321</text:span></text:p>
              </table:table-cell>
              <table:table-cell>
                <text:p text:style-name="P4"><text:span text:style-name="T10">2018-06-14</text:span></text:p>
              </table:table-cell>
              <table:table-cell>
                <text:p text:style-name="P4"><text:span text:style-name="T10">3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0">24</text:span></text:p>
              </table:table-cell>
              <table:table-cell>
                <text:p text:style-name="P4"><text:span text:style-name="T10">Jenny Martin</text:span></text:p>
              </table:table-cell>
              <table:table-cell>
                <text:p text:style-name="P4"><text:span text:style-name="T10">01613456789</text:span></text:p>
              </table:table-cell>
              <table:table-cell>
                <text:p text:style-name="P4"><text:span text:style-name="T10">2018-05-27</text:span></text:p>
              </table:table-cell>
              <table:table-cell>
                <text:p text:style-name="P4"><text:span text:style-name="T10">5</text:span></text:p>
              </table:table-cell>
            </table:table-row>
            <table:table-row table:style-name="ro2" table:default-cell-style-name="ce3">
              <table:table-cell>
                <text:p text:style-name="P4"><text:span text:style-name="T10">25</text:span></text:p>
              </table:table-cell>
              <table:table-cell>
                <text:p text:style-name="P4"><text:span text:style-name="T10">Sally Duncan</text:span></text:p>
              </table:table-cell>
              <table:table-cell>
                <text:p text:style-name="P4"><text:span text:style-name="T10">07987654321</text:span></text:p>
              </table:table-cell>
              <table:table-cell>
                <text:p text:style-name="P4"><text:span text:style-name="T10">2018-06-25</text:span></text:p>
              </table:table-cell>
              <table:table-cell>
                <text:p text:style-name="P4"><text:span text:style-name="T10">2</text:span></text:p>
              </table:table-cell>
            </table:table-row>
          </table:table>
          <draw:image xlink:href="Pictures/TablePreview3.svm" xlink:type="simple" xlink:show="embed" xlink:actuate="onLoad"/>
        </draw:frame>
        <draw:custom-shape draw:name="Google Shape;114;p21" draw:style-name="gr2" draw:text-style-name="P15" draw:layer="layout" svg:width="6.702cm" svg:height="1.007cm" svg:x="0.866cm" svg:y="3.516cm">
          <text:p text:style-name="P14"><text:span text:style-name="T11">BOOKINGS tabl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5;p21" draw:style-name="gr2" draw:text-style-name="P15" xml:id="id14" draw:id="id14" draw:layer="layout" svg:width="8.601cm" svg:height="2.377cm" svg:x="7.81cm" svg:y="11.909cm">
          <text:p text:style-name="P14"><text:span text:style-name="T4"><text:s/></text:span><text:span text:style-name="T15">(Don’t do this!!!)</text:span></text:p>
          <text:p text:style-name="P14"><text:span text:style-name="T10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8" anim:sub-item="text" smil:attributeName="visibility" smil:to="visible"/>
                  <anim:animate smil:dur="2.5s" smil:targetElement="id8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9" anim:sub-item="text" smil:attributeName="visibility" smil:to="visible"/>
                  <anim:animate smil:dur="2.5s" smil:targetElement="id9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0" anim:sub-item="text" smil:attributeName="visibility" smil:to="visible"/>
                  <anim:animate smil:dur="2.5s" smil:targetElement="id10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1" anim:sub-item="text" smil:attributeName="visibility" smil:to="visible"/>
                  <anim:animate smil:dur="2.5s" smil:targetElement="id11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2" anim:sub-item="text" smil:attributeName="visibility" smil:to="visible"/>
                  <anim:animate smil:dur="2.5s" smil:targetElement="id12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3" anim:sub-item="text" smil:attributeName="visibility" smil:to="visible"/>
                  <anim:animate smil:dur="2.5s" smil:targetElement="id13" anim:sub-item="text" smil:attributeName="x" smil:values="x+1;x" smil:keyTimes="0;1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4" smil:attributeName="visibility" smil:to="visible"/>
                  <anim:transitionFilter smil:dur="1s" smil:targetElement="id14" smil:type="fade" smil:subtype="crossfade"/>
                </anim:par>
              </anim:par>
            </anim:par>
          </anim:seq>
        </anim:par>
        <presentation:notes draw:style-name="dp2">
          <draw:page-thumbnail draw:name="Google Shape;108;g36f4f61fcc_0_8:notes" draw:style-name="gr1" draw:layer="layout" svg:width="16.932cm" svg:height="9.524cm" svg:x="1.059cm" svg:y="1.905cm" draw:page-number="9" presentation:class="page"/>
          <draw:frame draw:name="Google Shape;109;g36f4f61fcc_0_8:notes" presentation:style-name="pr1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et’s Get Started" draw:style-name="dp3" draw:master-page-name="TITLE_5f_AND_5f_BODY" presentation:presentation-page-layout-name="AL2T1">
        <draw:frame draw:name="Google Shape;120;p2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L</text:span><text:span text:style-name="T4">e</text:span><text:span text:style-name="T4">t</text:span><text:span text:style-name="T4">’</text:span><text:span text:style-name="T4">s</text:span><text:span text:style-name="T4"> </text:span><text:span text:style-name="T4">G</text:span><text:span text:style-name="T4">e</text:span><text:span text:style-name="T4">t</text:span><text:span text:style-name="T4"> </text:span><text:span text:style-name="T4">S</text:span><text:span text:style-name="T4">t</text:span><text:span text:style-name="T4">a</text:span><text:span text:style-name="T4">r</text:span><text:span text:style-name="T4">t</text:span><text:span text:style-name="T4">e</text:span><text:span text:style-name="T4">d</text:span></text:p>
          </draw:text-box>
        </draw:frame>
        <draw:frame draw:name="Google Shape;121;p2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6">We shall use PostgreSQL - a widely used relational database. It's </text:span><text:span text:style-name="T16">open-source and free to use.</text:span></text:p>
            <text:p text:style-name="P10"><text:span text:style-name="T17"/></text:p>
            <text:p text:style-name="P10"><text:span text:style-name="T16">If you have Ubuntu as your operating system you can install it </text:span><text:span text:style-name="T16">using:</text:span></text:p>
            <text:p text:style-name="P10"><text:span text:style-name="T18"><text:line-break/></text:span><text:span text:style-name="T19">Enter your Ubuntu user password when prompted</text:span></text:p>
            <text:p text:style-name="P10"><text:span text:style-name="T20"/></text:p>
            <text:p text:style-name="P10"><text:span text:style-name="T14">Verify your installation using:</text:span></text:p>
            <text:p text:style-name="P10"><text:span text:style-name="T14"><text:tab/></text:span></text:p>
          </draw:text-box>
        </draw:frame>
        <draw:custom-shape draw:name="Google Shape;122;p22" draw:style-name="gr4" draw:text-style-name="P17" draw:layer="layout" svg:width="23.562cm" svg:height="1.319cm" svg:x="0.919cm" svg:y="8.106cm">
          <text:p text:style-name="P14"><text:span text:style-name="T21">$ sudo apt-get install postgresql postgresql-contrib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2" draw:style-name="gr4" draw:text-style-name="P17" draw:layer="layout" svg:width="23.562cm" svg:height="1.177cm" svg:x="0.919cm" svg:y="11.894cm">
          <text:p text:style-name="P14"><text:span text:style-name="T21">$ psql --ver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17;g36f4f61fcc_0_16:notes" draw:style-name="gr1" draw:layer="layout" svg:width="16.932cm" svg:height="9.524cm" svg:x="1.059cm" svg:y="1.905cm" draw:page-number="10" presentation:class="page"/>
          <draw:frame draw:name="Google Shape;118;g36f4f61fcc_0_16:notes" presentation:style-name="pr1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reate a User then the Database" draw:style-name="dp3" draw:master-page-name="TITLE_5f_AND_5f_BODY" presentation:presentation-page-layout-name="AL2T1">
        <draw:frame draw:name="Google Shape;128;p2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</text:span><text:span text:style-name="T4">r</text:span><text:span text:style-name="T4">e</text:span><text:span text:style-name="T4">a</text:span><text:span text:style-name="T4">t</text:span><text:span text:style-name="T4">e</text:span><text:span text:style-name="T4"> </text:span><text:span text:style-name="T4">a</text:span><text:span text:style-name="T4"> </text:span><text:span text:style-name="T4">U</text:span><text:span text:style-name="T4">s</text:span><text:span text:style-name="T4">e</text:span><text:span text:style-name="T4">r</text:span><text:span text:style-name="T4"> </text:span><text:span text:style-name="T4">t</text:span><text:span text:style-name="T4">h</text:span><text:span text:style-name="T4">e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/text:p>
          </draw:text-box>
        </draw:frame>
        <draw:frame draw:name="Google Shape;129;p2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To create your DB user you'll have to use the postgres user - </text:span><text:span text:style-name="T14">but only this once…</text:span></text:p>
            <text:p text:style-name="P10"><text:span text:style-name="T14"/></text:p>
            <text:p text:style-name="P10"><text:span text:style-name="T19">Note: you may need to enter your Ubuntu password to run sudo…</text:span></text:p>
            <text:p text:style-name="P10"><text:span text:style-name="T14">Now create the database for this session:</text:span></text:p>
            <text:p text:style-name="P10"><text:span text:style-name="T19"/></text:p>
            <text:p text:style-name="P10"><text:span text:style-name="T19"/></text:p>
            <text:p text:style-name="P10"><text:span text:style-name="T14">NOTE: if &lt;your user name&gt; is the username you use to log </text:span><text:span text:style-name="T14">in to Ubuntu then you can log in without username or </text:span><text:span text:style-name="T14">password.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</draw:text-box>
        </draw:frame>
        <draw:custom-shape draw:name="Google Shape;130;p23" draw:style-name="gr4" draw:text-style-name="P17" draw:layer="layout" svg:width="23.562cm" svg:height="1.323cm" svg:x="0.919cm" svg:y="5.705cm">
          <text:p text:style-name="P14"><text:span text:style-name="T21">$ sudo -u postgres createuser -P --createdb &lt;your user name&gt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31;p23" draw:style-name="gr4" draw:text-style-name="P17" draw:layer="layout" svg:width="23.562cm" svg:height="1.323cm" svg:x="0.919cm" svg:y="8.9cm">
          <text:p text:style-name="P14"><text:span text:style-name="T21">$ createdb cyf_hot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25;g36f4f61fcc_0_21:notes" draw:style-name="gr1" draw:layer="layout" svg:width="16.932cm" svg:height="9.524cm" svg:x="1.059cm" svg:y="1.905cm" draw:page-number="11" presentation:class="page"/>
          <draw:frame draw:name="Google Shape;126;g36f4f61fcc_0_21:notes" presentation:style-name="pr1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Run the psql Command Line Interface (CLI)" draw:style-name="dp3" draw:master-page-name="TITLE_5f_AND_5f_BODY" presentation:presentation-page-layout-name="AL2T1">
        <draw:frame draw:name="Google Shape;136;p2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R</text:span><text:span text:style-name="T4">u</text:span><text:span text:style-name="T4">n</text:span><text:span text:style-name="T4"> </text:span><text:span text:style-name="T4">t</text:span><text:span text:style-name="T4">h</text:span><text:span text:style-name="T4">e</text:span><text:span text:style-name="T4"> </text:span><text:span text:style-name="T4">p</text:span><text:span text:style-name="T4">s</text:span><text:span text:style-name="T4">q</text:span><text:span text:style-name="T4">l</text:span><text:span text:style-name="T4"> </text:span><text:span text:style-name="T4">C</text:span><text:span text:style-name="T4">o</text:span><text:span text:style-name="T4">m</text:span><text:span text:style-name="T4">m</text:span><text:span text:style-name="T4">a</text:span><text:span text:style-name="T4">n</text:span><text:span text:style-name="T4">d</text:span><text:span text:style-name="T4"> </text:span><text:span text:style-name="T4">L</text:span><text:span text:style-name="T4">i</text:span><text:span text:style-name="T4">n</text:span><text:span text:style-name="T4">e</text:span><text:span text:style-name="T4"> </text:span><text:span text:style-name="T4">I</text:span><text:span text:style-name="T4">n</text:span><text:span text:style-name="T4">t</text:span><text:span text:style-name="T4">e</text:span><text:span text:style-name="T4">r</text:span><text:span text:style-name="T4">f</text:span><text:span text:style-name="T4">a</text:span><text:span text:style-name="T4">c</text:span><text:span text:style-name="T4">e</text:span><text:span text:style-name="T4"> </text:span><text:span text:style-name="T4">(</text:span><text:span text:style-name="T4">C</text:span><text:span text:style-name="T4">L</text:span><text:span text:style-name="T4">I</text:span><text:span text:style-name="T4">)</text:span></text:p>
          </draw:text-box>
        </draw:frame>
        <draw:frame draw:name="Google Shape;137;p2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5">Open a terminal on your laptop then type:</text:span></text:p>
          </draw:text-box>
        </draw:frame>
        <draw:custom-shape draw:name="Google Shape;138;p24" draw:style-name="gr4" draw:text-style-name="P17" draw:layer="layout" svg:width="23.816cm" svg:height="8.114cm" svg:x="0.972cm" svg:y="4.93cm">
          <text:p text:style-name="P14"><text:span text:style-name="T22">$</text:span><text:span text:style-name="T23"> psql cyf_hotel &lt;username&gt;</text:span></text:p>
          <text:p text:style-name="P14"><text:span text:style-name="T22">...</text:span></text:p>
          <text:p text:style-name="P14"><text:span text:style-name="T22">cyf=#&gt;</text:span><text:span text:style-name="T23"> help</text:span></text:p>
          <text:p text:style-name="P14"><text:span text:style-name="T22">You are using psql, the command-line interface to PostgreSQL.</text:span></text:p>
          <text:p text:style-name="P14"><text:span text:style-name="T22">Type: <text:s/>\copyright for distribution terms</text:span></text:p>
          <text:p text:style-name="P14"><text:span text:style-name="T22"><text:s text:c="3"/></text:span><text:span text:style-name="T22"><text:tab/></text:span><text:span text:style-name="T22">\h for help with SQL commands</text:span></text:p>
          <text:p text:style-name="P14"><text:span text:style-name="T22"><text:s text:c="3"/></text:span><text:span text:style-name="T22"><text:tab/></text:span><text:span text:style-name="T22">\? for help with psql commands</text:span></text:p>
          <text:p text:style-name="P14"><text:span text:style-name="T22"><text:s text:c="3"/></text:span><text:span text:style-name="T22"><text:tab/></text:span><text:span text:style-name="T22">\g or terminate with semicolon to execute query</text:span></text:p>
          <text:p text:style-name="P14"><text:span text:style-name="T22"><text:s text:c="3"/></text:span><text:span text:style-name="T22"><text:tab/></text:span><text:span text:style-name="T22">\q to quit</text:span></text:p>
          <text:p text:style-name="P14"><text:span text:style-name="T22">cyf=#&gt;</text:span></text:p>
          <text:p text:style-name="P14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33;g36f4f61fcc_0_27:notes" draw:style-name="gr1" draw:layer="layout" svg:width="16.932cm" svg:height="9.524cm" svg:x="1.059cm" svg:y="1.905cm" draw:page-number="12" presentation:class="page"/>
          <draw:frame draw:name="Google Shape;134;g36f4f61fcc_0_27:notes" presentation:style-name="pr1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opulate the Hotel Database" draw:style-name="dp3" draw:master-page-name="TITLE_5f_AND_5f_BODY" presentation:presentation-page-layout-name="AL2T1">
        <draw:frame draw:name="Google Shape;143;p2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P</text:span><text:span text:style-name="T4">o</text:span><text:span text:style-name="T4">p</text:span><text:span text:style-name="T4">u</text:span><text:span text:style-name="T4">l</text:span><text:span text:style-name="T4">a</text:span><text:span text:style-name="T4">t</text:span><text:span text:style-name="T4">e</text:span><text:span text:style-name="T4"> </text:span><text:span text:style-name="T4">t</text:span><text:span text:style-name="T4">h</text:span><text:span text:style-name="T4">e</text:span><text:span text:style-name="T4"> </text:span><text:span text:style-name="T4">H</text:span><text:span text:style-name="T4">o</text:span><text:span text:style-name="T4">t</text:span><text:span text:style-name="T4">e</text:span><text:span text:style-name="T4">l</text:span><text:span text:style-name="T4"> </text:span><text:span text:style-name="T4">D</text:span><text:span text:style-name="T4">a</text:span><text:span text:style-name="T4">t</text:span><text:span text:style-name="T4">a</text:span><text:span text:style-name="T4">b</text:span><text:span text:style-name="T4">a</text:span><text:span text:style-name="T4">s</text:span><text:span text:style-name="T4">e</text:span></text:p>
          </draw:text-box>
        </draw:frame>
        <draw:frame draw:name="Google Shape;144;p2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Load the initial data (so that you can start practising) from </text:span><text:span text:style-name="T14">the supplied script:</text:span></text:p>
          </draw:text-box>
        </draw:frame>
        <draw:custom-shape draw:name="Google Shape;145;p25" draw:style-name="gr4" draw:text-style-name="P17" draw:layer="layout" svg:width="23.502cm" svg:height="6.054cm" svg:x="1.031cm" svg:y="5.847cm">
          <text:p text:style-name="P14"><text:span text:style-name="T22">$ </text:span><text:span text:style-name="T24">cd path/to/script</text:span></text:p>
          <text:p text:style-name="P14"><text:span text:style-name="T22">$</text:span><text:span text:style-name="T24"> psql cyf_hotel keith</text:span></text:p>
          <text:p text:style-name="P14"><text:span text:style-name="T22">... </text:span></text:p>
          <text:p text:style-name="P14"><text:span text:style-name="T22">cyf_hotel=&gt; </text:span><text:span text:style-name="T24">\include build-hotel.sql</text:span></text:p>
          <text:p text:style-name="P14"><text:span text:style-name="T22">...</text:span></text:p>
          <text:p text:style-name="P14"><text:span text:style-name="T22">cyf_hotel=&gt; </text:span><text:span text:style-name="T24">\dt</text:span></text:p>
          <text:p text:style-name="P14"><text:span text:style-name="T22">...</text:span></text:p>
          <text:p text:style-name="P14"><text:span text:style-name="T22"/></text:p>
          <text:p text:style-name="P14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40;g3d8dd1f348_0_107:notes" draw:style-name="gr1" draw:layer="layout" svg:width="16.932cm" svg:height="9.524cm" svg:x="1.059cm" svg:y="1.905cm" draw:page-number="13" presentation:class="page"/>
          <draw:frame draw:name="Google Shape;141;g3d8dd1f348_0_107:notes" presentation:style-name="pr1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e SELECT Statement" draw:style-name="dp3" draw:master-page-name="TITLE_5f_AND_5f_BODY" presentation:presentation-page-layout-name="AL2T1">
        <office:forms form:automatic-focus="false" form:apply-design-mode="false"/>
        <draw:frame draw:name="Google Shape;150;p2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Th</text:span><text:span text:style-name="T4">e </text:span><text:span text:style-name="T4">S</text:span><text:span text:style-name="T4">EL</text:span><text:span text:style-name="T4">E</text:span><text:span text:style-name="T4">CT </text:span><text:span text:style-name="T4">St</text:span><text:span text:style-name="T4">at</text:span><text:span text:style-name="T4">e</text:span><text:span text:style-name="T4">m</text:span><text:span text:style-name="T4">en</text:span><text:span text:style-name="T4">t</text:span></text:p>
          </draw:text-box>
        </draw:frame>
        <draw:frame draw:name="Google Shape;151;p26" presentation:style-name="pr5" draw:text-style-name="P8" draw:layer="layout" svg:width="24.119cm" svg:height="9.489cm" svg:x="0.866cm" svg:y="3.201cm" presentation:class="outline" presentation:user-transformed="true">
          <draw:text-box>
            <text:p text:style-name="P10"><text:span text:style-name="T5">To get data out of a table you use the SELECT </text:span><text:span text:style-name="T5">statement:</text:span></text:p>
            <text:p text:style-name="P10"><text:span text:style-name="T25"><text:s/></text:span><text:span text:style-name="T25">SELECT ... FROM ...; </text:span><text:span text:style-name="T26">-</text:span></text:p>
            <text:p text:style-name="P10"><text:span text:style-name="T27">For example:</text:span></text:p>
            <text:p text:style-name="P10"><text:span text:style-name="T25"><text:s/></text:span><text:span text:style-name="T25">SELECT name, phone, country FROM customers; </text:span></text:p>
            <text:p text:style-name="P10"><text:span text:style-name="T25"><text:s/></text:span><text:span text:style-name="T25">SELECT * FROM rooms; </text:span><text:span text:style-name="T26">-</text:span></text:p>
            <text:p text:style-name="P10"><text:span text:style-name="T27">(Upper/Lower case only for emphasis - SQL accepts either)</text:span></text:p>
          </draw:text-box>
        </draw:frame>
        <draw:custom-shape draw:name="Google Shape;152;p26" draw:style-name="gr5" draw:text-style-name="P18" draw:layer="layout" svg:width="7.933cm" svg:height="2.32cm" svg:x="15.267cm" svg:y="5.08cm">
          <text:p text:style-name="P14"><text:span text:style-name="T28">Semicolon to end an SQL command</text:span></text:p>
          <draw:enhanced-geometry draw:mirror-horizontal="false" draw:mirror-vertical="false" svg:viewBox="0 0 0 0" draw:text-areas="?f38 ?f38 ?f39 ?f40" draw:type="ooxml-wedgeRoundRectCallout" draw:modifiers="-94152 25003 0" draw:enhanced-path="M 0 ?f35 L ?f12 0 ?f21 ?f29 ?f13 0 ?f36 0 L ?f42 ?f16 ?f23 ?f31 ?f42 ?f17 ?f42 ?f37 L ?f13 ?f41 ?f25 ?f33 ?f12 ?f41 ?f35 ?f41 L 0 ?f17 ?f19 ?f27 0 ?f16 Z N" drawooo:enhanced-path="M 0 ?f35 G ?f35 ?f35 ?f43 ?f44 L ?f12 0 ?f21 ?f29 ?f13 0 ?f36 0 G ?f35 ?f35 ?f45 ?f46 L ?f42 ?f16 ?f23 ?f31 ?f42 ?f17 ?f42 ?f37 G ?f35 ?f35 ?f47 ?f48 L ?f13 ?f41 ?f25 ?f33 ?f12 ?f41 ?f35 ?f41 G ?f35 ?f35 ?f49 ?f50 L 0 ?f17 ?f19 ?f27 0 ?f16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0 *logheight/logwidth"/>
            <draw:equation draw:name="f7" draw:formula="abs(?f1 )"/>
            <draw:equation draw:name="f8" draw:formula="abs(?f6 )"/>
            <draw:equation draw:name="f9" draw:formula="?f7 +0-?f8 "/>
            <draw:equation draw:name="f10" draw:formula="if(?f0 ,7,2)"/>
            <draw:equation draw:name="f11" draw:formula="if(?f0 ,10,5)"/>
            <draw:equation draw:name="f12" draw:formula="logwidth*?f10 /12"/>
            <draw:equation draw:name="f13" draw:formula="logwidth*?f11 /12"/>
            <draw:equation draw:name="f14" draw:formula="if(?f1 ,7,2)"/>
            <draw:equation draw:name="f15" draw:formula="if(?f1 ,10,5)"/>
            <draw:equation draw:name="f16" draw:formula="logheight*?f14 /12"/>
            <draw:equation draw:name="f17" draw:formula="logheight*?f15 /12"/>
            <draw:equation draw:name="f18" draw:formula="if(?f0 ,0,?f3 )"/>
            <draw:equation draw:name="f19" draw:formula="if(?f9 ,0,?f18 )"/>
            <draw:equation draw:name="f20" draw:formula="if(?f1 ,?f12 ,?f3 )"/>
            <draw:equation draw:name="f21" draw:formula="if(?f9 ,?f20 ,?f12 )"/>
            <draw:equation draw:name="f22" draw:formula="if(?f0 ,?f3 ,logwidth)"/>
            <draw:equation draw:name="f23" draw:formula="if(?f9 ,logwidth,?f22 )"/>
            <draw:equation draw:name="f24" draw:formula="if(?f1 ,?f3 ,?f12 )"/>
            <draw:equation draw:name="f25" draw:formula="if(?f9 ,?f24 ,?f12 )"/>
            <draw:equation draw:name="f26" draw:formula="if(?f0 ,?f16 ,?f5 )"/>
            <draw:equation draw:name="f27" draw:formula="if(?f9 ,?f16 ,?f26 )"/>
            <draw:equation draw:name="f28" draw:formula="if(?f1 ,0,?f5 )"/>
            <draw:equation draw:name="f29" draw:formula="if(?f9 ,?f28 ,0)"/>
            <draw:equation draw:name="f30" draw:formula="if(?f0 ,?f5 ,?f16 )"/>
            <draw:equation draw:name="f31" draw:formula="if(?f9 ,?f16 ,?f30 )"/>
            <draw:equation draw:name="f32" draw:formula="if(?f1 ,?f5 ,logheight)"/>
            <draw:equation draw:name="f33" draw:formula="if(?f9 ,?f32 ,logheight)"/>
            <draw:equation draw:name="f34" draw:formula="min(logwidth,logheight)"/>
            <draw:equation draw:name="f35" draw:formula="?f34 *$2 /100000"/>
            <draw:equation draw:name="f36" draw:formula="logwidth+0-?f35 "/>
            <draw:equation draw:name="f37" draw:formula="logheight+0-?f35 "/>
            <draw:equation draw:name="f38" draw:formula="?f35 *29289/100000"/>
            <draw:equation draw:name="f39" draw:formula="logwidth+0-?f38 "/>
            <draw:equation draw:name="f40" draw:formula="logheight+0-?f38 "/>
            <draw:equation draw:name="f41" draw:formula="logheight"/>
            <draw:equation draw:name="f42" draw:formula="logwidth"/>
            <draw:equation draw:name="f43" draw:formula="(10800000)/60000.0"/>
            <draw:equation draw:name="f44" draw:formula="(5400000)/60000.0"/>
            <draw:equation draw:name="f45" draw:formula="(16200000)/60000.0"/>
            <draw:equation draw:name="f46" draw:formula="(5400000)/60000.0"/>
            <draw:equation draw:name="f47" draw:formula="(0)/60000.0"/>
            <draw:equation draw:name="f48" draw:formula="(5400000)/60000.0"/>
            <draw:equation draw:name="f49" draw:formula="(5400000)/60000.0"/>
            <draw:equation draw:name="f50" draw:formula="(5400000)/60000.0"/>
            <draw:handle draw:handle-range-y-minimum="-2147483647" draw:handle-range-y-maximum="2147483647" draw:handle-range-x-minimum="-2147483647" draw:handle-range-x-maximum="2147483647" draw:handle-position="?f3 ?f5"/>
          </draw:enhanced-geometry>
        </draw:custom-shape>
        <presentation:notes draw:style-name="dp2">
          <draw:page-thumbnail draw:name="Google Shape;147;g3d8dd1f348_0_40:notes" draw:style-name="gr1" draw:layer="layout" svg:width="16.932cm" svg:height="9.524cm" svg:x="1.059cm" svg:y="1.905cm" draw:page-number="14" presentation:class="page"/>
          <draw:frame draw:name="Google Shape;148;g3d8dd1f348_0_40:notes" presentation:style-name="pr1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anging the Order of Columns" draw:style-name="dp3" draw:master-page-name="TITLE_5f_AND_5f_BODY" presentation:presentation-page-layout-name="AL2T1">
        <draw:frame draw:name="Google Shape;157;p2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</text:span><text:span text:style-name="T4">h</text:span><text:span text:style-name="T4">a</text:span><text:span text:style-name="T4">n</text:span><text:span text:style-name="T4">g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O</text:span><text:span text:style-name="T4">r</text:span><text:span text:style-name="T4">d</text:span><text:span text:style-name="T4">e</text:span><text:span text:style-name="T4">r</text:span><text:span text:style-name="T4"> </text:span><text:span text:style-name="T4">o</text:span><text:span text:style-name="T4">f</text:span><text:span text:style-name="T4"> </text:span><text:span text:style-name="T4">C</text:span><text:span text:style-name="T4">o</text:span><text:span text:style-name="T4">l</text:span><text:span text:style-name="T4">u</text:span><text:span text:style-name="T4">m</text:span><text:span text:style-name="T4">n</text:span><text:span text:style-name="T4">s</text:span></text:p>
          </draw:text-box>
        </draw:frame>
        <draw:frame draw:name="Google Shape;158;p27" presentation:style-name="pr5" draw:text-style-name="P8" draw:layer="layout" svg:width="23.947cm" svg:height="9.489cm" svg:x="0.866cm" svg:y="3.201cm" presentation:class="outline" presentation:user-transformed="true">
          <draw:text-box>
            <text:p text:style-name="P10"><text:span text:style-name="T14">You can return columns in any order:</text:span></text:p>
            <text:p text:style-name="P4"><text:span text:style-name="T25"><text:s/></text:span><text:span text:style-name="T25">SELECT country, name, </text:span></text:p>
            <text:p text:style-name="P4"><text:span text:style-name="T25"><text:s text:c="3"/></text:span><text:span text:style-name="T25">phone FROM </text:span><text:span text:style-name="T25"><text:line-break/></text:span><text:span text:style-name="T25"> <text:s text:c="2"/>customers; </text:span><text:span text:style-name="T29"><text:s text:c="2"/></text:span><text:span text:style-name="T30">Commands can run over several lines</text:span></text:p>
            <text:p text:style-name="P4"><text:span text:style-name="T31"><text:line-break/></text:span><text:span text:style-name="T30">To see the column names in a table use either:</text:span></text:p>
            <text:p text:style-name="P4"><text:span text:style-name="T25"><text:s/></text:span><text:span text:style-name="T25">SELECT * FROM customers; </text:span><text:span text:style-name="T26"><text:s/></text:span></text:p>
            <text:p text:style-name="P4"><text:span text:style-name="T27">Or</text:span></text:p>
            <text:p text:style-name="P4"><text:span text:style-name="T25"><text:s/></text:span><text:span text:style-name="T25">\d customers </text:span></text:p>
            <text:p text:style-name="P10"><text:span text:style-name="T32"/></text:p>
          </draw:text-box>
        </draw:frame>
        <presentation:notes draw:style-name="dp2">
          <draw:page-thumbnail draw:name="Google Shape;154;g3d8dd1f348_0_45:notes" draw:style-name="gr1" draw:layer="layout" svg:width="16.932cm" svg:height="9.524cm" svg:x="1.059cm" svg:y="1.905cm" draw:page-number="15" presentation:class="page"/>
          <draw:frame draw:name="Google Shape;155;g3d8dd1f348_0_45:notes" presentation:style-name="pr2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5" draw:master-page-name="TITLE_5f_AND_5f_BODY" presentation:presentation-page-layout-name="AL2T1">
        <draw:frame draw:name="Google Shape;163;p2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text:span text:style-name="T4">:</text:span></text:p>
          </draw:text-box>
        </draw:frame>
        <draw:frame draw:name="Google Shape;164;p28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7"><text:span text:style-name="T14">List the name, phone and email for all customers</text:span></text:p>
              </text:list-item>
              <text:list-item>
                <text:p text:style-name="P7"><text:span text:style-name="T14">List all the details of rooms</text:span></text:p>
              </text:list-item>
              <text:list-item>
                <text:p text:style-name="P7"><text:span text:style-name="T14">List the customer id, checkin date and number of guests </text:span><text:span text:style-name="T14">from reservations</text:span></text:p>
              </text:list-item>
            </text:list>
          </draw:text-box>
        </draw:frame>
        <presentation:notes draw:style-name="dp2">
          <draw:page-thumbnail draw:name="Google Shape;160;g3d8dd1f348_0_50:notes" draw:style-name="gr1" draw:layer="layout" svg:width="16.932cm" svg:height="9.524cm" svg:x="1.059cm" svg:y="1.905cm" draw:page-number="16" presentation:class="page"/>
          <draw:frame draw:name="Google Shape;161;g3d8dd1f348_0_50:notes" presentation:style-name="pr2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ome Useful Non-standard psql Commands" draw:style-name="dp3" draw:master-page-name="TITLE_5f_AND_5f_BODY" presentation:presentation-page-layout-name="AL2T1">
        <draw:frame draw:name="Google Shape;169;p2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S</text:span><text:span text:style-name="T4">o</text:span><text:span text:style-name="T4">m</text:span><text:span text:style-name="T4">e</text:span><text:span text:style-name="T4"> </text:span><text:span text:style-name="T4">U</text:span><text:span text:style-name="T4">s</text:span><text:span text:style-name="T4">e</text:span><text:span text:style-name="T4">f</text:span><text:span text:style-name="T4">u</text:span><text:span text:style-name="T4">l</text:span><text:span text:style-name="T4"> </text:span><text:span text:style-name="T4">N</text:span><text:span text:style-name="T4">o</text:span><text:span text:style-name="T4">n</text:span><text:span text:style-name="T4">-</text:span><text:span text:style-name="T4">s</text:span><text:span text:style-name="T4">t</text:span><text:span text:style-name="T4">a</text:span><text:span text:style-name="T4">n</text:span><text:span text:style-name="T4">d</text:span><text:span text:style-name="T4">a</text:span><text:span text:style-name="T4">r</text:span><text:span text:style-name="T4">d</text:span><text:span text:style-name="T4"> </text:span><text:span text:style-name="T4">p</text:span><text:span text:style-name="T4">s</text:span><text:span text:style-name="T4">q</text:span><text:span text:style-name="T4">l</text:span><text:span text:style-name="T4"> </text:span><text:span text:style-name="T4">C</text:span><text:span text:style-name="T4">o</text:span><text:span text:style-name="T4">m</text:span><text:span text:style-name="T4">m</text:span><text:span text:style-name="T4">a</text:span><text:span text:style-name="T4">n</text:span><text:span text:style-name="T4">d</text:span><text:span text:style-name="T4">s</text:span></text:p>
          </draw:text-box>
        </draw:frame>
        <draw:frame draw:name="Google Shape;170;p2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4"><text:span text:style-name="T16">Display a list of table names in the database:</text:span></text:p>
            <text:p text:style-name="P4"><text:span text:style-name="T16"><text:tab/></text:span><text:span text:style-name="T33"> </text:span><text:span text:style-name="T33">\dt </text:span><text:span text:style-name="T34"><text:s text:c="2"/></text:span><text:span text:style-name="T35">-</text:span></text:p>
            <text:p text:style-name="P4"><text:span text:style-name="T34">Display the definition of a table:</text:span></text:p>
            <text:p text:style-name="P4"><text:span text:style-name="T34"><text:tab/></text:span><text:span text:style-name="T33"> </text:span><text:span text:style-name="T33">\d tableName </text:span><text:span text:style-name="T34"><text:s text:c="2"/></text:span><text:span text:style-name="T36">-</text:span></text:p>
            <text:p text:style-name="P4"><text:span text:style-name="T34">Display help for SQL commands:</text:span></text:p>
            <text:p text:style-name="P4"><text:span text:style-name="T34"><text:tab/></text:span><text:span text:style-name="T33"> </text:span><text:span text:style-name="T33">\h [command] </text:span><text:span text:style-name="T34"><text:s text:c="2"/></text:span><text:span text:style-name="T36">-</text:span></text:p>
            <text:p text:style-name="P4"><text:span text:style-name="T34">Display a summary of psql (backslash) commands:</text:span></text:p>
            <text:p text:style-name="P4"><text:span text:style-name="T34"><text:tab/></text:span><text:span text:style-name="T33"> </text:span><text:span text:style-name="T33">\? </text:span><text:span text:style-name="T34"><text:s text:c="2"/></text:span><text:span text:style-name="T37">-</text:span><text:span text:style-name="T38"> <text:s/></text:span><text:span text:style-name="T34"><text:s/></text:span></text:p>
            <text:p text:style-name="P4"><text:span text:style-name="T34">Exit (quit) from psql: </text:span></text:p>
            <text:p text:style-name="P4"><text:span text:style-name="T34"><text:tab/></text:span><text:span text:style-name="T33"> </text:span><text:span text:style-name="T33">\q </text:span><text:span text:style-name="T34"><text:s text:c="2"/></text:span><text:span text:style-name="T37">-</text:span></text:p>
          </draw:text-box>
        </draw:frame>
        <presentation:notes draw:style-name="dp2">
          <draw:page-thumbnail draw:name="Google Shape;166;g3d8dd1f348_0_55:notes" draw:style-name="gr1" draw:layer="layout" svg:width="16.932cm" svg:height="9.524cm" svg:x="1.059cm" svg:y="1.905cm" draw:page-number="17" presentation:class="page"/>
          <draw:frame draw:name="Google Shape;167;g3d8dd1f348_0_55:notes" presentation:style-name="pr2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6" draw:master-page-name="TITLE_5f_AND_5f_BODY" presentation:presentation-page-layout-name="AL2T1">
        <draw:frame draw:name="Google Shape;175;p3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text:span text:style-name="T4">:</text:span></text:p>
          </draw:text-box>
        </draw:frame>
        <draw:frame draw:name="Google Shape;176;p3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7"><text:span text:style-name="T14">Display the definition of the customers table</text:span></text:p>
              </text:list-item>
              <text:list-item>
                <text:p text:style-name="P7"><text:span text:style-name="T14">Display the help for the SELECT command</text:span></text:p>
              </text:list-item>
              <text:list-item>
                <text:p text:style-name="P7"><text:span text:style-name="T14">Read the psql command help and find out what \dS </text:span><text:span text:style-name="T14">does, then try it</text:span></text:p>
              </text:list-item>
            </text:list>
          </draw:text-box>
        </draw:frame>
        <presentation:notes draw:style-name="dp2">
          <draw:page-thumbnail draw:name="Google Shape;172;g8c3f4a91f6_0_0:notes" draw:style-name="gr1" draw:layer="layout" svg:width="16.932cm" svg:height="9.524cm" svg:x="1.059cm" svg:y="1.905cm" draw:page-number="18" presentation:class="page"/>
          <draw:frame draw:name="Google Shape;173;g8c3f4a91f6_0_0:notes" presentation:style-name="pr2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isplaying More Than Just Columns" draw:style-name="dp3" draw:master-page-name="TITLE_5f_AND_5f_BODY" presentation:presentation-page-layout-name="AL2T1">
        <draw:frame draw:name="Google Shape;181;p3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D</text:span><text:span text:style-name="T4">i</text:span><text:span text:style-name="T4">s</text:span><text:span text:style-name="T4">p</text:span><text:span text:style-name="T4">l</text:span><text:span text:style-name="T4">a</text:span><text:span text:style-name="T4">y</text:span><text:span text:style-name="T4">i</text:span><text:span text:style-name="T4">n</text:span><text:span text:style-name="T4">g</text:span><text:span text:style-name="T4"> </text:span><text:span text:style-name="T4">M</text:span><text:span text:style-name="T4">o</text:span><text:span text:style-name="T4">r</text:span><text:span text:style-name="T4">e</text:span><text:span text:style-name="T4"> </text:span><text:span text:style-name="T4">T</text:span><text:span text:style-name="T4">h</text:span><text:span text:style-name="T4">a</text:span><text:span text:style-name="T4">n</text:span><text:span text:style-name="T4"> </text:span><text:span text:style-name="T4">J</text:span><text:span text:style-name="T4">u</text:span><text:span text:style-name="T4">s</text:span><text:span text:style-name="T4">t</text:span><text:span text:style-name="T4"> </text:span><text:span text:style-name="T4">C</text:span><text:span text:style-name="T4">o</text:span><text:span text:style-name="T4">l</text:span><text:span text:style-name="T4">u</text:span><text:span text:style-name="T4">m</text:span><text:span text:style-name="T4">n</text:span><text:span text:style-name="T4">s</text:span></text:p>
          </draw:text-box>
        </draw:frame>
        <draw:frame draw:name="Google Shape;182;p3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You can use expressions in SQL:</text:span></text:p>
            <text:p text:style-name="P10"><text:span text:style-name="T14"><text:tab/></text:span><text:span text:style-name="T25"> </text:span><text:span text:style-name="T25">SELECT room_no, rate * 0.85 FROM rooms;</text:span></text:p>
            <text:p text:style-name="P10"><text:span text:style-name="T27">Use a column alias to name the expression:</text:span></text:p>
            <text:p text:style-name="P10"><text:span text:style-name="T27"><text:tab/></text:span><text:span text:style-name="T29"> </text:span></text:p>
            <text:p text:style-name="P10"><text:span text:style-name="T27"/></text:p>
            <text:p text:style-name="P10"><text:span text:style-name="T27"/></text:p>
            <text:p text:style-name="P10"><text:span text:style-name="T27"/></text:p>
            <text:p text:style-name="P10"><text:span text:style-name="T27">Note: multi-line SQL, use ; (semicolon) to end</text:span></text:p>
          </draw:text-box>
        </draw:frame>
        <draw:custom-shape draw:name="Google Shape;183;p31" draw:style-name="gr6" draw:text-style-name="P20" draw:layer="layout" svg:width="21.341cm" svg:height="3.8cm" svg:x="2.398cm" svg:y="7cm">
          <text:p text:style-name="P19"><text:span text:style-name="T25">SELECT room_no, </text:span></text:p>
          <text:p text:style-name="P19"><text:span text:style-name="T25"><text:s text:c="7"/></text:span><text:span text:style-name="T25">rate * 0.85 </text:span><text:span text:style-name="T39">AS discounted_rate</text:span></text:p>
          <text:p text:style-name="P19"><text:span text:style-name="T25"><text:s text:c="3"/></text:span><text:span text:style-name="T25">FROM rooms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78;g3d8dd1f348_0_65:notes" draw:style-name="gr1" draw:layer="layout" svg:width="16.932cm" svg:height="9.524cm" svg:x="1.059cm" svg:y="1.905cm" draw:page-number="19" presentation:class="page"/>
          <draw:frame draw:name="Google Shape;179;g3d8dd1f348_0_65:notes" presentation:style-name="pr2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ressions in SQL" draw:style-name="dp3" draw:master-page-name="TITLE_5f_AND_5f_BODY" presentation:presentation-page-layout-name="AL2T1">
        <draw:frame draw:name="Google Shape;188;p3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x</text:span><text:span text:style-name="T4">p</text:span><text:span text:style-name="T4">r</text:span><text:span text:style-name="T4">e</text:span><text:span text:style-name="T4">s</text:span><text:span text:style-name="T4">s</text:span><text:span text:style-name="T4">i</text:span><text:span text:style-name="T4">o</text:span><text:span text:style-name="T4">n</text:span><text:span text:style-name="T4">s</text:span><text:span text:style-name="T4"> </text:span><text:span text:style-name="T4">i</text:span><text:span text:style-name="T4">n</text:span><text:span text:style-name="T4"> </text:span><text:span text:style-name="T4">S</text:span><text:span text:style-name="T4">Q</text:span><text:span text:style-name="T4">L</text:span></text:p>
          </draw:text-box>
        </draw:frame>
        <draw:frame draw:name="Google Shape;189;p3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Arithmetic:</text:span><text:span text:style-name="T14"><text:tab/></text:span><text:span text:style-name="T14">* </text:span><text:span text:style-name="T40">multiply</text:span><text:span text:style-name="T14">, <text:s/>/ </text:span><text:span text:style-name="T40">divide</text:span><text:span text:style-name="T14">, <text:s/>+ </text:span><text:span text:style-name="T40">add</text:span><text:span text:style-name="T14">, <text:s/>- </text:span><text:span text:style-name="T40">subtract</text:span><text:span text:style-name="T14">,</text:span></text:p>
            <text:p text:style-name="P10"><text:span text:style-name="T14"><text:tab/></text:span><text:span text:style-name="T14"><text:tab/></text:span><text:span text:style-name="T14"><text:tab/></text:span><text:span text:style-name="T14"><text:tab/></text:span><text:span text:style-name="T14">% </text:span><text:span text:style-name="T40">modulo</text:span><text:span text:style-name="T14">, <text:s/>(...) </text:span><text:span text:style-name="T40">parentheses</text:span></text:p>
            <text:p text:style-name="P10"><text:span text:style-name="T14">String:</text:span><text:span text:style-name="T14"><text:tab/></text:span><text:span text:style-name="T14"><text:tab/></text:span><text:span text:style-name="T14"><text:tab/></text:span><text:span text:style-name="T14">|| </text:span><text:span text:style-name="T40">concatenate</text:span></text:p>
            <text:p text:style-name="P10"><text:span text:style-name="T14"/></text:p>
            <text:p text:style-name="P10"><text:span text:style-name="T14">Functions:</text:span><text:span text:style-name="T14"><text:tab/></text:span><text:span text:style-name="T14">These are not part of the SQL standard and so </text:span></text:p>
            <text:p text:style-name="P21"><text:span text:style-name="T14">each vendor has their own set of functions.</text:span></text:p>
            <text:p text:style-name="P10"><text:span text:style-name="T14">Refer to the vendor’s SQL documentation for functions.</text:span></text:p>
            <text:p text:style-name="P10"><text:span text:style-name="T14">(e.g. https://www.postgresql.org/docs/12/functions.html)</text:span></text:p>
          </draw:text-box>
        </draw:frame>
        <presentation:notes draw:style-name="dp2">
          <draw:page-thumbnail draw:name="Google Shape;185;g3d8dd1f348_0_71:notes" draw:style-name="gr1" draw:layer="layout" svg:width="16.932cm" svg:height="9.524cm" svg:x="1.059cm" svg:y="1.905cm" draw:page-number="20" presentation:class="page"/>
          <draw:frame draw:name="Google Shape;186;g3d8dd1f348_0_71:notes" presentation:style-name="pr2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hoosing the Rows" draw:style-name="dp3" draw:master-page-name="TITLE_5f_AND_5f_BODY" presentation:presentation-page-layout-name="AL2T1">
        <draw:frame draw:name="Google Shape;194;p3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</text:span><text:span text:style-name="T4">h</text:span><text:span text:style-name="T4">o</text:span><text:span text:style-name="T4">o</text:span><text:span text:style-name="T4">s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o</text:span><text:span text:style-name="T4">w</text:span><text:span text:style-name="T4">s</text:span></text:p>
          </draw:text-box>
        </draw:frame>
        <draw:frame draw:name="Google Shape;195;p3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You can choose which rows to show: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Note: only one = (equals) symbol to test for equality</text:span></text:p>
            <text:p text:style-name="P10"><text:span text:style-name="T14">You can use &lt;, &gt;, &lt;=, &gt;=, != (or &lt;&gt;)</text:span></text:p>
            <text:p text:style-name="P10"><text:span text:style-name="T14">Only rows that match the predicate (test) are returned.</text:span></text:p>
            <text:p text:style-name="P10"><text:span text:style-name="T41"/></text:p>
            <text:p text:style-name="P10"><text:span text:style-name="T42"/></text:p>
          </draw:text-box>
        </draw:frame>
        <draw:custom-shape draw:name="Google Shape;196;p33" draw:style-name="gr7" draw:text-style-name="P23" draw:layer="layout" svg:width="21.341cm" svg:height="3.699cm" svg:x="2.424cm" svg:y="4.701cm">
          <text:p text:style-name="P22"><text:span text:style-name="T29">SELECT id, name, phone, email, country</text:span></text:p>
          <text:p text:style-name="P22"><text:span text:style-name="T29"><text:s text:c="3"/></text:span><text:span text:style-name="T29">FROM customers</text:span></text:p>
          <text:p text:style-name="P22"><text:span text:style-name="T29"><text:s text:c="3"/></text:span><text:span text:style-name="T29">WHERE country = 'France'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191;g4ec1332a0a_0_0:notes" draw:style-name="gr1" draw:layer="layout" svg:width="16.932cm" svg:height="9.524cm" svg:x="1.059cm" svg:y="1.905cm" draw:page-number="21" presentation:class="page"/>
          <draw:frame draw:name="Google Shape;192;g4ec1332a0a_0_0:notes" presentation:style-name="pr2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limiting Strings and Dates" draw:style-name="dp3" draw:master-page-name="TITLE_5f_AND_5f_BODY" presentation:presentation-page-layout-name="AL2T1">
        <draw:frame draw:name="Google Shape;201;p3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D</text:span><text:span text:style-name="T4">e</text:span><text:span text:style-name="T4">l</text:span><text:span text:style-name="T4">i</text:span><text:span text:style-name="T4">m</text:span><text:span text:style-name="T4">i</text:span><text:span text:style-name="T4">t</text:span><text:span text:style-name="T4">i</text:span><text:span text:style-name="T4">n</text:span><text:span text:style-name="T4">g</text:span><text:span text:style-name="T4"> </text:span><text:span text:style-name="T4">S</text:span><text:span text:style-name="T4">t</text:span><text:span text:style-name="T4">r</text:span><text:span text:style-name="T4">i</text:span><text:span text:style-name="T4">n</text:span><text:span text:style-name="T4">g</text:span><text:span text:style-name="T4">s</text:span><text:span text:style-name="T4"> </text:span><text:span text:style-name="T4">a</text:span><text:span text:style-name="T4">n</text:span><text:span text:style-name="T4">d</text:span><text:span text:style-name="T4"> </text:span><text:span text:style-name="T4">D</text:span><text:span text:style-name="T4">a</text:span><text:span text:style-name="T4">t</text:span><text:span text:style-name="T4">e</text:span><text:span text:style-name="T4">s</text:span></text:p>
          </draw:text-box>
        </draw:frame>
        <draw:frame draw:name="Google Shape;202;p3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Use single quotes (apostrophes) to define the start and end </text:span><text:span text:style-name="T14">of string values.</text:span></text:p>
            <text:p text:style-name="P10"><text:span text:style-name="T14">e.g.</text:span><text:span text:style-name="T14"><text:tab/></text:span><text:span text:style-name="T14">'France'</text:span><text:span text:style-name="T14"><text:tab/></text:span><text:span text:style-name="T14">'Keith'</text:span><text:span text:style-name="T14"><text:tab/></text:span><text:span text:style-name="T14"><text:tab/></text:span><text:span text:style-name="T14">'2020-03-23'</text:span><text:span text:style-name="T14"><text:tab/></text:span><text:span text:style-name="T14"><text:tab/></text:span><text:span text:style-name="T14">'lockdown'</text:span></text:p>
            <text:p text:style-name="P10"><text:span text:style-name="T14"/></text:p>
            <text:p text:style-name="P10"><text:span text:style-name="T14">Dates should be given in ISO format (YYYY-MM-DD) inside </text:span><text:span text:style-name="T14">apostrophes.</text:span></text:p>
          </draw:text-box>
        </draw:frame>
        <presentation:notes draw:style-name="dp2">
          <draw:page-thumbnail draw:name="Google Shape;198;g8f838e3860_0_1:notes" draw:style-name="gr1" draw:layer="layout" svg:width="16.932cm" svg:height="9.524cm" svg:x="1.059cm" svg:y="1.905cm" draw:page-number="22" presentation:class="page"/>
          <draw:frame draw:name="Google Shape;199;g8f838e3860_0_1:notes" presentation:style-name="pr2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bining Tests in a Predicate" draw:style-name="dp3" draw:master-page-name="TITLE_5f_AND_5f_BODY" presentation:presentation-page-layout-name="AL2T1">
        <draw:frame draw:name="Google Shape;207;p3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s</text:span><text:span text:style-name="T4">t</text:span><text:span text:style-name="T4">s</text:span><text:span text:style-name="T4"> </text:span><text:span text:style-name="T4">i</text:span><text:span text:style-name="T4">n</text:span><text:span text:style-name="T4"> </text:span><text:span text:style-name="T4">a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a</text:span><text:span text:style-name="T4">t</text:span><text:span text:style-name="T4">e</text:span></text:p>
          </draw:text-box>
        </draw:frame>
        <draw:frame draw:name="Google Shape;208;p35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43"><text:s/></text:span><text:span text:style-name="T14">Use AND and OR to combine tests: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Lists reservations for rooms on the second floor starting </text:span><text:span text:style-name="T14">from the start of 2018.</text:span></text:p>
          </draw:text-box>
        </draw:frame>
        <draw:custom-shape draw:name="Google Shape;209;p35" draw:style-name="gr8" draw:text-style-name="P23" draw:layer="layout" svg:width="21.341cm" svg:height="4.899cm" svg:x="2.424cm" svg:y="4.601cm">
          <text:p text:style-name="P22"><text:span text:style-name="T29">SELECT * FROM reservations</text:span></text:p>
          <text:p text:style-name="P22"><text:span text:style-name="T29"><text:s text:c="3"/></text:span><text:span text:style-name="T29">WHERE room_no &gt;= 200</text:span></text:p>
          <text:p text:style-name="P22"><text:span text:style-name="T29"><text:s text:c="5"/></text:span><text:span text:style-name="T29">AND room_no &lt; 300</text:span></text:p>
          <text:p text:style-name="P24"><text:span text:style-name="T29">AND checkin_date &gt;= '2018-01-01'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04;g4ec1332a0a_0_6:notes" draw:style-name="gr1" draw:layer="layout" svg:width="16.932cm" svg:height="9.524cm" svg:x="1.059cm" svg:y="1.905cm" draw:page-number="23" presentation:class="page"/>
          <draw:frame draw:name="Google Shape;205;g4ec1332a0a_0_6:notes" presentation:style-name="pr2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Combining Tests in a Predicate" draw:style-name="dp3" draw:master-page-name="TITLE_5f_AND_5f_BODY" presentation:presentation-page-layout-name="AL2T1">
        <draw:frame draw:name="Google Shape;214;p3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C</text:span><text:span text:style-name="T4">o</text:span><text:span text:style-name="T4">m</text:span><text:span text:style-name="T4">b</text:span><text:span text:style-name="T4">i</text:span><text:span text:style-name="T4">n</text:span><text:span text:style-name="T4">i</text:span><text:span text:style-name="T4">n</text:span><text:span text:style-name="T4">g</text:span><text:span text:style-name="T4"> </text:span><text:span text:style-name="T4">T</text:span><text:span text:style-name="T4">e</text:span><text:span text:style-name="T4">s</text:span><text:span text:style-name="T4">t</text:span><text:span text:style-name="T4">s</text:span><text:span text:style-name="T4"> </text:span><text:span text:style-name="T4">i</text:span><text:span text:style-name="T4">n</text:span><text:span text:style-name="T4"> </text:span><text:span text:style-name="T4">a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a</text:span><text:span text:style-name="T4">t</text:span><text:span text:style-name="T4">e</text:span></text:p>
          </draw:text-box>
        </draw:frame>
        <draw:frame draw:name="Google Shape;215;p3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Another example: (cheap or Premier rooms on floors 1 &amp; 2)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</draw:text-box>
        </draw:frame>
        <draw:custom-shape draw:name="Google Shape;216;p36" draw:style-name="gr9" draw:text-style-name="P23" draw:layer="layout" svg:width="21.341cm" svg:height="4.833cm" svg:x="2.424cm" svg:y="4.701cm">
          <text:p text:style-name="P22"><text:span text:style-name="T29">SELECT * FROM rooms</text:span></text:p>
          <text:p text:style-name="P22"><text:span text:style-name="T29"><text:s text:c="3"/></text:span><text:span text:style-name="T29">WHERE room_type = 'PREMIER'</text:span></text:p>
          <text:p text:style-name="P22"><text:span text:style-name="T29"><text:s text:c="6"/></text:span><text:span text:style-name="T29">OR rate &lt; 100.00</text:span></text:p>
          <text:p text:style-name="P24"><text:span text:style-name="T29">AND room_no &lt; 300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17;p36" draw:style-name="gr2" draw:text-style-name="P15" xml:id="id15" draw:id="id15" draw:layer="layout" svg:width="23.667cm" svg:height="3.161cm" svg:x="0.855cm" svg:y="9.434cm">
          <text:p text:style-name="P19"><text:span text:style-name="T14">Oops: This didn't quite get it right - it returns rooms on 3rd &amp; 4th floors. <text:s/>Why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ly-in" presentation:preset-sub-type="from-right">
                  <anim:set smil:begin="0s" smil:dur="0.001s" smil:fill="hold" smil:targetElement="id15" smil:attributeName="visibility" smil:to="visible"/>
                  <anim:animate smil:dur="2.5s" smil:targetElement="id15" smil:attributeName="x" smil:values="x+1;x" smil:keyTimes="0;1"/>
                </anim:par>
              </anim:par>
            </anim:par>
          </anim:seq>
        </anim:par>
        <presentation:notes draw:style-name="dp2">
          <draw:page-thumbnail draw:name="Google Shape;211;g4ec1332a0a_0_12:notes" draw:style-name="gr1" draw:layer="layout" svg:width="16.932cm" svg:height="9.524cm" svg:x="1.059cm" svg:y="1.905cm" draw:page-number="24" presentation:class="page"/>
          <draw:frame draw:name="Google Shape;212;g4ec1332a0a_0_12:notes" presentation:style-name="pr2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verriding Evaluation Order" draw:style-name="dp3" draw:master-page-name="TITLE_5f_AND_5f_BODY" presentation:presentation-page-layout-name="AL2T1">
        <draw:frame draw:name="Google Shape;222;p3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O</text:span><text:span text:style-name="T4">v</text:span><text:span text:style-name="T4">e</text:span><text:span text:style-name="T4">r</text:span><text:span text:style-name="T4">r</text:span><text:span text:style-name="T4">i</text:span><text:span text:style-name="T4">d</text:span><text:span text:style-name="T4">i</text:span><text:span text:style-name="T4">n</text:span><text:span text:style-name="T4">g</text:span><text:span text:style-name="T4"> </text:span><text:span text:style-name="T4">E</text:span><text:span text:style-name="T4">v</text:span><text:span text:style-name="T4">a</text:span><text:span text:style-name="T4">l</text:span><text:span text:style-name="T4">u</text:span><text:span text:style-name="T4">a</text:span><text:span text:style-name="T4">t</text:span><text:span text:style-name="T4">i</text:span><text:span text:style-name="T4">o</text:span><text:span text:style-name="T4">n</text:span><text:span text:style-name="T4"> </text:span><text:span text:style-name="T4">O</text:span><text:span text:style-name="T4">r</text:span><text:span text:style-name="T4">d</text:span><text:span text:style-name="T4">e</text:span><text:span text:style-name="T4">r</text:span></text:p>
          </draw:text-box>
        </draw:frame>
        <draw:frame draw:name="Google Shape;223;p3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Just like any programming language, SQL has an evaluation </text:span><text:span text:style-name="T14">order (precedence). You can override it using parentheses: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You can also use parentheses in arithmetic expressions, etc.</text:span></text:p>
          </draw:text-box>
        </draw:frame>
        <draw:custom-shape draw:name="Google Shape;224;p37" draw:style-name="gr10" draw:text-style-name="P23" draw:layer="layout" svg:width="21.341cm" svg:height="5.122cm" svg:x="2.216cm" svg:y="5.878cm">
          <text:p text:style-name="P22"><text:span text:style-name="T29">SELECT * FROM rooms</text:span></text:p>
          <text:p text:style-name="P22"><text:span text:style-name="T29"><text:s text:c="3"/></text:span><text:span text:style-name="T29">WHERE (room_type = 'PREMIER'</text:span></text:p>
          <text:p text:style-name="P22"><text:span text:style-name="T29"><text:s text:c="6"/></text:span><text:span text:style-name="T29">OR rate &lt; 100.00)</text:span></text:p>
          <text:p text:style-name="P24"><text:span text:style-name="T29">AND room_no &lt; 300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9;g4ec1332a0a_0_19:notes" draw:style-name="gr1" draw:layer="layout" svg:width="16.932cm" svg:height="9.524cm" svg:x="1.059cm" svg:y="1.905cm" draw:page-number="25" presentation:class="page"/>
          <draw:frame draw:name="Google Shape;220;g4ec1332a0a_0_19:notes" presentation:style-name="pr3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Predicate Types" draw:style-name="dp3" draw:master-page-name="TITLE_5f_AND_5f_BODY" presentation:presentation-page-layout-name="AL2T1">
        <draw:frame draw:name="Google Shape;229;p3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M</text:span><text:span text:style-name="T4">o</text:span><text:span text:style-name="T4">r</text:span><text:span text:style-name="T4">e</text:span><text:span text:style-name="T4"> </text:span><text:span text:style-name="T4">P</text:span><text:span text:style-name="T4">r</text:span><text:span text:style-name="T4">e</text:span><text:span text:style-name="T4">d</text:span><text:span text:style-name="T4">i</text:span><text:span text:style-name="T4">c</text:span><text:span text:style-name="T4">a</text:span><text:span text:style-name="T4">t</text:span><text:span text:style-name="T4">e</text:span><text:span text:style-name="T4"> </text:span><text:span text:style-name="T4">T</text:span><text:span text:style-name="T4">y</text:span><text:span text:style-name="T4">p</text:span><text:span text:style-name="T4">e</text:span><text:span text:style-name="T4">s</text:span></text:p>
          </draw:text-box>
        </draw:frame>
        <draw:frame draw:name="Google Shape;230;p3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a BETWEEN b AND c</text:span><text:span text:style-name="T14"><text:tab/></text:span><text:span text:style-name="T14">: check a is in range b-c inclusive</text:span></text:p>
            <text:p text:style-name="P10"><text:span text:style-name="T14"><text:tab/></text:span><text:span text:style-name="T25">… </text:span><text:span text:style-name="T25">WHERE price BETWEEN 100 AND 250</text:span></text:p>
            <text:p text:style-name="P10"><text:span text:style-name="T27">a IN (b, c, d,...)</text:span><text:span text:style-name="T27"><text:tab/></text:span><text:span text:style-name="T27"><text:tab/></text:span><text:span text:style-name="T27"><text:tab/></text:span><text:span text:style-name="T27">: check a is equal to one of b, c, d…</text:span></text:p>
            <text:p text:style-name="P10"><text:span text:style-name="T32"><text:tab/></text:span><text:span text:style-name="T25">… </text:span><text:span text:style-name="T25">WHERE room_no IN (201, 202, 204, 206)</text:span></text:p>
            <text:p text:style-name="P10"><text:span text:style-name="T44"/></text:p>
            <text:p text:style-name="P10"><text:span text:style-name="T32"><text:tab/></text:span><text:span text:style-name="T27">Can be inverted...</text:span></text:p>
            <text:p text:style-name="P10"><text:span text:style-name="T27">a NOT BETWEEN b AND c</text:span><text:span text:style-name="T27"><text:tab/></text:span></text:p>
            <text:p text:style-name="P10"><text:span text:style-name="T27">a NOT IN (b, c, d,...)</text:span></text:p>
          </draw:text-box>
        </draw:frame>
        <presentation:notes draw:style-name="dp2">
          <draw:page-thumbnail draw:name="Google Shape;226;g4ec1332a0a_0_25:notes" draw:style-name="gr1" draw:layer="layout" svg:width="16.932cm" svg:height="9.524cm" svg:x="1.059cm" svg:y="1.905cm" draw:page-number="26" presentation:class="page"/>
          <draw:frame draw:name="Google Shape;227;g4ec1332a0a_0_25:notes" presentation:style-name="pr3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the LIKE Operator" draw:style-name="dp3" draw:master-page-name="TITLE_5f_AND_5f_BODY" presentation:presentation-page-layout-name="AL2T1">
        <draw:frame draw:name="Google Shape;235;p3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L</text:span><text:span text:style-name="T4">I</text:span><text:span text:style-name="T4">K</text:span><text:span text:style-name="T4">E</text:span><text:span text:style-name="T4"> </text:span><text:span text:style-name="T4">O</text:span><text:span text:style-name="T4">p</text:span><text:span text:style-name="T4">e</text:span><text:span text:style-name="T4">r</text:span><text:span text:style-name="T4">a</text:span><text:span text:style-name="T4">t</text:span><text:span text:style-name="T4">o</text:span><text:span text:style-name="T4">r</text:span></text:p>
          </draw:text-box>
        </draw:frame>
        <draw:frame draw:name="Google Shape;236;p39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LIKE tests for a match against a wildcard string:</text:span></text:p>
            <text:p text:style-name="P10"><text:span text:style-name="T14"><text:tab/></text:span><text:span text:style-name="T14">%</text:span><text:span text:style-name="T14"><text:tab/></text:span><text:span text:style-name="T14"><text:tab/></text:span><text:span text:style-name="T14">matches any number of any characters</text:span></text:p>
            <text:p text:style-name="P10"><text:span text:style-name="T14"><text:tab/></text:span><text:span text:style-name="T14">_</text:span><text:span text:style-name="T14"><text:tab/></text:span><text:span text:style-name="T14"><text:tab/></text:span><text:span text:style-name="T14">(underscore) matches exactly one of any char</text:span></text:p>
            <text:p text:style-name="P10"><text:span text:style-name="T14">For example:</text:span></text:p>
            <text:p text:style-name="P10"><text:span text:style-name="T14"><text:tab/></text:span><text:span text:style-name="T25">name LIKE 'A%'</text:span><text:span text:style-name="T32"><text:tab/></text:span><text:span text:style-name="T27">matches names starting with ‘A’</text:span></text:p>
            <text:p text:style-name="P10"><text:span text:style-name="T32"><text:tab/></text:span><text:span text:style-name="T45">name LIKE '_a%'</text:span><text:span text:style-name="T27"> matches names with 2nd char ‘a’</text:span></text:p>
            <text:p text:style-name="P10"><text:span text:style-name="T32"><text:tab/></text:span><text:span text:style-name="T45">name LIKE '%ow%'</text:span><text:span text:style-name="T27"> matches names containing ‘ow’</text:span></text:p>
            <text:p text:style-name="P10"><text:span text:style-name="T27">Can be inverted by using </text:span><text:span text:style-name="T45">a NOT LIKE b</text:span></text:p>
          </draw:text-box>
        </draw:frame>
        <presentation:notes draw:style-name="dp2">
          <draw:page-thumbnail draw:name="Google Shape;232;g4ec1332a0a_0_30:notes" draw:style-name="gr1" draw:layer="layout" svg:width="16.932cm" svg:height="9.524cm" svg:x="1.059cm" svg:y="1.905cm" draw:page-number="27" presentation:class="page"/>
          <draw:frame draw:name="Google Shape;233;g4ec1332a0a_0_30:notes" presentation:style-name="pr3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7" draw:master-page-name="TITLE_5f_AND_5f_BODY" presentation:presentation-page-layout-name="AL2T1">
        <draw:frame draw:name="Google Shape;241;p4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text:span text:style-name="T4">:</text:span></text:p>
          </draw:text-box>
        </draw:frame>
        <draw:frame draw:name="Google Shape;242;p40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7"><text:span text:style-name="T14">Which customers are from Norway?</text:span></text:p>
              </text:list-item>
              <text:list-item>
                <text:p text:style-name="P7"><text:span text:style-name="T14">Which rooms can accommodate more than two people?</text:span></text:p>
              </text:list-item>
              <text:list-item>
                <text:p text:style-name="P7"><text:span text:style-name="T14">Which invoices are dated after one month ago?</text:span></text:p>
              </text:list-item>
              <text:list-item>
                <text:p text:style-name="P7"><text:span text:style-name="T14">How would last month's invoices change if we gave a </text:span><text:span text:style-name="T14">discount of 15%.</text:span></text:p>
              </text:list-item>
              <text:list-item>
                <text:p text:style-name="P7"><text:span text:style-name="T14">List all customers whose second name starts with 'M' </text:span><text:span text:style-name="T14">(hint: there's a space before second name)</text:span></text:p>
              </text:list-item>
            </text:list>
          </draw:text-box>
        </draw:frame>
        <presentation:notes draw:style-name="dp2">
          <draw:page-thumbnail draw:name="Google Shape;238;g4ec1332a0a_0_35:notes" draw:style-name="gr1" draw:layer="layout" svg:width="16.932cm" svg:height="9.524cm" svg:x="1.059cm" svg:y="1.905cm" draw:page-number="28" presentation:class="page"/>
          <draw:frame draw:name="Google Shape;239;g4ec1332a0a_0_35:notes" presentation:style-name="pr3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Using SQL Functions" draw:style-name="dp3" draw:master-page-name="TITLE_5f_AND_5f_BODY" presentation:presentation-page-layout-name="AL2T1">
        <draw:frame draw:name="Google Shape;247;p4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S</text:span><text:span text:style-name="T4">Q</text:span><text:span text:style-name="T4">L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s</text:span></text:p>
          </draw:text-box>
        </draw:frame>
        <draw:frame draw:name="Google Shape;248;p41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You can modify column values using functions in SQL:</text:span></text:p>
            <text:p text:style-name="P10"><text:span text:style-name="T41"/></text:p>
            <text:p text:style-name="P10"><text:span text:style-name="T41"/></text:p>
            <text:p text:style-name="P10"><text:span text:style-name="T41"/></text:p>
            <text:p text:style-name="P10"><text:span text:style-name="T41"/></text:p>
            <text:p text:style-name="P10"><text:span text:style-name="T41"/></text:p>
            <text:p text:style-name="P10"><text:span text:style-name="T14">This also uses a column alias (namelen) to give the query a </text:span><text:span text:style-name="T14">meaningful column heading.</text:span></text:p>
            <text:p text:style-name="P10"><text:span text:style-name="T14">There are functions that operate on all the different </text:span><text:span text:style-name="T14">datatypes.</text:span></text:p>
            <text:p text:style-name="P10"><text:span text:style-name="T46"/></text:p>
            <text:p text:style-name="P10"><text:span text:style-name="T46">(Also see: https://www.postgresql.org/docs/12/static/functions-string.html)</text:span></text:p>
          </draw:text-box>
        </draw:frame>
        <draw:custom-shape draw:name="Google Shape;249;p41" draw:style-name="gr11" draw:text-style-name="P17" draw:layer="layout" svg:width="23.16cm" svg:height="2.592cm" svg:x="1.192cm" svg:y="4.701cm">
          <text:p text:style-name="P25"><text:span text:style-name="T47">SELECT name, length(name) AS namelen, upper(email)</text:span></text:p>
          <text:p text:style-name="P25"><text:span text:style-name="T47"><text:s text:c="5"/></text:span><text:span text:style-name="T47">FROM customers;</text:span></text:p>
          <text:p text:style-name="P19"><text:span text:style-name="T48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44;g443ab3c1b0_0_5:notes" draw:style-name="gr1" draw:layer="layout" svg:width="16.932cm" svg:height="9.524cm" svg:x="1.059cm" svg:y="1.905cm" draw:page-number="29" presentation:class="page"/>
          <draw:frame draw:name="Google Shape;245;g443ab3c1b0_0_5:notes" presentation:style-name="pr3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ore Function Examples" draw:style-name="dp3" draw:master-page-name="TITLE_5f_AND_5f_BODY" presentation:presentation-page-layout-name="AL2T1">
        <draw:frame draw:name="Google Shape;254;p4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M</text:span><text:span text:style-name="T4">o</text:span><text:span text:style-name="T4">r</text:span><text:span text:style-name="T4">e</text:span><text:span text:style-name="T4"> </text:span><text:span text:style-name="T4">F</text:span><text:span text:style-name="T4">u</text:span><text:span text:style-name="T4">n</text:span><text:span text:style-name="T4">c</text:span><text:span text:style-name="T4">t</text:span><text:span text:style-name="T4">i</text:span><text:span text:style-name="T4">o</text:span><text:span text:style-name="T4">n</text:span><text:span text:style-name="T4"> </text:span><text:span text:style-name="T4">E</text:span><text:span text:style-name="T4">x</text:span><text:span text:style-name="T4">a</text:span><text:span text:style-name="T4">m</text:span><text:span text:style-name="T4">p</text:span><text:span text:style-name="T4">l</text:span><text:span text:style-name="T4">e</text:span><text:span text:style-name="T4">s</text:span></text:p>
          </draw:text-box>
        </draw:frame>
        <draw:frame draw:name="Google Shape;255;p4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List customers from Manchester, UK: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List room rates after VAT increases to 23.5% (from 20%)</text:span></text:p>
          </draw:text-box>
        </draw:frame>
        <draw:custom-shape draw:name="Google Shape;256;p42" draw:style-name="gr12" draw:text-style-name="P23" draw:layer="layout" svg:width="23.16cm" svg:height="3.5cm" svg:x="1.192cm" svg:y="4.8cm">
          <text:p text:style-name="P22"><text:span text:style-name="T29">SELECT * FROM customers</text:span></text:p>
          <text:p text:style-name="P22"><text:span text:style-name="T29"><text:s text:c="3"/></text:span><text:span text:style-name="T29">WHERE lower(country) = 'uk'</text:span></text:p>
          <text:p text:style-name="P22"><text:span text:style-name="T29"><text:s text:c="5"/></text:span><text:span text:style-name="T29">AND city = 'Manchester'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57;p42" draw:style-name="gr13" draw:text-style-name="P23" draw:layer="layout" svg:width="23.16cm" svg:height="3.662cm" svg:x="1.192cm" svg:y="9.338cm">
          <text:p text:style-name="P22"><text:span text:style-name="T29">SELECT room_no, room_type, rate AS old_rate,</text:span></text:p>
          <text:p text:style-name="P22"><text:span text:style-name="T29"><text:s text:c="2"/></text:span><text:span text:style-name="T29">round(rate * 5/6 * 123.5/100) AS new_rate</text:span></text:p>
          <text:p text:style-name="P22"><text:span text:style-name="T29"><text:s text:c="2"/></text:span><text:span text:style-name="T29">FROM rooms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51;g443ab3c1b0_0_11:notes" draw:style-name="gr1" draw:layer="layout" svg:width="16.932cm" svg:height="9.524cm" svg:x="1.059cm" svg:y="1.905cm" draw:page-number="30" presentation:class="page"/>
          <draw:frame draw:name="Google Shape;252;g443ab3c1b0_0_11:notes" presentation:style-name="pr3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e and Time in SQL" draw:style-name="dp3" draw:master-page-name="TITLE_5f_AND_5f_BODY" presentation:presentation-page-layout-name="AL2T1">
        <draw:frame draw:name="Google Shape;262;p4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D</text:span><text:span text:style-name="T4">a</text:span><text:span text:style-name="T4">t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i</text:span><text:span text:style-name="T4">m</text:span><text:span text:style-name="T4">e</text:span><text:span text:style-name="T4"> </text:span><text:span text:style-name="T4">i</text:span><text:span text:style-name="T4">n</text:span><text:span text:style-name="T4"> </text:span><text:span text:style-name="T4">S</text:span><text:span text:style-name="T4">Q</text:span><text:span text:style-name="T4">L</text:span></text:p>
          </draw:text-box>
        </draw:frame>
        <draw:frame draw:name="Google Shape;263;p43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In SQL dates and times are held in an internal format but </text:span><text:span text:style-name="T14">represented externally as strings </text:span></text:p>
            <text:p text:style-name="P10"><text:span text:style-name="T14">Text date format: 'YYYY-MM-DD' (e.g. '2018-07-21')</text:span></text:p>
            <text:p text:style-name="P10"><text:span text:style-name="T14">Time format:</text:span><text:span text:style-name="T14"><text:tab/></text:span><text:span text:style-name="T14"><text:tab/></text:span><text:span text:style-name="T14"> 'HH:mm:SS.ddd' (e.g. '14:32')</text:span></text:p>
            <text:p text:style-name="P10"><text:span text:style-name="T14">Date/Time format: 'YYYY-MM-DD HH:mm:SS.ddd'</text:span></text:p>
            <text:p text:style-name="P10"><text:span text:style-name="T14"><text:tab/></text:span><text:span text:style-name="T14"><text:tab/></text:span><text:span text:style-name="T14">(e.g. '2018-07-21 15:26:04')</text:span></text:p>
          </draw:text-box>
        </draw:frame>
        <presentation:notes draw:style-name="dp2">
          <draw:page-thumbnail draw:name="Google Shape;259;g443ab3c1b0_0_18:notes" draw:style-name="gr1" draw:layer="layout" svg:width="16.932cm" svg:height="9.524cm" svg:x="1.059cm" svg:y="1.905cm" draw:page-number="31" presentation:class="page"/>
          <draw:frame draw:name="Google Shape;260;g443ab3c1b0_0_18:notes" presentation:style-name="pr3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ate and Time Arithmetic" draw:style-name="dp3" draw:master-page-name="TITLE_5f_AND_5f_BODY" presentation:presentation-page-layout-name="AL2T1">
        <draw:frame draw:name="Google Shape;268;p4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D</text:span><text:span text:style-name="T4">a</text:span><text:span text:style-name="T4">t</text:span><text:span text:style-name="T4">e</text:span><text:span text:style-name="T4"> </text:span><text:span text:style-name="T4">a</text:span><text:span text:style-name="T4">n</text:span><text:span text:style-name="T4">d</text:span><text:span text:style-name="T4"> </text:span><text:span text:style-name="T4">T</text:span><text:span text:style-name="T4">i</text:span><text:span text:style-name="T4">m</text:span><text:span text:style-name="T4">e</text:span><text:span text:style-name="T4"> </text:span><text:span text:style-name="T4">A</text:span><text:span text:style-name="T4">r</text:span><text:span text:style-name="T4">i</text:span><text:span text:style-name="T4">t</text:span><text:span text:style-name="T4">h</text:span><text:span text:style-name="T4">m</text:span><text:span text:style-name="T4">e</text:span><text:span text:style-name="T4">t</text:span><text:span text:style-name="T4">i</text:span><text:span text:style-name="T4">c</text:span></text:p>
          </draw:text-box>
        </draw:frame>
        <draw:frame draw:name="Google Shape;269;p4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6">You can perform arithmetic on dates/times, for example:</text:span></text:p>
            <text:p text:style-name="P10"><text:span text:style-name="T16"/></text:p>
            <text:p text:style-name="P10"><text:span text:style-name="T16"/></text:p>
            <text:p text:style-name="P10"><text:span text:style-name="T14"/></text:p>
            <text:p text:style-name="P10"><text:span text:style-name="T14"/></text:p>
            <text:p text:style-name="P10"><text:span text:style-name="T16">Returns details of all reservations that are checking out tomorrow.</text:span></text:p>
            <text:p text:style-name="P10"><text:span text:style-name="T20"/></text:p>
            <text:p text:style-name="P10"><text:span text:style-name="T16">There are many date/time functions - see the documentation</text:span></text:p>
            <text:p text:style-name="P10"><text:span text:style-name="T49">(e.g. https://www.postgresql.org/docs/12/static/functions-datetime.html)</text:span></text:p>
            <text:p text:style-name="P10"><text:span text:style-name="T16"/></text:p>
          </draw:text-box>
        </draw:frame>
        <draw:custom-shape draw:name="Google Shape;270;p44" draw:style-name="gr11" draw:text-style-name="P17" draw:layer="layout" svg:width="23.16cm" svg:height="4.431cm" svg:x="1.12cm" svg:y="4.579cm">
          <text:p text:style-name="P19"><text:span text:style-name="T33">SELECT cust_id, room_no, checkin_date,</text:span></text:p>
          <text:p text:style-name="P19"><text:span text:style-name="T33"><text:s text:c="2"/></text:span><text:span text:style-name="T33">checkout_date - checkin_date AS nights</text:span></text:p>
          <text:p text:style-name="P19"><text:span text:style-name="T33"><text:s text:c="2"/></text:span><text:span text:style-name="T33">FROM reservations</text:span></text:p>
          <text:p text:style-name="P19"><text:span text:style-name="T33"><text:s text:c="2"/></text:span><text:span text:style-name="T33">WHERE checkout_date = current_date + 1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65;g443ab3c1b0_0_23:notes" draw:style-name="gr1" draw:layer="layout" svg:width="16.932cm" svg:height="9.524cm" svg:x="1.059cm" svg:y="1.905cm" draw:page-number="32" presentation:class="page"/>
          <draw:frame draw:name="Google Shape;266;g443ab3c1b0_0_23:notes" presentation:style-name="pr3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 Using Dates" draw:style-name="dp8" draw:master-page-name="TITLE_5f_AND_5f_BODY" presentation:presentation-page-layout-name="AL2T1">
        <draw:frame draw:name="Google Shape;275;p4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text:span text:style-name="T4">:</text:span><text:span text:style-name="T4">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D</text:span><text:span text:style-name="T4">a</text:span><text:span text:style-name="T4">t</text:span><text:span text:style-name="T4">e</text:span><text:span text:style-name="T4">s</text:span></text:p>
          </draw:text-box>
        </draw:frame>
        <draw:frame draw:name="Google Shape;276;p45" presentation:style-name="pr5" draw:text-style-name="P8" draw:layer="layout" svg:width="23.667cm" svg:height="9.489cm" svg:x="1.059cm" svg:y="3.201cm" presentation:class="outline" presentation:user-transformed="true">
          <draw:text-box>
            <text:list text:style-name="L8">
              <text:list-item>
                <text:p text:style-name="P7"><text:span text:style-name="T14">Write a query to check that all booking dates are before </text:span><text:span text:style-name="T14">their checkin dates</text:span></text:p>
              </text:list-item>
              <text:list-item>
                <text:p text:style-name="P7"><text:span text:style-name="T14">We plan to offer a discount of 10% on all Premier and </text:span><text:span text:style-name="T14">Premier Plus rooms next month. How much would we </text:span><text:span text:style-name="T14">gain on each room if occupancy rose by 5 nights over </text:span><text:span text:style-name="T14">the month.</text:span></text:p>
              </text:list-item>
              <text:list-item>
                <text:p text:style-name="P7"><text:span text:style-name="T14">List all reservations for this month and the number of </text:span><text:span text:style-name="T14">nights booked.</text:span></text:p>
              </text:list-item>
            </text:list>
          </draw:text-box>
        </draw:frame>
        <presentation:notes draw:style-name="dp2">
          <draw:page-thumbnail draw:name="Google Shape;272;g443ab3c1b0_0_29:notes" draw:style-name="gr1" draw:layer="layout" svg:width="16.932cm" svg:height="9.524cm" svg:x="1.059cm" svg:y="1.905cm" draw:page-number="33" presentation:class="page"/>
          <draw:frame draw:name="Google Shape;273;g443ab3c1b0_0_29:notes" presentation:style-name="pr3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liminating Duplicates" draw:style-name="dp3" draw:master-page-name="TITLE_5f_AND_5f_BODY" presentation:presentation-page-layout-name="AL2T1">
        <draw:frame draw:name="Google Shape;281;p46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l</text:span><text:span text:style-name="T4">i</text:span><text:span text:style-name="T4">m</text:span><text:span text:style-name="T4">i</text:span><text:span text:style-name="T4">n</text:span><text:span text:style-name="T4">a</text:span><text:span text:style-name="T4">t</text:span><text:span text:style-name="T4">i</text:span><text:span text:style-name="T4">n</text:span><text:span text:style-name="T4">g</text:span><text:span text:style-name="T4"> </text:span><text:span text:style-name="T4">D</text:span><text:span text:style-name="T4">u</text:span><text:span text:style-name="T4">p</text:span><text:span text:style-name="T4">l</text:span><text:span text:style-name="T4">i</text:span><text:span text:style-name="T4">c</text:span><text:span text:style-name="T4">a</text:span><text:span text:style-name="T4">t</text:span><text:span text:style-name="T4">e</text:span><text:span text:style-name="T4">s</text:span></text:p>
          </draw:text-box>
        </draw:frame>
        <draw:frame draw:name="Google Shape;282;p46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“</text:span><text:span text:style-name="T14">Which nationalities visit our hotel?”:</text:span></text:p>
            <text:p text:style-name="P10"><text:span text:style-name="T14"/></text:p>
            <text:p text:style-name="P10"><text:span text:style-name="T14">How many entries do you see for each country?</text:span></text:p>
            <text:p text:style-name="P10"><text:span text:style-name="T14"/></text:p>
            <text:p text:style-name="P10"><text:span text:style-name="T14">To see each country only once, use DISTINCT:</text:span></text:p>
            <text:p text:style-name="P10"><text:span text:style-name="T14"/></text:p>
            <text:p text:style-name="P10"><text:span text:style-name="T5"/></text:p>
          </draw:text-box>
        </draw:frame>
        <draw:custom-shape draw:name="Google Shape;283;p46" draw:style-name="gr14" draw:text-style-name="P23" draw:layer="layout" svg:width="21.341cm" svg:height="1.473cm" svg:x="2.029cm" svg:y="4.627cm">
          <text:p text:style-name="P22"><text:span text:style-name="T29">SELECT country FROM customers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84;p46" draw:style-name="gr15" draw:text-style-name="P23" draw:layer="layout" svg:width="21.341cm" svg:height="1.521cm" svg:x="2.029cm" svg:y="9.379cm">
          <text:p text:style-name="P22"><text:span text:style-name="T29">SELECT DISTINCT country FROM customers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8;g3d8dd1f348_0_76:notes" draw:style-name="gr1" draw:layer="layout" svg:width="16.932cm" svg:height="9.524cm" svg:x="1.059cm" svg:y="1.905cm" draw:page-number="34" presentation:class="page"/>
          <draw:frame draw:name="Google Shape;279;g3d8dd1f348_0_76:notes" presentation:style-name="pr39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rdering the Returned Rows" draw:style-name="dp3" draw:master-page-name="TITLE_5f_AND_5f_BODY" presentation:presentation-page-layout-name="AL2T1">
        <draw:frame draw:name="Google Shape;289;p47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O</text:span><text:span text:style-name="T4">r</text:span><text:span text:style-name="T4">d</text:span><text:span text:style-name="T4">e</text:span><text:span text:style-name="T4">r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R</text:span><text:span text:style-name="T4">e</text:span><text:span text:style-name="T4">t</text:span><text:span text:style-name="T4">u</text:span><text:span text:style-name="T4">r</text:span><text:span text:style-name="T4">n</text:span><text:span text:style-name="T4">e</text:span><text:span text:style-name="T4">d</text:span><text:span text:style-name="T4"> </text:span><text:span text:style-name="T4">R</text:span><text:span text:style-name="T4">o</text:span><text:span text:style-name="T4">w</text:span><text:span text:style-name="T4">s</text:span></text:p>
          </draw:text-box>
        </draw:frame>
        <draw:frame draw:name="Google Shape;290;p47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If you want to see data in a specific order: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14">You can add ASC (default) or DESC after each column </text:span><text:span text:style-name="T14">name in the ORDER BY clause to control direction. For </text:span><text:span text:style-name="T14">example:</text:span></text:p>
            <text:p text:style-name="P10"><text:span text:style-name="T14"/></text:p>
            <text:p text:style-name="P10"><text:span text:style-name="T5"/></text:p>
          </draw:text-box>
        </draw:frame>
        <draw:custom-shape draw:name="Google Shape;291;p47" draw:style-name="gr16" draw:text-style-name="P23" draw:layer="layout" svg:width="21.341cm" svg:height="3.691cm" svg:x="2.424cm" svg:y="4.709cm">
          <text:p text:style-name="P22"><text:span text:style-name="T29">SELECT id, name, phone, email, country</text:span></text:p>
          <text:p text:style-name="P22"><text:span text:style-name="T29"><text:s text:c="3"/></text:span><text:span text:style-name="T29">FROM customers</text:span></text:p>
          <text:p text:style-name="P22"><text:span text:style-name="T29"><text:s text:c="3"/></text:span><text:span text:style-name="T29">ORDER BY country, name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92;p47" draw:style-name="gr17" draw:text-style-name="P23" draw:layer="layout" svg:width="21.341cm" svg:height="2.541cm" svg:x="2.424cm" svg:y="11.059cm">
          <text:p text:style-name="P22"><text:span text:style-name="T29">SELECT * FROM rooms</text:span></text:p>
          <text:p text:style-name="P22"><text:span text:style-name="T29"><text:s text:c="3"/></text:span><text:span text:style-name="T29">ORDER BY rate DESC, room_no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86;g3d8dd1f348_0_83:notes" draw:style-name="gr1" draw:layer="layout" svg:width="16.932cm" svg:height="9.524cm" svg:x="1.059cm" svg:y="1.905cm" draw:page-number="35" presentation:class="page"/>
          <draw:frame draw:name="Google Shape;287;g3d8dd1f348_0_83:notes" presentation:style-name="pr4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Limiting the Number of Rows" draw:style-name="dp3" draw:master-page-name="TITLE_5f_AND_5f_BODY" presentation:presentation-page-layout-name="AL2T1">
        <draw:frame draw:name="Google Shape;297;p48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L</text:span><text:span text:style-name="T4">i</text:span><text:span text:style-name="T4">m</text:span><text:span text:style-name="T4">i</text:span><text:span text:style-name="T4">t</text:span><text:span text:style-name="T4">i</text:span><text:span text:style-name="T4">n</text:span><text:span text:style-name="T4">g</text:span><text:span text:style-name="T4"> </text:span><text:span text:style-name="T4">t</text:span><text:span text:style-name="T4">h</text:span><text:span text:style-name="T4">e</text:span><text:span text:style-name="T4"> </text:span><text:span text:style-name="T4">N</text:span><text:span text:style-name="T4">u</text:span><text:span text:style-name="T4">m</text:span><text:span text:style-name="T4">b</text:span><text:span text:style-name="T4">e</text:span><text:span text:style-name="T4">r</text:span><text:span text:style-name="T4"> </text:span><text:span text:style-name="T4">o</text:span><text:span text:style-name="T4">f</text:span><text:span text:style-name="T4"> </text:span><text:span text:style-name="T4">R</text:span><text:span text:style-name="T4">o</text:span><text:span text:style-name="T4">w</text:span><text:span text:style-name="T4">s</text:span></text:p>
          </draw:text-box>
        </draw:frame>
        <draw:frame draw:name="Google Shape;298;p48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You can limit the number of rows returned:</text:span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/></text:p>
            <text:p text:style-name="P10"><text:span text:style-name="T14">Not normally used without ORDER BY</text:span></text:p>
            <text:p text:style-name="P10"><text:span text:style-name="T50"/></text:p>
            <text:p text:style-name="P10"><text:span text:style-name="T14">Not all versions of SQL support LIMIT, some use TOP while </text:span><text:span text:style-name="T14">Oracle uses ROWNUM.</text:span></text:p>
            <text:p text:style-name="P10"><text:span text:style-name="T14"><text:s/></text:span></text:p>
          </draw:text-box>
        </draw:frame>
        <draw:custom-shape draw:name="Google Shape;299;p48" draw:style-name="gr11" draw:text-style-name="P26" draw:layer="layout" svg:width="21.341cm" svg:height="4.727cm" svg:x="2.424cm" svg:y="4.601cm">
          <text:p text:style-name="P22"><text:span text:style-name="T29">SELECT id, name, phone, email, country</text:span></text:p>
          <text:p text:style-name="P22"><text:span text:style-name="T29"><text:s text:c="3"/></text:span><text:span text:style-name="T29">FROM customers</text:span></text:p>
          <text:p text:style-name="P22"><text:span text:style-name="T29"><text:s text:c="3"/></text:span><text:span text:style-name="T29">ORDER BY country, name</text:span></text:p>
          <text:p text:style-name="P22"><text:span text:style-name="T29"><text:s text:c="3"/></text:span><text:span text:style-name="T29">LIMIT 20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94;g3d8dd1f348_0_94:notes" draw:style-name="gr1" draw:layer="layout" svg:width="16.932cm" svg:height="9.524cm" svg:x="1.059cm" svg:y="1.905cm" draw:page-number="36" presentation:class="page"/>
          <draw:frame draw:name="Google Shape;295;g3d8dd1f348_0_94:notes" presentation:style-name="pr41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9" draw:master-page-name="TITLE_5f_AND_5f_BODY" presentation:presentation-page-layout-name="AL2T1">
        <draw:frame draw:name="Google Shape;304;p49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text:span text:style-name="T4">:</text:span></text:p>
          </draw:text-box>
        </draw:frame>
        <draw:frame draw:name="Google Shape;305;p49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8">
              <text:list-item>
                <text:p text:style-name="P7"><text:span text:style-name="T14">List the different room types and rates for all rooms </text:span><text:span text:style-name="T14">avoiding duplicates</text:span></text:p>
              </text:list-item>
              <text:list-item>
                <text:p text:style-name="P7"><text:span text:style-name="T14">List customers’ name, address and phone in alphabetic </text:span><text:span text:style-name="T14">order of names</text:span></text:p>
              </text:list-item>
              <text:list-item>
                <text:p text:style-name="P7"><text:span text:style-name="T14">List guests' name, address, city and country in ascending </text:span><text:span text:style-name="T14">country then reverse city order</text:span></text:p>
              </text:list-item>
              <text:list-item>
                <text:p text:style-name="P7"><text:span text:style-name="T14">List the room no., type and cost of staying 5 nights in </text:span><text:span text:style-name="T14">each of the top 10 most expensive rooms</text:span></text:p>
              </text:list-item>
            </text:list>
            <text:p text:style-name="P27"><text:span text:style-name="T14"/></text:p>
          </draw:text-box>
        </draw:frame>
        <presentation:notes draw:style-name="dp2">
          <draw:page-thumbnail draw:name="Google Shape;301;g3d8dd1f348_0_89:notes" draw:style-name="gr1" draw:layer="layout" svg:width="16.932cm" svg:height="9.524cm" svg:x="1.059cm" svg:y="1.905cm" draw:page-number="37" presentation:class="page"/>
          <draw:frame draw:name="Google Shape;302;g3d8dd1f348_0_89:notes" presentation:style-name="pr42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ting Data Into a Table" draw:style-name="dp3" draw:master-page-name="TITLE_5f_AND_5f_BODY" presentation:presentation-page-layout-name="AL2T1">
        <draw:frame draw:name="Google Shape;310;p50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I</text:span><text:span text:style-name="T4">n</text:span><text:span text:style-name="T4">s</text:span><text:span text:style-name="T4">e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D</text:span><text:span text:style-name="T4">a</text:span><text:span text:style-name="T4">t</text:span><text:span text:style-name="T4">a</text:span><text:span text:style-name="T4"> </text:span><text:span text:style-name="T4">I</text:span><text:span text:style-name="T4">n</text:span><text:span text:style-name="T4">t</text:span><text:span text:style-name="T4">o</text:span><text:span text:style-name="T4"> </text:span><text:span text:style-name="T4">a</text:span><text:span text:style-name="T4"> </text:span><text:span text:style-name="T4">T</text:span><text:span text:style-name="T4">a</text:span><text:span text:style-name="T4">b</text:span><text:span text:style-name="T4">l</text:span><text:span text:style-name="T4">e</text:span></text:p>
          </draw:text-box>
        </draw:frame>
        <draw:frame draw:name="Google Shape;311;p50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We can use a simple INSERT command in SQL:</text:span></text:p>
            <text:p text:style-name="P10"><text:span text:style-name="T14"/></text:p>
            <text:p text:style-name="P10"><text:span text:style-name="T14"/></text:p>
            <text:p text:style-name="P10"><text:span text:style-name="T14">Each such INSERT command adds one row to the specified </text:span><text:span text:style-name="T14">table. Some dialects of SQL allow multiple row inserts in the </text:span><text:span text:style-name="T14">same command, </text:span><text:span text:style-name="T5">for example:</text:span></text:p>
            <text:p text:style-name="P10"><text:span text:style-name="T14"/></text:p>
          </draw:text-box>
        </draw:frame>
        <draw:custom-shape draw:name="Google Shape;312;p50" draw:style-name="gr4" draw:text-style-name="P17" draw:layer="layout" svg:width="23.562cm" svg:height="2.134cm" svg:x="0.919cm" svg:y="4.571cm">
          <text:p text:style-name="P14"><text:span text:style-name="T51">INSERT INTO invoices (res_id, total, invoice_date)</text:span></text:p>
          <text:p text:style-name="P14"><text:span text:style-name="T51"><text:s text:c="2"/></text:span><text:span text:style-name="T51">VALUES (92, 73.50, current_date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13;p50" draw:style-name="gr4" draw:text-style-name="P17" draw:layer="layout" svg:width="23.562cm" svg:height="2.806cm" svg:x="0.866cm" svg:y="10.665cm">
          <text:p text:style-name="P14"><text:span text:style-name="T51">INSERT INTO invoices (res_id, total, invoice_date)</text:span></text:p>
          <text:p text:style-name="P14"><text:span text:style-name="T51"><text:s text:c="2"/></text:span><text:span text:style-name="T51">VALUES (92, 73.50, current_date),</text:span></text:p>
          <text:p text:style-name="P14"><text:span text:style-name="T51"><text:s text:c="9"/></text:span><text:span text:style-name="T51">(97, 132.75, current_date);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07;g8c3f4a91f6_0_5:notes" draw:style-name="gr1" draw:layer="layout" svg:width="16.932cm" svg:height="9.524cm" svg:x="1.059cm" svg:y="1.905cm" draw:page-number="38" presentation:class="page"/>
          <draw:frame draw:name="Google Shape;308;g8c3f4a91f6_0_5:notes" presentation:style-name="pr43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mplified INSERT Syntax" draw:style-name="dp3" draw:master-page-name="TITLE_5f_AND_5f_BODY" presentation:presentation-page-layout-name="AL2T1">
        <draw:frame draw:name="Google Shape;318;p51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S</text:span><text:span text:style-name="T4">i</text:span><text:span text:style-name="T4">m</text:span><text:span text:style-name="T4">p</text:span><text:span text:style-name="T4">l</text:span><text:span text:style-name="T4">i</text:span><text:span text:style-name="T4">f</text:span><text:span text:style-name="T4">i</text:span><text:span text:style-name="T4">e</text:span><text:span text:style-name="T4">d</text:span><text:span text:style-name="T4"> </text:span><text:span text:style-name="T4">I</text:span><text:span text:style-name="T4">N</text:span><text:span text:style-name="T4">S</text:span><text:span text:style-name="T4">E</text:span><text:span text:style-name="T4">R</text:span><text:span text:style-name="T4">T</text:span><text:span text:style-name="T4"> </text:span><text:span text:style-name="T4">S</text:span><text:span text:style-name="T4">y</text:span><text:span text:style-name="T4">n</text:span><text:span text:style-name="T4">t</text:span><text:span text:style-name="T4">a</text:span><text:span text:style-name="T4">x</text:span></text:p>
          </draw:text-box>
        </draw:frame>
        <draw:custom-shape draw:name="Google Shape;319;p51" draw:style-name="gr18" draw:text-style-name="P28" draw:layer="layout" svg:width="4.126cm" svg:height="1.055cm" svg:x="3.069cm" svg:y="3.382cm">
          <text:p text:style-name="P14"><text:span text:style-name="T10">INSERT INTO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20;p51" draw:style-name="gr19" draw:text-style-name="P29" draw:layer="layout" svg:width="0.342cm" svg:height="0.392cm" svg:x="1.35cm" svg:y="3.71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1;p51" draw:style-name="gr18" draw:text-style-name="P28" draw:layer="layout" svg:width="3.342cm" svg:height="1.055cm" svg:x="8.524cm" svg:y="3.382cm">
          <text:p text:style-name="P14"><text:span text:style-name="T10">table name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22;p51" draw:style-name="gr18" draw:text-style-name="P28" draw:layer="layout" svg:width="1.03cm" svg:height="1.006cm" svg:x="13.207cm" svg:y="3.406cm">
          <text:p text:style-name="P14"><text:span text:style-name="T10">(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3;p51" draw:style-name="gr19" draw:text-style-name="P29" draw:layer="layout" svg:width="4.565cm" svg:height="1.429cm" svg:x="15.214cm" svg:y="4.121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324;p51" draw:style-name="gr18" draw:text-style-name="P28" draw:layer="layout" svg:width="4.126cm" svg:height="1.055cm" svg:x="15.601cm" svg:y="3.382cm">
          <text:p text:style-name="P14"><text:span text:style-name="T10">column name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25;p51" draw:style-name="gr18" draw:text-style-name="P28" draw:layer="layout" svg:width="1.03cm" svg:height="1.006cm" svg:x="20.756cm" svg:y="3.406cm">
          <text:p text:style-name="P14"><text:span text:style-name="T10">)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26;p51" draw:style-name="gr20" draw:text-style-name="P30" draw:layer="layout" svg:width="1.374cm" svg:height="0.001cm" svg:x="1.694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7;p51" draw:style-name="gr20" draw:text-style-name="P30" draw:layer="layout" svg:width="1.328cm" svg:height="0.001cm" svg:x="7.195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8;p51" draw:style-name="gr20" draw:text-style-name="P30" draw:layer="layout" svg:width="1.339cm" svg:height="0.001cm" svg:x="11.867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29;p51" draw:style-name="gr21" draw:text-style-name="P30" draw:layer="layout" svg:width="1.362cm" svg:height="0.001cm" svg:x="14.238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0;p51" draw:style-name="gr21" draw:text-style-name="P30" draw:layer="layout" svg:width="1.028cm" svg:height="0.001cm" svg:x="19.727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1;p51" draw:style-name="gr21" draw:text-style-name="P30" draw:layer="layout" svg:width="1.374cm" svg:height="0.001cm" svg:x="1.694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2;p51" draw:style-name="gr21" draw:text-style-name="P30" draw:layer="layout" svg:width="1.328cm" svg:height="0.001cm" svg:x="7.195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3;p51" draw:style-name="gr21" draw:text-style-name="P30" draw:layer="layout" svg:width="1.339cm" svg:height="0.001cm" svg:x="11.867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4;p51" draw:style-name="gr21" draw:text-style-name="P30" draw:layer="layout" svg:width="1.447cm" svg:height="0.001cm" draw:transform="rotate (-3.14159265358979) translate (19.461cm 5.53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5;p51" draw:style-name="gr19" draw:text-style-name="P29" draw:layer="layout" svg:width="1.362cm" svg:height="1.429cm" svg:x="22.49cm" svg:y="3.922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36;p51" draw:style-name="gr22" draw:text-style-name="P30" draw:layer="layout" svg:width="0.033cm" svg:height="1.458cm" svg:x="23.852cm" svg:y="4.63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7;p51" draw:style-name="gr19" draw:text-style-name="P29" draw:layer="layout" svg:width="1.362cm" svg:height="1.429cm" draw:transform="rotate (-1.5707963267949) translate (23.886cm 5.415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38;p51" draw:style-name="gr23" draw:text-style-name="P30" draw:layer="layout" svg:width="21.138cm" svg:height="0.001cm" draw:transform="rotate (-3.14159265358979) translate (23.171cm 6.7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39;p51" draw:style-name="gr19" draw:text-style-name="P29" draw:layer="layout" svg:width="1.362cm" svg:height="1.429cm" draw:transform="rotate (1.5707963267949) translate (1.316cm 8.14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40;p51" draw:style-name="gr19" draw:text-style-name="P29" draw:layer="layout" svg:width="1.362cm" svg:height="1.429cm" draw:transform="rotate (-3.14159265358979) translate (2.679cm 8.174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41;p51" draw:style-name="gr22" draw:text-style-name="P30" draw:layer="layout" svg:width="0.878cm" svg:height="0.012cm" svg:x="1.998cm" svg:y="8.174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2;p51" draw:style-name="gr18" draw:text-style-name="P28" draw:layer="layout" svg:width="2.803cm" svg:height="1.055cm" svg:x="2.877cm" svg:y="7.652cm">
          <text:p text:style-name="P14"><text:span text:style-name="T10">VALUES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43;p51" draw:style-name="gr18" draw:text-style-name="P28" draw:layer="layout" svg:width="1.03cm" svg:height="1.006cm" svg:x="7.3cm" svg:y="7.648cm">
          <text:p text:style-name="P14"><text:span text:style-name="T10">(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4;p51" draw:style-name="gr19" draw:text-style-name="P29" draw:layer="layout" svg:width="4.126cm" svg:height="1.429cm" svg:x="9.307cm" svg:y="8.363cm">
          <text:p/>
          <draw:enhanced-geometry draw:mirror-horizontal="false" draw:mirror-vertical="false" svg:viewBox="0 0 0 0" draw:text-areas="?f3 ?f3 ?f4 ?f5" draw:type="ooxml-flowChartAlternateProcess" draw:enhanced-path="M 0 ?f0 L ?f1 0 L ?f9 ?f2 L ?f0 ?f8 Z N" drawooo:enhanced-path="M 0 ?f0 G ?f0 ?f0 ?f10 ?f11 L ?f1 0 G ?f0 ?f0 ?f12 ?f13 L ?f9 ?f2 G ?f0 ?f0 ?f14 ?f15 L ?f0 ?f8 G ?f0 ?f0 ?f16 ?f17 Z N">
            <draw:equation draw:name="f0" draw:formula="min(logwidth,logheight)/6"/>
            <draw:equation draw:name="f1" draw:formula="logwidth+0-?f0 "/>
            <draw:equation draw:name="f2" draw:formula="logheight+0-?f0 "/>
            <draw:equation draw:name="f3" draw:formula="?f0 *29289/100000"/>
            <draw:equation draw:name="f4" draw:formula="logwidth+0-?f3 "/>
            <draw:equation draw:name="f5" draw:formula="logheight+0-?f3 "/>
            <draw:equation draw:name="f6" draw:formula="logwidth/2"/>
            <draw:equation draw:name="f7" draw:formula="logheight/2"/>
            <draw:equation draw:name="f8" draw:formula="logheight"/>
            <draw:equation draw:name="f9" draw:formula="logwidth"/>
            <draw:equation draw:name="f10" draw:formula="(10800000)/60000.0"/>
            <draw:equation draw:name="f11" draw:formula="(5400000)/60000.0"/>
            <draw:equation draw:name="f12" draw:formula="(16200000)/60000.0"/>
            <draw:equation draw:name="f13" draw:formula="(5400000)/60000.0"/>
            <draw:equation draw:name="f14" draw:formula="(0)/60000.0"/>
            <draw:equation draw:name="f15" draw:formula="(5400000)/60000.0"/>
            <draw:equation draw:name="f16" draw:formula="(5400000)/60000.0"/>
            <draw:equation draw:name="f17" draw:formula="(5400000)/60000.0"/>
          </draw:enhanced-geometry>
        </draw:custom-shape>
        <draw:custom-shape draw:name="Google Shape;345;p51" draw:style-name="gr18" draw:text-style-name="P28" draw:layer="layout" svg:width="3.316cm" svg:height="1.055cm" svg:x="9.693cm" svg:y="7.623cm">
          <text:p text:style-name="P14"><text:span text:style-name="T10">expression</text:span></text:p>
          <draw:enhanced-geometry draw:mirror-horizontal="false" draw:mirror-vertical="false" svg:viewBox="0 0 0 0" drawooo:sub-view-size="21600 21600" draw:text-areas="?f0 ?f2 ?f1 ?f3" draw:type="ooxml-flowChartTerminator" draw:enhanced-path="M 3475 0 L 18125 0 L 3475 21600 Z N" drawooo:enhanced-path="M 3475 0 L 18125 0 G 3475 10800 ?f8 ?f9 L 3475 21600 G 3475 10800 ?f10 ?f11 Z N">
            <draw:equation draw:name="f0" draw:formula="logwidth*1018/21600"/>
            <draw:equation draw:name="f1" draw:formula="logwidth*20582/21600"/>
            <draw:equation draw:name="f2" draw:formula="logheight*3163/21600"/>
            <draw:equation draw:name="f3" draw:formula="logheight*18437/21600"/>
            <draw:equation draw:name="f4" draw:formula="logwidth/2"/>
            <draw:equation draw:name="f5" draw:formula="logheight/2"/>
            <draw:equation draw:name="f6" draw:formula="logheight"/>
            <draw:equation draw:name="f7" draw:formula="logwidth"/>
            <draw:equation draw:name="f8" draw:formula="(16200000)/60000.0"/>
            <draw:equation draw:name="f9" draw:formula="(10800000)/60000.0"/>
            <draw:equation draw:name="f10" draw:formula="(5400000)/60000.0"/>
            <draw:equation draw:name="f11" draw:formula="(10800000)/60000.0"/>
          </draw:enhanced-geometry>
        </draw:custom-shape>
        <draw:custom-shape draw:name="Google Shape;346;p51" draw:style-name="gr18" draw:text-style-name="P28" draw:layer="layout" svg:width="1.03cm" svg:height="1.006cm" svg:x="14.848cm" svg:y="7.648cm">
          <text:p text:style-name="P14"><text:span text:style-name="T10">)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47;p51" draw:style-name="gr22" draw:text-style-name="P30" draw:layer="layout" svg:width="1.362cm" svg:height="0.001cm" svg:x="8.331cm" svg:y="8.1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8;p51" draw:style-name="gr22" draw:text-style-name="P30" draw:layer="layout" svg:width="1.837cm" svg:height="0.001cm" svg:x="13.01cm" svg:y="8.151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49;p51" draw:style-name="gr21" draw:text-style-name="P30" draw:layer="layout" svg:width="1.447cm" svg:height="0.001cm" draw:transform="rotate (-3.14159265358979) translate (13.315cm 9.76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0;p51" draw:style-name="gr22" draw:text-style-name="P30" draw:layer="layout" svg:width="1.617cm" svg:height="0.028cm" draw:transform="rotate (-3.14159265358979) translate (7.296cm 8.1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351;p51" draw:style-name="gr18" draw:text-style-name="P28" draw:layer="layout" svg:width="1.03cm" svg:height="1.006cm" svg:x="16.982cm" svg:y="4.992cm">
          <text:p text:style-name="P14"><text:span text:style-name="T10">,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2;p51" draw:style-name="gr18" draw:text-style-name="P28" draw:layer="layout" svg:width="1.03cm" svg:height="1.006cm" svg:x="10.836cm" svg:y="9.302cm">
          <text:p text:style-name="P14"><text:span text:style-name="T10">,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53;p51" draw:style-name="gr19" draw:text-style-name="P29" draw:layer="layout" svg:width="1.03cm" svg:height="1.081cm" svg:x="15.425cm" svg:y="8.186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54;p51" draw:style-name="gr23" draw:text-style-name="P30" draw:layer="layout" svg:width="0.001cm" svg:height="1.962cm" svg:x="16.456cm" svg:y="8.72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55;p51" draw:style-name="gr19" draw:text-style-name="P29" draw:layer="layout" svg:width="1.03cm" svg:height="1.081cm" draw:transform="rotate (-1.5707963267949) translate (16.481cm 10.064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g draw:name="Google Shape;356;p51">
          <draw:custom-shape draw:name="Google Shape;357;p51" draw:style-name="gr19" draw:text-style-name="P29" draw:layer="layout" svg:width="1.03cm" svg:height="1.081cm" svg:x="6.668cm" svg:y="8.151cm">
            <text:p/>
            <draw:enhanced-geometry draw:mirror-horizontal="tru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  <draw:custom-shape draw:name="Google Shape;358;p51" draw:style-name="gr23" draw:text-style-name="P30" draw:layer="layout" svg:width="0.001cm" svg:height="1.961cm" svg:x="6.663cm" svg:y="8.692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Google Shape;359;p51" draw:style-name="gr19" draw:text-style-name="P29" draw:layer="layout" svg:width="1.03cm" svg:height="1.081cm" draw:transform="rotate (-1.5707963267949) translate (7.72cm 10.028cm)">
            <text:p/>
            <draw:enhanced-geometry draw:mirror-horizontal="tru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  <draw:equation draw:name="f0" draw:formula="if(0-$0 ,0,if(21599999-$0 ,$0 ,21599999))"/>
              <draw:equation draw:name="f1" draw:formula="if(0-$1 ,0,if(21599999-$1 ,$1 ,21599999))"/>
              <draw:equation draw:name="f2" draw:formula="?f1 +0-?f0 "/>
              <draw:equation draw:name="f3" draw:formula="?f2 +21600000-0"/>
              <draw:equation draw:name="f4" draw:formula="if(?f2 ,?f2 ,?f3 )"/>
              <draw:equation draw:name="f5" draw:formula="logwidth/2"/>
              <draw:equation draw:name="f6" draw:formula="?f5 *sin(pi*(?f0 )/10800000)"/>
              <draw:equation draw:name="f7" draw:formula="logheight/2"/>
              <draw:equation draw:name="f8" draw:formula="?f7 *cos(pi*(?f0 )/10800000)"/>
              <draw:equation draw:name="f9" draw:formula="?f5 *(cos(atan2(?f6 ,?f8 )))"/>
              <draw:equation draw:name="f10" draw:formula="?f7 *(sin(atan2(?f6 ,?f8 )))"/>
              <draw:equation draw:name="f11" draw:formula="?f5 *sin(pi*(?f1 )/10800000)"/>
              <draw:equation draw:name="f12" draw:formula="?f7 *cos(pi*(?f1 )/10800000)"/>
              <draw:equation draw:name="f13" draw:formula="?f5 *(cos(atan2(?f11 ,?f12 )))"/>
              <draw:equation draw:name="f14" draw:formula="?f7 *(sin(atan2(?f11 ,?f12 )))"/>
              <draw:equation draw:name="f15" draw:formula="logwidth/2"/>
              <draw:equation draw:name="f16" draw:formula="?f15 +?f9 -0"/>
              <draw:equation draw:name="f17" draw:formula="logheight/2"/>
              <draw:equation draw:name="f18" draw:formula="?f17 +?f10 -0"/>
              <draw:equation draw:name="f19" draw:formula="?f15 +?f13 -0"/>
              <draw:equation draw:name="f20" draw:formula="?f17 +?f14 -0"/>
              <draw:equation draw:name="f21" draw:formula="21600000+0-?f0 "/>
              <draw:equation draw:name="f22" draw:formula="?f4 +0-?f21 "/>
              <draw:equation draw:name="f23" draw:formula="max(?f16 ,?f19 )"/>
              <draw:equation draw:name="f24" draw:formula="if(?f22 ,logwidth,?f23 )"/>
              <draw:equation draw:name="f25" draw:formula="5400000+0-?f0 "/>
              <draw:equation draw:name="f26" draw:formula="27000000+0-?f0 "/>
              <draw:equation draw:name="f27" draw:formula="if(?f25 ,?f25 ,?f26 )"/>
              <draw:equation draw:name="f28" draw:formula="?f4 +0-?f27 "/>
              <draw:equation draw:name="f29" draw:formula="max(?f18 ,?f20 )"/>
              <draw:equation draw:name="f30" draw:formula="if(?f28 ,logheight,?f29 )"/>
              <draw:equation draw:name="f31" draw:formula="10800000+0-?f0 "/>
              <draw:equation draw:name="f32" draw:formula="32400000+0-?f0 "/>
              <draw:equation draw:name="f33" draw:formula="if(?f31 ,?f31 ,?f32 )"/>
              <draw:equation draw:name="f34" draw:formula="?f4 +0-?f33 "/>
              <draw:equation draw:name="f35" draw:formula="min(?f16 ,?f19 )"/>
              <draw:equation draw:name="f36" draw:formula="if(?f34 ,0,?f35 )"/>
              <draw:equation draw:name="f37" draw:formula="16200000+0-?f0 "/>
              <draw:equation draw:name="f38" draw:formula="37800000+0-?f0 "/>
              <draw:equation draw:name="f39" draw:formula="if(?f37 ,?f37 ,?f38 )"/>
              <draw:equation draw:name="f40" draw:formula="?f4 +0-?f39 "/>
              <draw:equation draw:name="f41" draw:formula="min(?f18 ,?f20 )"/>
              <draw:equation draw:name="f42" draw:formula="if(?f40 ,0,?f41 )"/>
              <draw:equation draw:name="f43" draw:formula="?f0 +0-5400000"/>
              <draw:equation draw:name="f44" draw:formula="?f1 +5400000-0"/>
              <draw:equation draw:name="f45" draw:formula="(?f43 +?f44 )/2"/>
              <draw:equation draw:name="f46" draw:formula="(?f0 )/60000.0"/>
              <draw:equation draw:name="f47" draw:formula="(?f4 )/60000.0"/>
              <draw:equation draw:name="f48" draw:formula="(?f0 )/60000.0"/>
              <draw:equation draw:name="f49" draw:formula="(?f4 )/60000.0"/>
              <draw:handle draw:handle-position="?f16 ?f18"/>
              <draw:handle draw:handle-position="?f19 ?f20"/>
            </draw:enhanced-geometry>
          </draw:custom-shape>
        </draw:g>
        <draw:custom-shape draw:name="Google Shape;360;p51" draw:style-name="gr23" draw:text-style-name="P30" draw:layer="layout" svg:width="8.757cm" svg:height="0.035cm" svg:x="7.183cm" svg:y="11.05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1;p51" draw:style-name="gr21" draw:text-style-name="P30" draw:layer="layout" svg:width="2.315cm" svg:height="0.001cm" svg:x="15.941cm" svg:y="8.18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2;p51" draw:style-name="gr19" draw:text-style-name="P29" draw:layer="layout" svg:width="0.342cm" svg:height="0.392cm" svg:x="18.284cm" svg:y="7.99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3;p51" draw:style-name="gr18" draw:text-style-name="P28" draw:layer="layout" svg:width="1.03cm" svg:height="1.006cm" svg:x="10.836cm" svg:y="10.573cm">
          <text:p text:style-name="P14"><text:span text:style-name="T10">,</text:span></text:p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Google Shape;364;p51" draw:style-name="gr21" draw:text-style-name="P30" draw:layer="layout" svg:width="1.447cm" svg:height="0.001cm" draw:transform="rotate (-3.14159265358979) translate (13.315cm 11.07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5;p51" draw:style-name="gr23" draw:text-style-name="P30" draw:layer="layout" svg:width="1.383cm" svg:height="0.012cm" svg:x="21.787cm" svg:y="3.9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6;p51" draw:style-name="gr19" draw:text-style-name="P29" draw:layer="layout" svg:width="1.03cm" svg:height="1.081cm" svg:x="11.76cm" svg:y="3.929cm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67;p51" draw:style-name="gr23" draw:text-style-name="P30" draw:layer="layout" svg:width="0.001cm" svg:height="1.09cm" svg:x="12.791cm" svg:y="4.4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68;p51" draw:style-name="gr19" draw:text-style-name="P29" draw:layer="layout" svg:width="1.03cm" svg:height="1.081cm" draw:transform="rotate (-3.14159265358979) translate (13.822cm 6.102cm)">
          <text:p/>
          <draw:enhanced-geometry draw:mirror-horizontal="fals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69;p51" draw:style-name="gr19" draw:text-style-name="P29" draw:layer="layout" svg:width="1.03cm" svg:height="1.081cm" svg:x="21.972cm" svg:y="3.909cm">
          <text:p/>
          <draw:enhanced-geometry draw:mirror-horizontal="tru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70;p51" draw:style-name="gr23" draw:text-style-name="P30" draw:layer="layout" svg:width="0.001cm" svg:height="1.09cm" svg:x="21.972cm" svg:y="4.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371;p51" draw:style-name="gr19" draw:text-style-name="P29" draw:layer="layout" svg:width="1.03cm" svg:height="1.081cm" draw:transform="rotate (-3.14159265358979) translate (21.972cm 6.082cm)">
          <text:p/>
          <draw:enhanced-geometry draw:mirror-horizontal="true" draw:mirror-vertical="false" svg:viewBox="0 0 0 0" draw:text-areas="?f36 ?f42 ?f24 ?f30" draw:type="ooxml-arc" draw:modifiers="16200000 0" draw:enhanced-path="M ?f16 ?f18 L ?f15 ?f17 Z S N M ?f16 ?f18 F N" drawooo:enhanced-path="M ?f16 ?f18 G ?f5 ?f7 ?f46 ?f47 L ?f15 ?f17 Z S N M ?f16 ?f18 G ?f5 ?f7 ?f48 ?f49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Google Shape;372;p51" draw:style-name="gr22" draw:text-style-name="P30" draw:layer="layout" svg:width="8.149cm" svg:height="0.019cm" draw:transform="rotate (-3.14159265358979) translate (21.452cm 6.102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page-thumbnail draw:name="Google Shape;315;g8c3f4a91f6_0_12:notes" draw:style-name="gr1" draw:layer="layout" svg:width="16.932cm" svg:height="9.524cm" svg:x="1.059cm" svg:y="1.905cm" draw:page-number="39" presentation:class="page"/>
          <draw:frame draw:name="Google Shape;316;g8c3f4a91f6_0_12:notes" presentation:style-name="pr44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nserting Using SELECT" draw:style-name="dp3" draw:master-page-name="TITLE_5f_AND_5f_BODY" presentation:presentation-page-layout-name="AL2T1">
        <draw:frame draw:name="Google Shape;377;p52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I</text:span><text:span text:style-name="T4">n</text:span><text:span text:style-name="T4">s</text:span><text:span text:style-name="T4">e</text:span><text:span text:style-name="T4">r</text:span><text:span text:style-name="T4">t</text:span><text:span text:style-name="T4">i</text:span><text:span text:style-name="T4">n</text:span><text:span text:style-name="T4">g</text:span><text:span text:style-name="T4"> </text:span><text:span text:style-name="T4">U</text:span><text:span text:style-name="T4">s</text:span><text:span text:style-name="T4">i</text:span><text:span text:style-name="T4">n</text:span><text:span text:style-name="T4">g</text:span><text:span text:style-name="T4"> </text:span><text:span text:style-name="T4">S</text:span><text:span text:style-name="T4">E</text:span><text:span text:style-name="T4">L</text:span><text:span text:style-name="T4">E</text:span><text:span text:style-name="T4">C</text:span><text:span text:style-name="T4">T</text:span></text:p>
          </draw:text-box>
        </draw:frame>
        <draw:frame draw:name="Google Shape;378;p52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You can insert multiple rows from another table:</text:span></text:p>
            <text:p text:style-name="P10"><text:span text:style-name="T5"/></text:p>
            <text:p text:style-name="P10"><text:span text:style-name="T5"/></text:p>
            <text:p text:style-name="P10"><text:span text:style-name="T5"/></text:p>
            <text:p text:style-name="P10"><text:span text:style-name="T14">This command can be useful for restructuring data or </text:span><text:span text:style-name="T14">changing a table definition.</text:span></text:p>
          </draw:text-box>
        </draw:frame>
        <draw:custom-shape draw:name="Google Shape;379;p52" draw:style-name="gr4" draw:text-style-name="P17" draw:layer="layout" svg:width="23.562cm" svg:height="2.818cm" svg:x="0.919cm" svg:y="4.895cm">
          <text:p text:style-name="P14"><text:span text:style-name="T51">INSERT INTO invoices (res_id, total, invoice_date, paid)</text:span></text:p>
          <text:p text:style-name="P14"><text:span text:style-name="T51"><text:s text:c="2"/></text:span><text:span text:style-name="T51">AS SELECT booking_id, amount, invdate, complete</text:span></text:p>
          <text:p text:style-name="P14"><text:span text:style-name="T51"><text:s text:c="7"/></text:span><text:span text:style-name="T51">FROM old_invoices;</text:span></text:p>
          <text:p text:style-name="P14"><text:span text:style-name="T5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74;g8c3f4a91f6_0_70:notes" draw:style-name="gr1" draw:layer="layout" svg:width="16.932cm" svg:height="9.524cm" svg:x="1.059cm" svg:y="1.905cm" draw:page-number="40" presentation:class="page"/>
          <draw:frame draw:name="Google Shape;375;g8c3f4a91f6_0_70:notes" presentation:style-name="pr45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ercise:" draw:style-name="dp10" draw:master-page-name="TITLE_5f_AND_5f_BODY" presentation:presentation-page-layout-name="AL2T1">
        <draw:frame draw:name="Google Shape;384;p53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E</text:span><text:span text:style-name="T4">x</text:span><text:span text:style-name="T4">e</text:span><text:span text:style-name="T4">r</text:span><text:span text:style-name="T4">c</text:span><text:span text:style-name="T4">i</text:span><text:span text:style-name="T4">s</text:span><text:span text:style-name="T4">e</text:span><text:span text:style-name="T4">:</text:span></text:p>
          </draw:text-box>
        </draw:frame>
        <draw:frame draw:name="Google Shape;385;p53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0">
              <text:list-item>
                <text:p text:style-name="P7"><text:span text:style-name="T16">Insert yourself in the customers table. Query the table to check </text:span><text:span text:style-name="T16">your new data.</text:span></text:p>
              </text:list-item>
              <text:list-item>
                <text:p text:style-name="P7"><text:span text:style-name="T16">Insert a new room type of PENTHOUSE with a default rate of </text:span><text:span text:style-name="T16">285.00.</text:span></text:p>
              </text:list-item>
              <text:list-item>
                <text:p text:style-name="P7"><text:span text:style-name="T16">Add two new rooms, 501 and 502, of type PENTHOUSE and </text:span><text:span text:style-name="T16">set the rate to the same as the default for that room type.</text:span></text:p>
              </text:list-item>
              <text:list-item>
                <text:p text:style-name="P7"><text:span text:style-name="T16">Try to insert a reservation for a customer id that does not exist </text:span><text:span text:style-name="T16">in the `customers` table (for example ID `1000`). What is </text:span><text:span text:style-name="T16">happening and why?</text:span></text:p>
              </text:list-item>
            </text:list>
          </draw:text-box>
        </draw:frame>
        <presentation:notes draw:style-name="dp2">
          <draw:page-thumbnail draw:name="Google Shape;381;g8c3f4a91f6_0_121:notes" draw:style-name="gr1" draw:layer="layout" svg:width="16.932cm" svg:height="9.524cm" svg:x="1.059cm" svg:y="1.905cm" draw:page-number="41" presentation:class="page"/>
          <draw:frame draw:name="Google Shape;382;g8c3f4a91f6_0_121:notes" presentation:style-name="pr46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ummary" draw:style-name="dp3" draw:master-page-name="TITLE_5f_AND_5f_BODY" presentation:presentation-page-layout-name="AL2T1">
        <draw:frame draw:name="Google Shape;390;p54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S</text:span><text:span text:style-name="T4">u</text:span><text:span text:style-name="T4">m</text:span><text:span text:style-name="T4">m</text:span><text:span text:style-name="T4">a</text:span><text:span text:style-name="T4">r</text:span><text:span text:style-name="T4">y</text:span></text:p>
          </draw:text-box>
        </draw:frame>
        <draw:frame draw:name="Google Shape;391;p54" presentation:style-name="pr5" draw:text-style-name="P8" draw:layer="layout" svg:width="23.667cm" svg:height="9.489cm" svg:x="0.866cm" svg:y="3.201cm" presentation:class="outline" presentation:user-transformed="true">
          <draw:text-box>
            <text:p text:style-name="P10"><text:span text:style-name="T14">In this lesson you have learned</text:span></text:p>
            <text:list text:style-name="L11">
              <text:list-item>
                <text:p text:style-name="P10"><text:span text:style-name="T16">The structure of relational databases</text:span></text:p>
              </text:list-item>
              <text:list-item>
                <text:p text:style-name="P10"><text:span text:style-name="T16">The basics of using SQL to query a pre-existing database</text:span></text:p>
              </text:list-item>
              <text:list-item>
                <text:p text:style-name="P10"><text:span text:style-name="T16">How to control the sequence of columns in a query</text:span></text:p>
              </text:list-item>
              <text:list-item>
                <text:p text:style-name="P10"><text:span text:style-name="T16">How to control the order of rows returned from a query</text:span></text:p>
              </text:list-item>
              <text:list-item>
                <text:p text:style-name="P10"><text:span text:style-name="T16">How to restrict the rows to those that match some predicate</text:span></text:p>
              </text:list-item>
              <text:list-item>
                <text:p text:style-name="P10"><text:span text:style-name="T16">Various conditional operators used to construct predicates</text:span></text:p>
              </text:list-item>
              <text:list-item>
                <text:p text:style-name="P10"><text:span text:style-name="T16">Inserting new data into a table</text:span></text:p>
              </text:list-item>
            </text:list>
          </draw:text-box>
        </draw:frame>
        <presentation:notes draw:style-name="dp2">
          <draw:page-thumbnail draw:name="Google Shape;387;g47b45a08f3_0_13:notes" draw:style-name="gr1" draw:layer="layout" svg:width="16.932cm" svg:height="9.524cm" svg:x="1.059cm" svg:y="1.905cm" draw:page-number="42" presentation:class="page"/>
          <draw:frame draw:name="Google Shape;388;g47b45a08f3_0_13:notes" presentation:style-name="pr47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Homework" draw:style-name="dp3" draw:master-page-name="TITLE_5f_AND_5f_BODY" presentation:presentation-page-layout-name="AL2T1">
        <draw:frame draw:name="Google Shape;396;p55" presentation:style-name="pr4" draw:text-style-name="P6" draw:layer="layout" svg:width="23.667cm" svg:height="1.59cm" svg:x="0.866cm" svg:y="1.236cm" presentation:class="title" presentation:user-transformed="true">
          <draw:text-box>
            <text:p text:style-name="P4"><text:span text:style-name="T4">H</text:span><text:span text:style-name="T4">o</text:span><text:span text:style-name="T4">m</text:span><text:span text:style-name="T4">e</text:span><text:span text:style-name="T4">w</text:span><text:span text:style-name="T4">o</text:span><text:span text:style-name="T4">r</text:span><text:span text:style-name="T4">k</text:span></text:p>
          </draw:text-box>
        </draw:frame>
        <draw:frame draw:name="Google Shape;397;p55" presentation:style-name="pr5" draw:text-style-name="P8" draw:layer="layout" svg:width="23.667cm" svg:height="9.489cm" svg:x="0.866cm" svg:y="3.201cm" presentation:class="outline" presentation:user-transformed="true">
          <draw:text-box>
            <text:list text:style-name="L12">
              <text:list-item>
                <text:p text:style-name="P7"><text:span text:style-name="T52">See the instructions in the course notes for this week's homework</text:span></text:p>
              </text:list-item>
              <text:list-item>
                <text:p text:style-name="P7"><text:span text:style-name="T52">Complete the class exercises if you haven't yet finished them (most </text:span><text:span text:style-name="T52">people don't during the class)</text:span></text:p>
              </text:list-item>
              <text:list-item>
                <text:p text:style-name="P7"><text:span text:style-name="T52">Fork and clone the homework repository and create a new branch</text:span></text:p>
              </text:list-item>
              <text:list-item>
                <text:p text:style-name="P7"><text:span text:style-name="T52">Complete the mandatory tasks, 1-reading and 2-classes-db, for week-1</text:span></text:p>
              </text:list-item>
              <text:list-item>
                <text:p text:style-name="P7"><text:span text:style-name="T52">Submit your homework solutions by creating a pull request</text:span></text:p>
              </text:list-item>
            </text:list>
          </draw:text-box>
        </draw:frame>
        <presentation:notes draw:style-name="dp2">
          <draw:page-thumbnail draw:name="Google Shape;393;g443ab3c1b0_0_0:notes" draw:style-name="gr1" draw:layer="layout" svg:width="16.932cm" svg:height="9.524cm" svg:x="1.059cm" svg:y="1.905cm" draw:page-number="43" presentation:class="page"/>
          <draw:frame draw:name="Google Shape;394;g443ab3c1b0_0_0:notes" presentation:style-name="pr48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nd of Lesson" draw:style-name="dp3" draw:master-page-name="SECTION_5f_HEADER">
        <draw:frame draw:name="Google Shape;402;p56" presentation:style-name="pr49" draw:text-style-name="P31" draw:layer="layout" svg:width="23.667cm" svg:height="2.337cm" svg:x="0.866cm" svg:y="5.975cm" presentation:class="title" presentation:user-transformed="true">
          <draw:text-box>
            <text:p text:style-name="P1"><text:span text:style-name="T53">End </text:span><text:span text:style-name="T53">of </text:span><text:span text:style-name="T53">Les</text:span><text:span text:style-name="T53">son</text:span></text:p>
          </draw:text-box>
        </draw:frame>
        <presentation:notes draw:style-name="dp2">
          <draw:page-thumbnail draw:name="Google Shape;399;g367660fafc_0_133:notes" draw:style-name="gr1" draw:layer="layout" svg:width="16.932cm" svg:height="9.524cm" svg:x="1.059cm" svg:y="1.905cm" draw:page-number="44" presentation:class="page"/>
          <draw:frame draw:name="Google Shape;400;g367660fafc_0_133:notes" presentation:style-name="pr50" draw:text-style-name="P9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2" svg:font-family="Arial"/>
    <style:font-face style:name="Courier New" svg:font-family="'Courier New'"/>
    <style:font-face style:name="Arial" svg:font-family="Arial" style:font-pitch="variable"/>
    <style:font-face style:name="Courier New1" svg:font-family="'Courier New'" style:font-pitch="variable"/>
    <style:font-face style:name="DejaVu Sans" svg:font-family="'DejaVu Sans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Arial3" svg:font-family="Arial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dfe9fb" draw:end-color="#6e9be7" draw:start-intensity="100%" draw:end-intensity="100%" draw:angle="2250" draw:border="0%"/>
    <draw:gradient draw:name="msFillGradient_20_10" draw:display-name="msFillGradient 10" draw:style="linear" draw:start-color="#dfe9fb" draw:end-color="#6e9be7" draw:start-intensity="100%" draw:end-intensity="100%" draw:angle="2250" draw:border="0%"/>
    <draw:gradient draw:name="msFillGradient_20_2" draw:display-name="msFillGradient 2" draw:style="linear" draw:start-color="#dfe9fb" draw:end-color="#6e9be7" draw:start-intensity="100%" draw:end-intensity="100%" draw:angle="2250" draw:border="0%"/>
    <draw:gradient draw:name="msFillGradient_20_3" draw:display-name="msFillGradient 3" draw:style="linear" draw:start-color="#dfe9fb" draw:end-color="#6e9be7" draw:start-intensity="100%" draw:end-intensity="100%" draw:angle="2250" draw:border="0%"/>
    <draw:gradient draw:name="msFillGradient_20_4" draw:display-name="msFillGradient 4" draw:style="linear" draw:start-color="#fff6db" draw:end-color="#fad25c" draw:start-intensity="100%" draw:end-intensity="100%" draw:angle="2250" draw:border="0%"/>
    <draw:gradient draw:name="msFillGradient_20_5" draw:display-name="msFillGradient 5" draw:style="linear" draw:start-color="#fff6db" draw:end-color="#fad25c" draw:start-intensity="100%" draw:end-intensity="100%" draw:angle="2250" draw:border="0%"/>
    <draw:gradient draw:name="msFillGradient_20_6" draw:display-name="msFillGradient 6" draw:style="linear" draw:start-color="#fff6db" draw:end-color="#fad25c" draw:start-intensity="100%" draw:end-intensity="100%" draw:angle="2250" draw:border="0%"/>
    <draw:gradient draw:name="msFillGradient_20_7" draw:display-name="msFillGradient 7" draw:style="linear" draw:start-color="#fff6db" draw:end-color="#fad25c" draw:start-intensity="100%" draw:end-intensity="100%" draw:angle="2250" draw:border="0%"/>
    <draw:gradient draw:name="msFillGradient_20_8" draw:display-name="msFillGradient 8" draw:style="linear" draw:start-color="#fff6db" draw:end-color="#fad25c" draw:start-intensity="100%" draw:end-intensity="100%" draw:angle="2250" draw:border="0%"/>
    <draw:gradient draw:name="msFillGradient_20_9" draw:display-name="msFillGradient 9" draw:style="linear" draw:start-color="#fff6db" draw:end-color="#fad25c" draw:start-intensity="100%" draw:end-intensity="100%" draw:angle="2250" draw:border="0%"/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gradient" draw:fill-gradient-name="msFillGradient_20_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gradient" draw:fill-gradient-name="msFillGradient_20_3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background" style:display-name="SECTION_HEADER-background" style:family="presentation">
      <style:graphic-properties draw:stroke="none" draw:fill="gradient" draw:fill-gradient-name="msFillGradient_20_10"/>
      <style:text-properties style:letter-kerning="true"/>
    </style:style>
    <style:style style:name="SECTION_5f_HEADER-backgroundobjects" style:display-name="SECTION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HEADER-notes" style:display-name="SECTION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HEADER-outline1" style:display-name="SECTION_HEADER-outline1" style:family="presentation">
      <style:graphic-properties draw:stroke="none" draw:fill="none" draw:auto-grow-height="false" draw:fit-to-size="shrink-to-fit" style:shrink-to-fit="true">
        <text:list-style style:name="SECTION_5f_HEADER-outline1" style:display-name="SECTION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HEADER-outline2" style:display-name="SECTION_HEADER-outline2" style:family="presentation" style:parent-style-name="SECTION_5f_HEADER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3" style:display-name="SECTION_HEADER-outline3" style:family="presentation" style:parent-style-name="SECTION_5f_HEADER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4" style:display-name="SECTION_HEADER-outline4" style:family="presentation" style:parent-style-name="SECTION_5f_HEADER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ECTION_5f_HEADER-outline5" style:display-name="SECTION_HEADER-outline5" style:family="presentation" style:parent-style-name="SECTION_5f_HEADER-outline4">
      <style:paragraph-properties fo:margin-top="0.1cm" fo:margin-bottom="0cm"/>
      <style:text-properties fo:font-size="20pt" style:font-size-asian="20pt" style:font-size-complex="20pt"/>
    </style:style>
    <style:style style:name="SECTION_5f_HEADER-outline6" style:display-name="SECTION_HEADER-outline6" style:family="presentation" style:parent-style-name="SECTION_5f_HEADER-outline5">
      <style:paragraph-properties fo:margin-top="0.1cm" fo:margin-bottom="0cm"/>
      <style:text-properties fo:font-size="20pt" style:font-size-asian="20pt" style:font-size-complex="20pt"/>
    </style:style>
    <style:style style:name="SECTION_5f_HEADER-outline7" style:display-name="SECTION_HEADER-outline7" style:family="presentation" style:parent-style-name="SECTION_5f_HEADER-outline6">
      <style:paragraph-properties fo:margin-top="0.1cm" fo:margin-bottom="0cm"/>
      <style:text-properties fo:font-size="20pt" style:font-size-asian="20pt" style:font-size-complex="20pt"/>
    </style:style>
    <style:style style:name="SECTION_5f_HEADER-outline8" style:display-name="SECTION_HEADER-outline8" style:family="presentation" style:parent-style-name="SECTION_5f_HEADER-outline7">
      <style:paragraph-properties fo:margin-top="0.1cm" fo:margin-bottom="0cm"/>
      <style:text-properties fo:font-size="20pt" style:font-size-asian="20pt" style:font-size-complex="20pt"/>
    </style:style>
    <style:style style:name="SECTION_5f_HEADER-outline9" style:display-name="SECTION_HEADER-outline9" style:family="presentation" style:parent-style-name="SECTION_5f_HEADER-outline8">
      <style:paragraph-properties fo:margin-top="0.1cm" fo:margin-bottom="0cm"/>
      <style:text-properties fo:font-size="20pt" style:font-size-asian="20pt" style:font-size-complex="20pt"/>
    </style:style>
    <style:style style:name="SECTION_5f_HEADER-subtitle" style:display-name="SECTION_HEADER-subtitle" style:family="presentation">
      <style:graphic-properties draw:stroke="none" draw:fill="none" draw:textarea-vertical-align="middle">
        <text:list-style style:name="SECTION_5f_HEADER-subtitle" style:display-name="SECTION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HEADER-title" style:display-name="SECTION_HEADER-title" style:family="presentation">
      <style:graphic-properties draw:stroke="none" draw:fill="none" draw:textarea-vertical-align="middle">
        <text:list-style style:name="SECTION_5f_HEADER-title" style:display-name="SECTION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msFillGradient_20_1"/>
    </style:style>
    <style:style style:name="Mdp2" style:family="drawing-page">
      <style:drawing-page-properties draw:background-size="border" draw:fill="gradient" draw:fill-gradient-name="msFillGradient_20_3"/>
    </style:style>
    <style:style style:name="Mdp3" style:family="drawing-page">
      <style:drawing-page-properties draw:background-size="border" draw:fill="gradient" draw:fill-gradient-name="msFillGradient_20_10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SECTION_5f_HEADER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SECTION_5f_HEADER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SECTION_5f_HEADER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2" fo:font-size="10pt" fo:letter-spacing="normal" fo:language="en" fo:country="GB" fo:font-style="normal" style:text-underline-style="none" fo:font-weight="normal" style:font-name-asian="Arial2" style:font-size-asian="10pt" style:font-style-asian="normal" style:font-weight-asian="normal" style:font-name-complex="Arial2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4</text:page-number></text:span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44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4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44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4</text:page-number></text:span></text:p>
          </draw:text-box>
        </draw:frame>
      </presentation:notes>
    </style:master-page>
    <style:master-page style:name="SECTION_5f_HEADER" style:display-name="SECTION_HEADER" style:page-layout-name="PM1" draw:style-name="Mdp3">
      <draw:frame draw:name="Google Shape;14;p3" presentation:style-name="SECTION_5f_HEADER-title" draw:layer="backgroundobjects" svg:width="23.667cm" svg:height="2.337cm" svg:x="0.866cm" svg:y="5.975cm" presentation:class="title" presentation:placeholder="true" presentation:user-transformed="true">
        <draw:text-box/>
      </draw:frame>
      <draw:frame draw:name="Google Shape;15;p3" presentation:style-name="Mpr7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44</text:page-number></text:span></text:p>
        </draw:text-box>
      </draw:frame>
      <presentation:notes style:page-layout-name="PM2">
        <draw:page-thumbnail presentation:style-name="SECTION_5f_HEADER-title" draw:layer="backgroundobjects" svg:width="16.931cm" svg:height="9.524cm" svg:x="1.059cm" svg:y="1.93cm" presentation:class="page"/>
        <draw:frame presentation:style-name="SECTION_5f_HEADER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4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1-05T12:29:09.432678824</dc:date>
    <meta:editing-duration>PT25M47S</meta:editing-duration>
    <meta:editing-cycles>4</meta:editing-cycles>
    <meta:generator>LibreOffice/6.4.7.2$Linux_X86_64 LibreOffice_project/40$Build-2</meta:generator>
    <meta:document-statistic meta:object-count="301"/>
  </office:meta>
</office:document-meta>
</file>